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87.7mm"/>
    </style:style>
    <style:style style:name="co5" style:family="table-column">
      <style:table-column-properties fo:break-before="auto" style:column-width="16.03mm"/>
    </style:style>
    <style:style style:name="co6" style:family="table-column">
      <style:table-column-properties fo:break-before="auto" style:column-width="22.93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29.02mm"/>
    </style:style>
    <style:style style:name="co10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41.47mm"/>
    </style:style>
    <style:style style:name="co12" style:family="table-column">
      <style:table-column-properties fo:break-before="auto" style:column-width="27.92mm"/>
    </style:style>
    <style:style style:name="co13" style:family="table-column">
      <style:table-column-properties fo:break-before="auto" style:column-width="5.24mm"/>
    </style:style>
    <style:style style:name="co14" style:family="table-column">
      <style:table-column-properties fo:break-before="auto" style:column-width="58.4mm"/>
    </style:style>
    <style:style style:name="co15" style:family="table-column">
      <style:table-column-properties fo:break-before="auto" style:column-width="52.79mm"/>
    </style:style>
    <style:style style:name="co16" style:family="table-column">
      <style:table-column-properties fo:break-before="auto" style:column-width="32.0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60.71mm"/>
    </style:style>
    <style:style style:name="co19" style:family="table-column">
      <style:table-column-properties fo:break-before="auto" style:column-width="26.32mm"/>
    </style:style>
    <style:style style:name="co20" style:family="table-column">
      <style:table-column-properties fo:break-before="auto" style:column-width="9.1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8pt" style:font-size-asian="18pt" style:font-size-complex="18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5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wrap-option="wrap" style:vertical-align="middle"/>
    </style:style>
    <style:style style:name="ce46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47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wrap-option="wrap" style:vertical-align="middle"/>
    </style:style>
    <style:style style:name="ce5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5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6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/>
    </style:style>
    <style:style style:name="ce6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6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7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ff" fo:font-weight="normal" style:font-weight-asian="normal" style:font-weight-complex="normal"/>
    </style:style>
    <style:style style:name="ce7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2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73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6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7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2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113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86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8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8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mm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9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style:vertical-align="middle"/>
    </style:style>
    <style:style style:name="ce98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99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100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order-left="none" fo:border-right="0.06pt solid #000000" fo:border-top="none"/>
    </style:style>
    <style:style style:name="ce104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106" style:family="table-cell" style:parent-style-name="Default" style:data-style-name="N37">
      <style:table-cell-properties fo:border-bottom="none" fo:border-left="none" fo:border-right="0.06pt solid #000000" fo:border-top="none" style:vertical-align="middle"/>
    </style:style>
    <style:style style:name="ce107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2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style:vertical-align="middle"/>
      <style:text-properties fo:color="#ff0000"/>
    </style:style>
  </office:automatic-styles>
  <office:body>
    <office:spreadsheet>
      <table:calculation-settings table:automatic-find-labels="false"/>
      <table:table table:name="Orçamento" table:style-name="ta1"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ce45"/>
        <table:table-column table:style-name="co5" table:default-cell-style-name="ce19"/>
        <table:table-column table:style-name="co6" table:default-cell-style-name="ce57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97"/>
        <table:table-column table:style-name="co15" table:default-cell-style-name="ce97"/>
        <table:table-column table:style-name="co16" table:number-columns-repeated="2" table:default-cell-style-name="ce97"/>
        <table:table-column table:style-name="co17" table:default-cell-style-name="ce97"/>
        <table:table-column table:style-name="co17" table:number-columns-repeated="1005" table:default-cell-style-name="Default"/>
        <table:table-row table:style-name="ro1">
          <table:table-cell/>
          <table:table-cell table:style-name="ce2"/>
          <table:table-cell table:style-name="ce15"/>
          <table:table-cell table:style-name="ce2"/>
          <table:table-cell table:style-name="ce37"/>
          <table:table-cell table:style-name="ce54"/>
          <table:table-cell table:style-name="ce56"/>
          <table:table-cell table:style-name="ce54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Modelo de orçamento – habitação unifamiliar</text:p>
          </table:table-cell>
          <table:table-cell table:style-name="ce2"/>
          <table:table-cell table:style-name="ce37"/>
          <table:table-cell table:style-name="ce54"/>
          <table:table-cell table:style-name="ce56"/>
          <table:table-cell table:style-name="ce54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2">
          <table:table-cell/>
          <table:table-cell table:style-name="ce4"/>
          <table:table-cell table:style-name="ce17"/>
          <table:table-cell table:style-name="ce28"/>
          <table:table-cell table:style-name="ce39"/>
          <table:table-cell table:style-name="ce22"/>
          <table:table-cell table:style-name="ce58"/>
          <table:table-cell table:style-name="ce22" table:number-columns-repeated="7"/>
          <table:table-cell table:style-name="ce93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Projeto</text:p>
          </table:table-cell>
          <table:table-cell table:style-name="ce3"/>
          <table:table-cell table:style-name="ce40" office:value-type="string" calcext:value-type="string">
            <text:p>Projeto XXX</text:p>
          </table:table-cell>
          <table:table-cell table:number-columns-repeated="9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Endereço</text:p>
          </table:table-cell>
          <table:table-cell table:style-name="ce3"/>
          <table:table-cell table:style-name="ce40" office:value-type="string" calcext:value-type="string">
            <text:p>Rua tal, XX, cidade</text:p>
          </table:table-cell>
          <table:table-cell table:style-name="ce16" office:value-type="string" calcext:value-type="string">
            <text:p>link para google maps</text:p>
          </table:table-cell>
          <table:table-cell table:number-columns-repeated="8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Tipo de obra</text:p>
          </table:table-cell>
          <table:table-cell table:style-name="ce3"/>
          <table:table-cell table:style-name="ce40" office:value-type="string" calcext:value-type="string">
            <text:p>Construção nova</text:p>
          </table:table-cell>
          <table:table-cell table:number-columns-repeated="9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Data</text:p>
          </table:table-cell>
          <table:table-cell table:style-name="ce3"/>
          <table:table-cell table:style-name="ce40" office:value-type="string" calcext:value-type="string">
            <text:p>01.01.2016</text:p>
          </table:table-cell>
          <table:table-cell table:number-columns-repeated="9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Valor du CUB</text:p>
          </table:table-cell>
          <table:table-cell table:style-name="ce3"/>
          <table:table-cell table:style-name="ce41" office:value-type="currency" office:currency="BRL" office:value="1276.68" calcext:value-type="currency">
            <text:p>R$ 1,276.68</text:p>
          </table:table-cell>
          <table:table-cell table:style-name="ce16" office:value-type="string" calcext:value-type="string">
            <text:p><text:a xlink:href="http://www.sindusconsp.com.br/cub" xlink:type="simple">http://www.sindusconsp.com.br/cub</text:a></text:p>
          </table:table-cell>
          <table:table-cell table:number-columns-repeated="8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Origem dos preços</text:p>
          </table:table-cell>
          <table:table-cell table:style-name="ce3"/>
          <table:table-cell table:style-name="ce16" office:value-type="string" calcext:value-type="string">
            <text:p>Prefeitura de São Paulo 01/2016 CUB = R$ 1232.14</text:p>
          </table:table-cell>
          <table:table-cell table:style-name="ce16" office:value-type="string" calcext:value-type="string">
            <text:p><text:a xlink:href="http://www.prefeitura.sp.gov.br/cidade/secretarias/infraestrutura/tabelas_de_custos/index.php?p=215107" xlink:type="simple">http://www.prefeitura.sp.gov.br/cidade/secretarias/infraestrutura/tabelas_de_custos/index.php?p=215107</text:a></text:p>
          </table:table-cell>
          <table:table-cell table:number-columns-repeated="8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Autor da planilha</text:p>
          </table:table-cell>
          <table:table-cell table:style-name="ce3"/>
          <table:table-cell table:style-name="ce40" office:value-type="string" calcext:value-type="string">
            <text:p>Yorik van Havre</text:p>
          </table:table-cell>
          <table:table-cell table:style-name="ce16" office:value-type="string" calcext:value-type="string">
            <text:p><text:a xlink:href="mailto:yorik@uncreated.net" xlink:type="simple">yorik@uncreated.net</text:a></text:p>
          </table:table-cell>
          <table:table-cell table:number-columns-repeated="8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Área construida</text:p>
          </table:table-cell>
          <table:table-cell table:style-name="ce3"/>
          <table:table-cell table:style-name="ce42" office:value-type="float" office:value="50" calcext:value-type="float">
            <text:p>50.00 m²</text:p>
          </table:table-cell>
          <table:table-cell table:style-name="ce16"/>
          <table:table-cell table:number-columns-repeated="8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Arquivos BIM</text:p>
          </table:table-cell>
          <table:table-cell table:style-name="ce3"/>
          <table:table-cell table:style-name="ce38"/>
          <table:table-cell table:style-name="ce16" office:value-type="string" calcext:value-type="string">
            <text:p><text:a xlink:href="http://github.com/uncreatednet/casa-economica" xlink:type="simple">http://github.com/uncreatednet/casa-economica</text:a></text:p>
          </table:table-cell>
          <table:table-cell table:number-columns-repeated="8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style-name="ce43"/>
          <table:table-cell table:style-name="ce27"/>
          <table:table-cell table:style-name="ce59"/>
          <table:table-cell table:style-name="ce27" table:number-columns-repeated="7"/>
          <table:table-cell table:style-name="ce95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Resumo</text:p>
          </table:table-cell>
          <table:table-cell table:style-name="ce2"/>
          <table:table-cell table:style-name="ce37"/>
          <table:table-cell table:style-name="ce54"/>
          <table:table-cell table:style-name="ce56"/>
          <table:table-cell table:style-name="ce54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2">
          <table:table-cell/>
          <table:table-cell table:style-name="ce4"/>
          <table:table-cell table:style-name="ce17"/>
          <table:table-cell table:style-name="ce28"/>
          <table:table-cell table:style-name="ce39"/>
          <table:table-cell table:style-name="ce22"/>
          <table:table-cell table:style-name="ce58"/>
          <table:table-cell table:style-name="ce22" table:number-columns-repeated="7"/>
          <table:table-cell table:style-name="ce93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string" calcext:value-type="string">
            <text:p>Número</text:p>
          </table:table-cell>
          <table:table-cell table:style-name="ce3" office:value-type="string" calcext:value-type="string">
            <text:p>Seção</text:p>
          </table:table-cell>
          <table:table-cell table:style-name="ce38"/>
          <table:table-cell table:number-columns-repeated="2"/>
          <table:table-cell office:value-type="string" calcext:value-type="string">
            <text:p>Custo total</text:p>
          </table:table-cell>
          <table:table-cell office:value-type="string" calcext:value-type="string">
            <text:p>Porcentagem do tot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ão de obra</text:p>
          </table:table-cell>
          <table:table-cell office:value-type="string" calcext:value-type="string">
            <text:p>Proporção material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4"/>
          <table:table-cell table:style-name="ce87" table:number-columns-repeated="2"/>
          <table:table-cell table:number-columns-repeated="4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51]" office:value-type="float" office:value="1" calcext:value-type="float">
            <text:p>1</text:p>
          </table:table-cell>
          <table:table-cell table:style-name="ce3" table:formula="of:=[.D51]" office:value-type="string" office:string-value="Serviços iniciais" calcext:value-type="string">
            <text:p>Serviços iniciais</text:p>
          </table:table-cell>
          <table:table-cell table:style-name="ce38"/>
          <table:table-cell table:number-columns-repeated="2"/>
          <table:table-cell table:style-name="ce75" table:formula="of:=[.M62]" office:value-type="currency" office:currency="BRL" office:value="3695.54" calcext:value-type="currency">
            <text:p>R$ 3,695.54</text:p>
          </table:table-cell>
          <table:table-cell table:style-name="ce88" table:formula="of:=[.H21]/[.H34]" office:value-type="percentage" office:value="0.0600567262837236" calcext:value-type="percentage">
            <text:p>6.01%</text:p>
          </table:table-cell>
          <table:table-cell table:style-name="ce75" table:formula="of:=[.K62]" office:value-type="currency" office:currency="BRL" office:value="2040.3" calcext:value-type="currency">
            <text:p>R$ 2,040.30</text:p>
          </table:table-cell>
          <table:table-cell table:style-name="ce75" table:formula="of:=[.L62]" office:value-type="currency" office:currency="BRL" office:value="1655.24" calcext:value-type="currency">
            <text:p>R$ 1,655.24</text:p>
          </table:table-cell>
          <table:table-cell table:style-name="ce88" table:formula="of:=[.J21]/[.H21]" office:value-type="percentage" office:value="0.552097934266711" calcext:value-type="percentage">
            <text:p>55.21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64]" office:value-type="float" office:value="2" calcext:value-type="float">
            <text:p>2</text:p>
          </table:table-cell>
          <table:table-cell table:style-name="ce3" table:formula="of:=[.D64]" office:value-type="string" office:string-value="Terraplanagem" calcext:value-type="string">
            <text:p>Terraplanagem</text:p>
          </table:table-cell>
          <table:table-cell table:style-name="ce38"/>
          <table:table-cell table:number-columns-repeated="2"/>
          <table:table-cell table:style-name="ce75" table:formula="of:=[.M71]" office:value-type="currency" office:currency="BRL" office:value="525" calcext:value-type="currency">
            <text:p>R$ 525.00</text:p>
          </table:table-cell>
          <table:table-cell table:style-name="ce88" table:formula="of:=[.H22]/[.H34]" office:value-type="percentage" office:value="0.00853184684753917" calcext:value-type="percentage">
            <text:p>0.85%</text:p>
          </table:table-cell>
          <table:table-cell table:style-name="ce75" table:formula="of:=[.K71]" office:value-type="currency" office:currency="BRL" office:value="0" calcext:value-type="currency">
            <text:p>R$ 0.00</text:p>
          </table:table-cell>
          <table:table-cell table:style-name="ce75" table:formula="of:=[.L71]" office:value-type="currency" office:currency="BRL" office:value="525" calcext:value-type="currency">
            <text:p>R$ 525.00</text:p>
          </table:table-cell>
          <table:table-cell table:style-name="ce88" table:formula="of:=[.J22]/[.H22]" office:value-type="percentage" office:value="0" calcext:value-type="percentage">
            <text:p>0.00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73]" office:value-type="float" office:value="3" calcext:value-type="float">
            <text:p>3</text:p>
          </table:table-cell>
          <table:table-cell table:style-name="ce3" table:formula="of:=[.D73]" office:value-type="string" office:string-value="Fundações" calcext:value-type="string">
            <text:p>Fundações</text:p>
          </table:table-cell>
          <table:table-cell table:style-name="ce38"/>
          <table:table-cell table:number-columns-repeated="2"/>
          <table:table-cell table:style-name="ce75" table:formula="of:=[.M84]" office:value-type="currency" office:currency="BRL" office:value="9514.705131" calcext:value-type="currency">
            <text:p>R$ 9,514.71</text:p>
          </table:table-cell>
          <table:table-cell table:style-name="ce88" table:formula="of:=[.H23]/[.H34]" office:value-type="percentage" office:value="0.154624775194642" calcext:value-type="percentage">
            <text:p>15.46%</text:p>
          </table:table-cell>
          <table:table-cell table:style-name="ce75" table:formula="of:=[.K84]" office:value-type="currency" office:currency="BRL" office:value="4331.279661" calcext:value-type="currency">
            <text:p>R$ 4,331.28</text:p>
          </table:table-cell>
          <table:table-cell table:style-name="ce75" table:formula="of:=[.L84]" office:value-type="currency" office:currency="BRL" office:value="5183.42547" calcext:value-type="currency">
            <text:p>R$ 5,183.43</text:p>
          </table:table-cell>
          <table:table-cell table:style-name="ce88" table:formula="of:=[.J23]/[.H23]" office:value-type="percentage" office:value="0.455219536639995" calcext:value-type="percentage">
            <text:p>45.52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86]" office:value-type="float" office:value="4" calcext:value-type="float">
            <text:p>4</text:p>
          </table:table-cell>
          <table:table-cell table:style-name="ce3" table:formula="of:=[.D86]" office:value-type="string" office:string-value="Estrutura de concreto" calcext:value-type="string">
            <text:p>Estrutura de concreto</text:p>
          </table:table-cell>
          <table:table-cell table:style-name="ce38"/>
          <table:table-cell table:number-columns-repeated="2"/>
          <table:table-cell table:style-name="ce75" table:formula="of:=[.M94]" office:value-type="currency" office:currency="BRL" office:value="5106.57223744" calcext:value-type="currency">
            <text:p>R$ 5,106.57</text:p>
          </table:table-cell>
          <table:table-cell table:style-name="ce88" table:formula="of:=[.H24]/[.H34]" office:value-type="percentage" office:value="0.0829876042775876" calcext:value-type="percentage">
            <text:p>8.30%</text:p>
          </table:table-cell>
          <table:table-cell table:style-name="ce75" table:formula="of:=[.K94]" office:value-type="currency" office:currency="BRL" office:value="3663.44643744" calcext:value-type="currency">
            <text:p>R$ 3,663.45</text:p>
          </table:table-cell>
          <table:table-cell table:style-name="ce75" table:formula="of:=[.L94]" office:value-type="currency" office:currency="BRL" office:value="1443.1258" calcext:value-type="currency">
            <text:p>R$ 1,443.13</text:p>
          </table:table-cell>
          <table:table-cell table:style-name="ce88" table:formula="of:=[.J24]/[.H24]" office:value-type="percentage" office:value="0.717398338278779" calcext:value-type="percentage">
            <text:p>71.74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96]" office:value-type="float" office:value="5" calcext:value-type="float">
            <text:p>5</text:p>
          </table:table-cell>
          <table:table-cell table:style-name="ce3" table:formula="of:=[.D96]" office:value-type="string" office:string-value="Alvenaria" calcext:value-type="string">
            <text:p>Alvenaria</text:p>
          </table:table-cell>
          <table:table-cell table:style-name="ce38"/>
          <table:table-cell table:number-columns-repeated="2"/>
          <table:table-cell table:style-name="ce75" table:formula="of:=[.M106]" office:value-type="currency" office:currency="BRL" office:value="8245.98823292418" calcext:value-type="currency">
            <text:p>R$ 8,245.99</text:p>
          </table:table-cell>
          <table:table-cell table:style-name="ce88" table:formula="of:=[.H25]/[.H34]" office:value-type="percentage" office:value="0.134006683256989" calcext:value-type="percentage">
            <text:p>13.40%</text:p>
          </table:table-cell>
          <table:table-cell table:style-name="ce75" table:formula="of:=[.K106]" office:value-type="currency" office:currency="BRL" office:value="5087.23918014864" calcext:value-type="currency">
            <text:p>R$ 5,087.24</text:p>
          </table:table-cell>
          <table:table-cell table:style-name="ce75" table:formula="of:=[.L106]" office:value-type="currency" office:currency="BRL" office:value="3158.74905277554" calcext:value-type="currency">
            <text:p>R$ 3,158.75</text:p>
          </table:table-cell>
          <table:table-cell table:style-name="ce88" table:formula="of:=[.J25]/[.H25]" office:value-type="percentage" office:value="0.616935052106497" calcext:value-type="percentage">
            <text:p>61.69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08]" office:value-type="float" office:value="6" calcext:value-type="float">
            <text:p>6</text:p>
          </table:table-cell>
          <table:table-cell table:style-name="ce3" table:formula="of:=[.D108]" office:value-type="string" office:string-value="Coberturas e impermeabilização" calcext:value-type="string">
            <text:p>Coberturas e impermeabilização</text:p>
          </table:table-cell>
          <table:table-cell table:style-name="ce38"/>
          <table:table-cell table:number-columns-repeated="2"/>
          <table:table-cell table:style-name="ce75" table:formula="of:=[.M119]" office:value-type="currency" office:currency="BRL" office:value="3885.7003282" calcext:value-type="currency">
            <text:p>R$ 3,885.70</text:p>
          </table:table-cell>
          <table:table-cell table:style-name="ce88" table:formula="of:=[.H26]/[.H34]" office:value-type="percentage" office:value="0.0631470478012097" calcext:value-type="percentage">
            <text:p>6.31%</text:p>
          </table:table-cell>
          <table:table-cell table:style-name="ce75" table:formula="of:=[.K119]" office:value-type="currency" office:currency="BRL" office:value="2377.43392792" calcext:value-type="currency">
            <text:p>R$ 2,377.43</text:p>
          </table:table-cell>
          <table:table-cell table:style-name="ce75" table:formula="of:=[.L119]" office:value-type="currency" office:currency="BRL" office:value="1508.26640028" calcext:value-type="currency">
            <text:p>R$ 1,508.27</text:p>
          </table:table-cell>
          <table:table-cell table:style-name="ce88" table:formula="of:=[.J26]/[.H26]" office:value-type="percentage" office:value="0.611841811543227" calcext:value-type="percentage">
            <text:p>61.18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21]" office:value-type="float" office:value="7" calcext:value-type="float">
            <text:p>7</text:p>
          </table:table-cell>
          <table:table-cell table:style-name="ce3" table:formula="of:=[.D121]" office:value-type="string" office:string-value="Pisos e rodapés" calcext:value-type="string">
            <text:p>Pisos e rodapés</text:p>
          </table:table-cell>
          <table:table-cell table:style-name="ce38"/>
          <table:table-cell table:number-columns-repeated="2"/>
          <table:table-cell table:style-name="ce75" table:formula="of:=[.M132]" office:value-type="currency" office:currency="BRL" office:value="2979.9527257" calcext:value-type="currency">
            <text:p>R$ 2,979.95</text:p>
          </table:table-cell>
          <table:table-cell table:style-name="ce88" table:formula="of:=[.H27]/[.H34]" office:value-type="percentage" office:value="0.0484276195591987" calcext:value-type="percentage">
            <text:p>4.84%</text:p>
          </table:table-cell>
          <table:table-cell table:style-name="ce75" table:formula="of:=[.K132]" office:value-type="currency" office:currency="BRL" office:value="1259.5000993" calcext:value-type="currency">
            <text:p>R$ 1,259.50</text:p>
          </table:table-cell>
          <table:table-cell table:style-name="ce75" table:formula="of:=[.L132]" office:value-type="currency" office:currency="BRL" office:value="1720.4526264" calcext:value-type="currency">
            <text:p>R$ 1,720.45</text:p>
          </table:table-cell>
          <table:table-cell table:style-name="ce88" table:formula="of:=[.J27]/[.H27]" office:value-type="percentage" office:value="0.422657745016455" calcext:value-type="percentage">
            <text:p>42.27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34]" office:value-type="float" office:value="8" calcext:value-type="float">
            <text:p>8</text:p>
          </table:table-cell>
          <table:table-cell table:style-name="ce3" table:formula="of:=[.D134]" office:value-type="string" office:string-value="Portas e janelas" calcext:value-type="string">
            <text:p>Portas e janelas</text:p>
          </table:table-cell>
          <table:table-cell table:style-name="ce38"/>
          <table:table-cell table:number-columns-repeated="2"/>
          <table:table-cell table:style-name="ce75" table:formula="of:=[.M142]" office:value-type="currency" office:currency="BRL" office:value="5172.2924" calcext:value-type="currency">
            <text:p>R$ 5,172.29</text:p>
          </table:table-cell>
          <table:table-cell table:style-name="ce88" table:formula="of:=[.H28]/[.H34]" office:value-type="percentage" office:value="0.0840556316333158" calcext:value-type="percentage">
            <text:p>8.41%</text:p>
          </table:table-cell>
          <table:table-cell table:style-name="ce75" table:formula="of:=[.K142]" office:value-type="currency" office:currency="BRL" office:value="4342.93" calcext:value-type="currency">
            <text:p>R$ 4,342.93</text:p>
          </table:table-cell>
          <table:table-cell table:style-name="ce75" table:formula="of:=[.L142]" office:value-type="currency" office:currency="BRL" office:value="829.3624" calcext:value-type="currency">
            <text:p>R$ 829.36</text:p>
          </table:table-cell>
          <table:table-cell table:style-name="ce88" table:formula="of:=[.J28]/[.H28]" office:value-type="percentage" office:value="0.839652839425706" calcext:value-type="percentage">
            <text:p>83.97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44]" office:value-type="float" office:value="9" calcext:value-type="float">
            <text:p>9</text:p>
          </table:table-cell>
          <table:table-cell table:style-name="ce3" table:formula="of:=[.D144]" office:value-type="string" office:string-value="Revestimentos e pinturas" calcext:value-type="string">
            <text:p>Revestimentos e pinturas</text:p>
          </table:table-cell>
          <table:table-cell table:style-name="ce38"/>
          <table:table-cell table:number-columns-repeated="2"/>
          <table:table-cell table:style-name="ce75" table:formula="of:=[.M156]" office:value-type="currency" office:currency="BRL" office:value="8087.38413101146" calcext:value-type="currency">
            <text:p>R$ 8,087.38</text:p>
          </table:table-cell>
          <table:table-cell table:style-name="ce88" table:formula="of:=[.H29]/[.H34]" office:value-type="percentage" office:value="0.131429186291445" calcext:value-type="percentage">
            <text:p>13.14%</text:p>
          </table:table-cell>
          <table:table-cell table:style-name="ce75" table:formula="of:=[.K156]" office:value-type="currency" office:currency="BRL" office:value="2595.9087762411" calcext:value-type="currency">
            <text:p>R$ 2,595.91</text:p>
          </table:table-cell>
          <table:table-cell table:style-name="ce75" table:formula="of:=[.L156]" office:value-type="currency" office:currency="BRL" office:value="5491.47535477036" calcext:value-type="currency">
            <text:p>R$ 5,491.48</text:p>
          </table:table-cell>
          <table:table-cell table:style-name="ce88" table:formula="of:=[.J29]/[.H29]" office:value-type="percentage" office:value="0.320982499926888" calcext:value-type="percentage">
            <text:p>32.10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58]" office:value-type="float" office:value="10" calcext:value-type="float">
            <text:p>10</text:p>
          </table:table-cell>
          <table:table-cell table:style-name="ce3" table:formula="of:=[.D158]" office:value-type="string" office:string-value="Instalações hidrossanitárias" calcext:value-type="string">
            <text:p>Instalações hidrossanitárias</text:p>
          </table:table-cell>
          <table:table-cell table:style-name="ce38"/>
          <table:table-cell table:number-columns-repeated="2"/>
          <table:table-cell table:style-name="ce75" table:formula="of:=[.M178]" office:value-type="currency" office:currency="BRL" office:value="5467.38601653195" calcext:value-type="currency">
            <text:p>R$ 5,467.39</text:p>
          </table:table-cell>
          <table:table-cell table:style-name="ce88" table:formula="of:=[.H30]/[.H34]" office:value-type="percentage" office:value="0.0888512383798626" calcext:value-type="percentage">
            <text:p>8.89%</text:p>
          </table:table-cell>
          <table:table-cell table:style-name="ce75" table:formula="of:=[.K178]" office:value-type="currency" office:currency="BRL" office:value="3092.36243099508" calcext:value-type="currency">
            <text:p>R$ 3,092.36</text:p>
          </table:table-cell>
          <table:table-cell table:style-name="ce75" table:formula="of:=[.L178]" office:value-type="currency" office:currency="BRL" office:value="2375.02358553687" calcext:value-type="currency">
            <text:p>R$ 2,375.02</text:p>
          </table:table-cell>
          <table:table-cell table:style-name="ce88" table:formula="of:=[.J30]/[.H30]" office:value-type="percentage" office:value="0.565601627842735" calcext:value-type="percentage">
            <text:p>56.56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80]" office:value-type="float" office:value="11" calcext:value-type="float">
            <text:p>11</text:p>
          </table:table-cell>
          <table:table-cell table:style-name="ce3" table:formula="of:=[.D180]" office:value-type="string" office:string-value="Instalações elétricas" calcext:value-type="string">
            <text:p>Instalações elétricas</text:p>
          </table:table-cell>
          <table:table-cell table:style-name="ce38"/>
          <table:table-cell table:number-columns-repeated="2"/>
          <table:table-cell table:style-name="ce75" table:formula="of:=[.M200]" office:value-type="currency" office:currency="BRL" office:value="8223.63539675974" calcext:value-type="currency">
            <text:p>R$ 8,223.64</text:p>
          </table:table-cell>
          <table:table-cell table:style-name="ce88" table:formula="of:=[.H31]/[.H34]" office:value-type="percentage" office:value="0.13364342425744" calcext:value-type="percentage">
            <text:p>13.36%</text:p>
          </table:table-cell>
          <table:table-cell table:style-name="ce75" table:formula="of:=[.K200]" office:value-type="currency" office:currency="BRL" office:value="3104.93350480707" calcext:value-type="currency">
            <text:p>R$ 3,104.93</text:p>
          </table:table-cell>
          <table:table-cell table:style-name="ce75" table:formula="of:=[.L200]" office:value-type="currency" office:currency="BRL" office:value="5118.70189195267" calcext:value-type="currency">
            <text:p>R$ 5,118.70</text:p>
          </table:table-cell>
          <table:table-cell table:style-name="ce88" table:formula="of:=[.J31]/[.H31]" office:value-type="percentage" office:value="0.377562155300619" calcext:value-type="percentage">
            <text:p>37.76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202]" office:value-type="float" office:value="12" calcext:value-type="float">
            <text:p>12</text:p>
          </table:table-cell>
          <table:table-cell table:style-name="ce3" table:formula="of:=[.D202]" office:value-type="string" office:string-value="Serviços complementares" calcext:value-type="string">
            <text:p>Serviços complementares</text:p>
          </table:table-cell>
          <table:table-cell table:style-name="ce38"/>
          <table:table-cell table:number-columns-repeated="2"/>
          <table:table-cell table:style-name="ce75" table:formula="of:=[.M206]" office:value-type="currency" office:currency="BRL" office:value="630" calcext:value-type="currency">
            <text:p>R$ 630.00</text:p>
          </table:table-cell>
          <table:table-cell table:style-name="ce88" table:formula="of:=[.H32]/[.H34]" office:value-type="percentage" office:value="0.010238216217047" calcext:value-type="percentage">
            <text:p>1.02%</text:p>
          </table:table-cell>
          <table:table-cell table:style-name="ce75" table:formula="of:=[.K206]" office:value-type="currency" office:currency="BRL" office:value="0" calcext:value-type="currency">
            <text:p>R$ 0.00</text:p>
          </table:table-cell>
          <table:table-cell table:style-name="ce75" table:formula="of:=[.L206]" office:value-type="currency" office:currency="BRL" office:value="630" calcext:value-type="currency">
            <text:p>R$ 630.00</text:p>
          </table:table-cell>
          <table:table-cell table:style-name="ce88" table:formula="of:=[.J32]/[.H32]" office:value-type="percentage" office:value="0" calcext:value-type="percentage">
            <text:p>0.00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5"/>
          <table:table-cell table:style-name="ce88"/>
          <table:table-cell table:style-name="ce75" table:number-columns-repeated="2"/>
          <table:table-cell table:style-name="ce88"/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3">
          <table:table-cell/>
          <table:table-cell table:style-name="ce7"/>
          <table:table-cell table:style-name="ce20"/>
          <table:table-cell table:style-name="ce21" office:value-type="string" calcext:value-type="string">
            <text:p>Total</text:p>
          </table:table-cell>
          <table:table-cell table:style-name="ce44"/>
          <table:table-cell table:style-name="ce20"/>
          <table:table-cell table:style-name="ce60"/>
          <table:table-cell table:style-name="ce76" table:formula="of:=SUM([.H21:.H32])" office:value-type="currency" office:currency="BRL" office:value="61534.1565995673" calcext:value-type="currency">
            <text:p>R$ 61,534.16</text:p>
          </table:table-cell>
          <table:table-cell table:style-name="ce89" office:value-type="percentage" office:value="1" calcext:value-type="percentage">
            <text:p>100.00%</text:p>
          </table:table-cell>
          <table:table-cell table:style-name="ce78" table:formula="of:=SUM([.J21:.J32])" office:value-type="currency" office:currency="BRL" office:value="31895.3340178519" calcext:value-type="currency">
            <text:p>R$ 31,895.33</text:p>
          </table:table-cell>
          <table:table-cell table:style-name="ce78" table:formula="of:=SUM([.K21:.K32])" office:value-type="currency" office:currency="BRL" office:value="29638.8225817154" calcext:value-type="currency">
            <text:p>R$ 29,638.82</text:p>
          </table:table-cell>
          <table:table-cell table:style-name="ce91"/>
          <table:table-cell table:style-name="ce20" table:number-columns-repeated="2"/>
          <table:table-cell table:style-name="ce96"/>
          <table:table-cell table:style-name="ce108" table:number-columns-repeated="4"/>
          <table:table-cell table:style-name="ce21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2"/>
          <table:table-cell table:style-name="ce77" table:number-columns-repeated="2"/>
          <table:table-cell table:style-name="ce75" table:number-columns-repeated="2"/>
          <table:table-cell table:style-name="ce77"/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 office:value-type="string" calcext:value-type="string">
            <text:p>Custo por metro quadrado</text:p>
          </table:table-cell>
          <table:table-cell table:style-name="ce38"/>
          <table:table-cell table:number-columns-repeated="2"/>
          <table:table-cell table:style-name="ce78" table:formula="of:=[.H34]/[.E12]" office:value-type="currency" office:currency="BRL" office:value="1230.68313199135" calcext:value-type="currency">
            <text:p>R$ 1,230.68</text:p>
          </table:table-cell>
          <table:table-cell table:style-name="ce77"/>
          <table:table-cell table:style-name="ce75" table:number-columns-repeated="2"/>
          <table:table-cell table:style-name="ce77"/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4"/>
          <table:table-cell table:style-name="ce74" table:number-columns-repeated="2"/>
          <table:table-cell table:number-columns-repeated="3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Imprevistos</text:p>
          </table:table-cell>
          <table:table-cell table:style-name="ce38"/>
          <table:table-cell table:number-columns-repeated="2"/>
          <table:table-cell table:style-name="ce75" table:formula="of:=[.H34]*[.I38]" office:value-type="currency" office:currency="BRL" office:value="9230.1234899351" calcext:value-type="currency">
            <text:p>R$ 9,230.12</text:p>
          </table:table-cell>
          <table:table-cell table:style-name="ce87" office:value-type="percentage" office:value="0.15" calcext:value-type="percentage">
            <text:p>15.00%</text:p>
          </table:table-cell>
          <table:table-cell table:style-name="ce74" table:number-columns-repeated="2"/>
          <table:table-cell table:number-columns-repeated="3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BDI</text:p>
          </table:table-cell>
          <table:table-cell table:style-name="ce38"/>
          <table:table-cell table:number-columns-repeated="2"/>
          <table:table-cell table:style-name="ce75" table:formula="of:=[.H34]*[.I39]" office:value-type="currency" office:currency="BRL" office:value="18460.2469798702" calcext:value-type="currency">
            <text:p>R$ 18,460.25</text:p>
          </table:table-cell>
          <table:table-cell table:style-name="ce87" office:value-type="percentage" office:value="0.3" calcext:value-type="percentage">
            <text:p>30.00%</text:p>
          </table:table-cell>
          <table:table-cell table:style-name="ce74" table:number-columns-repeated="2"/>
          <table:table-cell table:number-columns-repeated="3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5"/>
          <table:table-cell table:style-name="ce87"/>
          <table:table-cell table:style-name="ce74" table:number-columns-repeated="2"/>
          <table:table-cell table:number-columns-repeated="3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3">
          <table:table-cell/>
          <table:table-cell table:style-name="ce5"/>
          <table:table-cell table:style-name="ce16"/>
          <table:table-cell table:style-name="ce21" office:value-type="string" calcext:value-type="string">
            <text:p>Total construtora</text:p>
          </table:table-cell>
          <table:table-cell table:style-name="ce38"/>
          <table:table-cell table:number-columns-repeated="2"/>
          <table:table-cell table:style-name="ce76" table:formula="of:=[.H34]+[.H38]+[.H39]" office:value-type="currency" office:currency="BRL" office:value="89224.5270693726" calcext:value-type="currency">
            <text:p>R$ 89,224.53</text:p>
          </table:table-cell>
          <table:table-cell/>
          <table:table-cell table:style-name="ce74" table:number-columns-repeated="2"/>
          <table:table-cell table:number-columns-repeated="3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9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3">
          <table:table-cell/>
          <table:table-cell table:style-name="ce7"/>
          <table:table-cell table:style-name="ce21"/>
          <table:table-cell table:style-name="ce21" office:value-type="string" calcext:value-type="string">
            <text:p>Terreno</text:p>
          </table:table-cell>
          <table:table-cell table:style-name="ce21" table:number-columns-repeated="3"/>
          <table:table-cell table:style-name="ce79" office:value-type="currency" office:currency="BRL" office:value="50000" calcext:value-type="currency">
            <text:p>R$ 50,000.00</text:p>
          </table:table-cell>
          <table:table-cell table:style-name="ce90" office:value-type="string" calcext:value-type="string">
            <text:p>preço por m²:</text:p>
          </table:table-cell>
          <table:table-cell table:style-name="ce78" table:formula="of:=[.H43]/[.E12]" office:value-type="currency" office:currency="BRL" office:value="1000" calcext:value-type="currency">
            <text:p>R$ 1,000.00</text:p>
          </table:table-cell>
          <table:table-cell table:style-name="ce21" table:number-columns-repeated="2"/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style-name="ce43"/>
          <table:table-cell table:style-name="ce27"/>
          <table:table-cell table:style-name="ce59"/>
          <table:table-cell table:style-name="ce27" table:number-columns-repeated="7"/>
          <table:table-cell table:style-name="ce95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Discriminação</text:p>
          </table:table-cell>
          <table:table-cell table:style-name="ce2"/>
          <table:table-cell table:style-name="ce37"/>
          <table:table-cell table:style-name="ce54"/>
          <table:table-cell table:style-name="ce56"/>
          <table:table-cell table:style-name="ce54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/>
          <table:table-cell table:style-name="ce22"/>
          <table:table-cell table:style-name="ce30"/>
          <table:table-cell table:style-name="ce46"/>
          <table:table-cell table:style-name="ce22"/>
          <table:table-cell table:style-name="ce58"/>
          <table:table-cell table:style-name="ce22" table:number-columns-repeated="7"/>
          <table:table-cell table:style-name="ce98"/>
          <table:table-cell table:number-columns-repeated="1009"/>
        </table:table-row>
        <table:table-row table:style-name="ro2">
          <table:table-cell/>
          <table:table-cell table:style-name="ce9"/>
          <table:table-cell office:value-type="string" calcext:value-type="string">
            <text:p>Número</text:p>
          </table:table-cell>
          <table:table-cell office:value-type="string" calcext:value-type="string">
            <text:p>Seçã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usto unitário material</text:p>
          </table:table-cell>
          <table:table-cell office:value-type="string" calcext:value-type="string">
            <text:p>Custo unitário mão de obra</text:p>
          </table:table-cell>
          <table:table-cell office:value-type="string" calcext:value-type="string">
            <text:p>Custo unitário</text:p>
          </table:table-cell>
          <table:table-cell office:value-type="string" calcext:value-type="string">
            <text:p>Custo total material</text:p>
          </table:table-cell>
          <table:table-cell office:value-type="string" calcext:value-type="string">
            <text:p>Custo total mão de obra</text:p>
          </table:table-cell>
          <table:table-cell office:value-type="string" calcext:value-type="string">
            <text:p>Custo total</text:p>
          </table:table-cell>
          <table:table-cell/>
          <table:table-cell table:style-name="ce99" office:value-type="string" calcext:value-type="string">
            <text:p>Origem do custo / observações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31" office:value-type="string" calcext:value-type="string">
            <text:p>Serviços iniciai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3"/>
          <table:table-cell table:style-name="ce113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3"/>
          <table:table-cell table:style-name="ce113"/>
          <table:table-cell table:style-name="ce32" table:number-columns-repeated="1005"/>
        </table:table-row>
        <table:table-row table:style-name="ro4">
          <table:table-cell/>
          <table:table-cell table:style-name="ce9"/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Limpeza do terreno com retirada da vegetação quando necessário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2]"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9" calcext:value-type="currency">
            <text:p>R$ 9.00</text:p>
          </table:table-cell>
          <table:table-cell table:style-name="ce74" table:formula="of:=[.H53]+[.I53]" office:value-type="currency" office:currency="BRL" office:value="9" calcext:value-type="currency">
            <text:p>R$ 9.00</text:p>
          </table:table-cell>
          <table:table-cell table:style-name="ce74" table:formula="of:=[.G53]*[.H53]" office:value-type="currency" office:currency="BRL" office:value="0" calcext:value-type="currency">
            <text:p>R$ 0.00</text:p>
          </table:table-cell>
          <table:table-cell table:style-name="ce74" table:formula="of:=[.G53]*[.I53]" office:value-type="currency" office:currency="BRL" office:value="630" calcext:value-type="currency">
            <text:p>R$ 630.00</text:p>
          </table:table-cell>
          <table:table-cell table:style-name="ce74" table:formula="of:=[.K53]+[.L53]" office:value-type="currency" office:currency="BRL" office:value="630" calcext:value-type="currency">
            <text:p>R$ 630.00</text:p>
          </table:table-cell>
          <table:table-cell table:style-name="ce74"/>
          <table:table-cell table:style-name="ce99" office:value-type="string" calcext:value-type="string">
            <text:p>PMSP <text:s text:c="7"/>17-04-01</text:p>
          </table:table-cell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Locações de material de obra (betoneira)</text:p>
          </table:table-cell>
          <table:table-cell office:value-type="string" calcext:value-type="string">
            <text:p>mes</text:p>
          </table:table-cell>
          <table:table-cell office:value-type="float" office:value="6" calcext:value-type="float">
            <text:p>6.00</text:p>
          </table:table-cell>
          <table:table-cell table:style-name="ce74" office:value-type="currency" office:currency="BRL" office:value="150" calcext:value-type="currency">
            <text:p>R$ 15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54]+[.I54]" office:value-type="currency" office:currency="BRL" office:value="150" calcext:value-type="currency">
            <text:p>R$ 150.00</text:p>
          </table:table-cell>
          <table:table-cell table:style-name="ce74" table:formula="of:=[.G54]*[.H54]" office:value-type="currency" office:currency="BRL" office:value="900" calcext:value-type="currency">
            <text:p>R$ 900.00</text:p>
          </table:table-cell>
          <table:table-cell table:style-name="ce74" table:formula="of:=[.G54]*[.I54]" office:value-type="currency" office:currency="BRL" office:value="0" calcext:value-type="currency">
            <text:p>R$ 0.00</text:p>
          </table:table-cell>
          <table:table-cell table:style-name="ce74" table:formula="of:=[.K54]+[.L54]" office:value-type="currency" office:currency="BRL" office:value="900" calcext:value-type="currency">
            <text:p>R$ 900.00</text:p>
          </table:table-cell>
          <table:table-cell table:style-name="ce74"/>
          <table:table-cell table:style-name="ce99" office:value-type="string" calcext:value-type="string">
            <text:p>Mercado livre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Locações de material de obra (diversos)</text:p>
          </table:table-cell>
          <table:table-cell office:value-type="string" calcext:value-type="string">
            <text:p>mes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250" calcext:value-type="currency">
            <text:p>R$ 25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55]+[.I55]" office:value-type="currency" office:currency="BRL" office:value="250" calcext:value-type="currency">
            <text:p>R$ 250.00</text:p>
          </table:table-cell>
          <table:table-cell table:style-name="ce74" table:formula="of:=[.G55]*[.H55]" office:value-type="currency" office:currency="BRL" office:value="500" calcext:value-type="currency">
            <text:p>R$ 500.00</text:p>
          </table:table-cell>
          <table:table-cell table:style-name="ce74" table:formula="of:=[.G55]*[.I55]" office:value-type="currency" office:currency="BRL" office:value="0" calcext:value-type="currency">
            <text:p>R$ 0.00</text:p>
          </table:table-cell>
          <table:table-cell table:style-name="ce74" table:formula="of:=[.K55]+[.L55]" office:value-type="currency" office:currency="BRL" office:value="500" calcext:value-type="currency">
            <text:p>R$ 500.00</text:p>
          </table:table-cell>
          <table:table-cell table:style-name="ce74"/>
          <table:table-cell table:style-name="ce99" office:value-type="string" calcext:value-type="string">
            <text:p>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Ligações provisórias as redes elétrica e telefonia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56]+[.I56]" office:value-type="currency" office:currency="BRL" office:value="0" calcext:value-type="currency">
            <text:p>R$ 0.00</text:p>
          </table:table-cell>
          <table:table-cell table:style-name="ce74" table:formula="of:=[.G56]*[.H56]" office:value-type="currency" office:currency="BRL" office:value="0" calcext:value-type="currency">
            <text:p>R$ 0.00</text:p>
          </table:table-cell>
          <table:table-cell table:style-name="ce74" table:formula="of:=[.G56]*[.I56]" office:value-type="currency" office:currency="BRL" office:value="0" calcext:value-type="currency">
            <text:p>R$ 0.00</text:p>
          </table:table-cell>
          <table:table-cell table:style-name="ce74" table:formula="of:=[.K56]+[.L56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Ligações provisórias as redes de água e esgoto (incluido em item 10.8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57]+[.I57]" office:value-type="currency" office:currency="BRL" office:value="0" calcext:value-type="currency">
            <text:p>R$ 0.00</text:p>
          </table:table-cell>
          <table:table-cell table:style-name="ce74" table:formula="of:=[.G57]*[.H57]" office:value-type="currency" office:currency="BRL" office:value="0" calcext:value-type="currency">
            <text:p>R$ 0.00</text:p>
          </table:table-cell>
          <table:table-cell table:style-name="ce74" table:formula="of:=[.G57]*[.I57]" office:value-type="currency" office:currency="BRL" office:value="0" calcext:value-type="currency">
            <text:p>R$ 0.00</text:p>
          </table:table-cell>
          <table:table-cell table:style-name="ce74" table:formula="of:=[.K57]+[.L57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Tapumes em chapa compensada 6m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20]" office:value-type="float" office:value="38" calcext:value-type="float">
            <text:p>38.00</text:p>
          </table:table-cell>
          <table:table-cell table:style-name="ce74" office:value-type="currency" office:currency="BRL" office:value="16.85" calcext:value-type="currency">
            <text:p>R$ 16.85</text:p>
          </table:table-cell>
          <table:table-cell table:style-name="ce74" office:value-type="currency" office:currency="BRL" office:value="26.98" calcext:value-type="currency">
            <text:p>R$ 26.98</text:p>
          </table:table-cell>
          <table:table-cell table:style-name="ce74" table:formula="of:=[.H58]+[.I58]" office:value-type="currency" office:currency="BRL" office:value="43.83" calcext:value-type="currency">
            <text:p>R$ 43.83</text:p>
          </table:table-cell>
          <table:table-cell table:style-name="ce74" table:formula="of:=[.G58]*[.H58]" office:value-type="currency" office:currency="BRL" office:value="640.3" calcext:value-type="currency">
            <text:p>R$ 640.30</text:p>
          </table:table-cell>
          <table:table-cell table:style-name="ce74" table:formula="of:=[.G58]*[.I58]" office:value-type="currency" office:currency="BRL" office:value="1025.24" calcext:value-type="currency">
            <text:p>R$ 1,025.24</text:p>
          </table:table-cell>
          <table:table-cell table:style-name="ce74" table:formula="of:=[.K58]+[.L58]" office:value-type="currency" office:currency="BRL" office:value="1665.54" calcext:value-type="currency">
            <text:p>R$ 1,665.54</text:p>
          </table:table-cell>
          <table:table-cell table:style-name="ce74"/>
          <table:table-cell table:style-name="ce99" office:value-type="string" calcext:value-type="string">
            <text:p>PMSP 01-50-01</text:p>
          </table:table-cell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Canteiro e demais instalações de obra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59]+[.I59]" office:value-type="currency" office:currency="BRL" office:value="0" calcext:value-type="currency">
            <text:p>R$ 0.00</text:p>
          </table:table-cell>
          <table:table-cell table:style-name="ce74" table:formula="of:=[.G59]*[.H59]" office:value-type="currency" office:currency="BRL" office:value="0" calcext:value-type="currency">
            <text:p>R$ 0.00</text:p>
          </table:table-cell>
          <table:table-cell table:style-name="ce74" table:formula="of:=[.G59]*[.I59]" office:value-type="currency" office:currency="BRL" office:value="0" calcext:value-type="currency">
            <text:p>R$ 0.00</text:p>
          </table:table-cell>
          <table:table-cell table:style-name="ce74" table:formula="of:=[.K59]+[.L59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Encargos adicionais diversos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60]+[.I60]" office:value-type="currency" office:currency="BRL" office:value="0" calcext:value-type="currency">
            <text:p>R$ 0.00</text:p>
          </table:table-cell>
          <table:table-cell table:style-name="ce74" table:formula="of:=[.G60]*[.H60]" office:value-type="currency" office:currency="BRL" office:value="0" calcext:value-type="currency">
            <text:p>R$ 0.00</text:p>
          </table:table-cell>
          <table:table-cell table:style-name="ce74" table:formula="of:=[.G60]*[.I60]" office:value-type="currency" office:currency="BRL" office:value="0" calcext:value-type="currency">
            <text:p>R$ 0.00</text:p>
          </table:table-cell>
          <table:table-cell table:style-name="ce74" table:formula="of:=[.K60]+[.L60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53:.K60])" office:value-type="currency" office:currency="BRL" office:value="2040.3" calcext:value-type="currency">
            <text:p>R$ 2,040.30</text:p>
          </table:table-cell>
          <table:table-cell table:style-name="ce82" table:formula="of:=SUM([.L53:.L60])" office:value-type="currency" office:currency="BRL" office:value="1655.24" calcext:value-type="currency">
            <text:p>R$ 1,655.24</text:p>
          </table:table-cell>
          <table:table-cell table:style-name="ce82" table:formula="of:=SUM([.M53:.M60])" office:value-type="currency" office:currency="BRL" office:value="3695.54" calcext:value-type="currency">
            <text:p>R$ 3,695.54</text:p>
          </table:table-cell>
          <table:table-cell table:style-name="ce92"/>
          <table:table-cell table:style-name="ce102"/>
          <table:table-cell table:style-name="ce111" table:number-columns-repeated="3"/>
          <table:table-cell table:style-name="ce112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31" office:value-type="string" calcext:value-type="string">
            <text:p>Terraplanagem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3"/>
          <table:table-cell table:style-name="ce113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3"/>
          <table:table-cell table:style-name="ce113"/>
          <table:table-cell table:style-name="ce32" table:number-columns-repeated="1005"/>
        </table:table-row>
        <table:table-row table:style-name="ro2">
          <table:table-cell/>
          <table:table-cell table:style-name="ce9"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Limpeza do terreno e remoção da camada vegetal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2]"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3.75" calcext:value-type="currency">
            <text:p>R$ 3.75</text:p>
          </table:table-cell>
          <table:table-cell table:style-name="ce74" table:formula="of:=[.H66]+[.I66]" office:value-type="currency" office:currency="BRL" office:value="3.75" calcext:value-type="currency">
            <text:p>R$ 3.75</text:p>
          </table:table-cell>
          <table:table-cell table:style-name="ce74" table:formula="of:=[.G66]*[.H66]" office:value-type="currency" office:currency="BRL" office:value="0" calcext:value-type="currency">
            <text:p>R$ 0.00</text:p>
          </table:table-cell>
          <table:table-cell table:style-name="ce74" table:formula="of:=[.G66]*[.I66]" office:value-type="currency" office:currency="BRL" office:value="262.5" calcext:value-type="currency">
            <text:p>R$ 262.50</text:p>
          </table:table-cell>
          <table:table-cell table:style-name="ce74" table:formula="of:=[.K66]+[.L66]" office:value-type="currency" office:currency="BRL" office:value="262.5" calcext:value-type="currency">
            <text:p>R$ 262.50</text:p>
          </table:table-cell>
          <table:table-cell table:style-name="ce74"/>
          <table:table-cell table:style-name="ce99" office:value-type="string" calcext:value-type="string">
            <text:p>PMSP 01-01-08</text:p>
          </table:table-cell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Escavação mecânica ou manual de terra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67]+[.I67]" office:value-type="currency" office:currency="BRL" office:value="0" calcext:value-type="currency">
            <text:p>R$ 0.00</text:p>
          </table:table-cell>
          <table:table-cell table:style-name="ce74" table:formula="of:=[.G67]*[.H67]" office:value-type="currency" office:currency="BRL" office:value="0" calcext:value-type="currency">
            <text:p>R$ 0.00</text:p>
          </table:table-cell>
          <table:table-cell table:style-name="ce74" table:formula="of:=[.G67]*[.I67]" office:value-type="currency" office:currency="BRL" office:value="0" calcext:value-type="currency">
            <text:p>R$ 0.00</text:p>
          </table:table-cell>
          <table:table-cell table:style-name="ce74" table:formula="of:=[.K67]+[.L67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9"/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Aterr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68]+[.I68]" office:value-type="currency" office:currency="BRL" office:value="0" calcext:value-type="currency">
            <text:p>R$ 0.00</text:p>
          </table:table-cell>
          <table:table-cell table:style-name="ce74" table:formula="of:=[.G68]*[.H68]" office:value-type="currency" office:currency="BRL" office:value="0" calcext:value-type="currency">
            <text:p>R$ 0.00</text:p>
          </table:table-cell>
          <table:table-cell table:style-name="ce74" table:formula="of:=[.G68]*[.I68]" office:value-type="currency" office:currency="BRL" office:value="0" calcext:value-type="currency">
            <text:p>R$ 0.00</text:p>
          </table:table-cell>
          <table:table-cell table:style-name="ce74" table:formula="of:=[.K68]+[.L68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Compactação de terreno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2]"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3.75" calcext:value-type="currency">
            <text:p>R$ 3.75</text:p>
          </table:table-cell>
          <table:table-cell table:style-name="ce74" table:formula="of:=[.H69]+[.I69]" office:value-type="currency" office:currency="BRL" office:value="3.75" calcext:value-type="currency">
            <text:p>R$ 3.75</text:p>
          </table:table-cell>
          <table:table-cell table:style-name="ce74" table:formula="of:=[.G69]*[.H69]" office:value-type="currency" office:currency="BRL" office:value="0" calcext:value-type="currency">
            <text:p>R$ 0.00</text:p>
          </table:table-cell>
          <table:table-cell table:style-name="ce74" table:formula="of:=[.G69]*[.I69]" office:value-type="currency" office:currency="BRL" office:value="262.5" calcext:value-type="currency">
            <text:p>R$ 262.50</text:p>
          </table:table-cell>
          <table:table-cell table:style-name="ce74" table:formula="of:=[.K69]+[.L69]" office:value-type="currency" office:currency="BRL" office:value="262.5" calcext:value-type="currency">
            <text:p>R$ 262.50</text:p>
          </table:table-cell>
          <table:table-cell table:style-name="ce74"/>
          <table:table-cell table:style-name="ce99" office:value-type="string" calcext:value-type="string">
            <text:p>PMSP 01-01-08</text:p>
          </table:table-cell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9"/>
          <table:table-cell table:number-columns-repeated="4"/>
          <table:table-cell table:style-name="ce62"/>
          <table:table-cell table:style-name="ce74" table:number-columns-repeated="7"/>
          <table:table-cell table:style-name="ce99"/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66:.K69])" office:value-type="currency" office:currency="BRL" office:value="0" calcext:value-type="currency">
            <text:p>R$ 0.00</text:p>
          </table:table-cell>
          <table:table-cell table:style-name="ce82" table:formula="of:=SUM([.L66:.L69])" office:value-type="currency" office:currency="BRL" office:value="525" calcext:value-type="currency">
            <text:p>R$ 525.00</text:p>
          </table:table-cell>
          <table:table-cell table:style-name="ce82" table:formula="of:=SUM([.M66:.M69])" office:value-type="currency" office:currency="BRL" office:value="525" calcext:value-type="currency">
            <text:p>R$ 525.00</text:p>
          </table:table-cell>
          <table:table-cell table:style-name="ce92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31" office:value-type="string" calcext:value-type="string">
            <text:p>Fundaçõe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3.1" calcext:value-type="float">
            <text:p>3.1</text:p>
          </table:table-cell>
          <table:table-cell/>
          <table:table-cell table:style-name="ce50" office:value-type="string" calcext:value-type="string">
            <text:p>Escavação mecânica ou manual de terra e preparo do fundo dos fossos</text:p>
          </table:table-cell>
          <table:table-cell office:value-type="string" calcext:value-type="string">
            <text:p>m³</text:p>
          </table:table-cell>
          <table:table-cell table:style-name="ce62" table:formula="of:=2.5*['quantidades modelo 01'.B3]" office:value-type="float" office:value="11.094" calcext:value-type="float">
            <text:p>11.09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45.01" calcext:value-type="currency">
            <text:p>R$ 45.01</text:p>
          </table:table-cell>
          <table:table-cell table:style-name="ce74" table:formula="of:=[.H75]+[.I75]" office:value-type="currency" office:currency="BRL" office:value="45.01" calcext:value-type="currency">
            <text:p>R$ 45.01</text:p>
          </table:table-cell>
          <table:table-cell table:style-name="ce74" table:formula="of:=[.G75]*[.I75]" office:value-type="currency" office:currency="BRL" office:value="499.34094" calcext:value-type="currency">
            <text:p>R$ 499.34</text:p>
          </table:table-cell>
          <table:table-cell table:style-name="ce74" table:formula="of:=[.G75]*[.I75]" office:value-type="currency" office:currency="BRL" office:value="499.34094" calcext:value-type="currency">
            <text:p>R$ 499.34</text:p>
          </table:table-cell>
          <table:table-cell table:style-name="ce74" table:formula="of:=[.K75]+[.L75]" office:value-type="currency" office:currency="BRL" office:value="998.68188" calcext:value-type="currency">
            <text:p>R$ 998.68</text:p>
          </table:table-cell>
          <table:table-cell table:style-name="ce74"/>
          <table:table-cell table:style-name="ce99" office:value-type="string" calcext:value-type="string">
            <text:p>PMSP 01-04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2" calcext:value-type="float">
            <text:p>3.2</text:p>
          </table:table-cell>
          <table:table-cell/>
          <table:table-cell table:style-name="ce50" office:value-type="string" calcext:value-type="string">
            <text:p>Lastro de concreto magro de 5cm de espessura</text:p>
          </table:table-cell>
          <table:table-cell office:value-type="string" calcext:value-type="string">
            <text:p>m³</text:p>
          </table:table-cell>
          <table:table-cell table:style-name="ce62" table:formula="of:=2*['quantidades modelo 01'.B4]*0.05" office:value-type="float" office:value="1.0815" calcext:value-type="float">
            <text:p>1.08</text:p>
          </table:table-cell>
          <table:table-cell table:style-name="ce74" office:value-type="currency" office:currency="BRL" office:value="176.75" calcext:value-type="currency">
            <text:p>R$ 176.75</text:p>
          </table:table-cell>
          <table:table-cell table:style-name="ce74" office:value-type="currency" office:currency="BRL" office:value="127" calcext:value-type="currency">
            <text:p>R$ 127.00</text:p>
          </table:table-cell>
          <table:table-cell table:style-name="ce74" table:formula="of:=[.H76]+[.I76]" office:value-type="currency" office:currency="BRL" office:value="303.75" calcext:value-type="currency">
            <text:p>R$ 303.75</text:p>
          </table:table-cell>
          <table:table-cell table:style-name="ce74" table:formula="of:=[.G76]*[.H76]" office:value-type="currency" office:currency="BRL" office:value="191.155125" calcext:value-type="currency">
            <text:p>R$ 191.16</text:p>
          </table:table-cell>
          <table:table-cell table:style-name="ce74" table:formula="of:=[.G76]*[.I76]" office:value-type="currency" office:currency="BRL" office:value="137.3505" calcext:value-type="currency">
            <text:p>R$ 137.35</text:p>
          </table:table-cell>
          <table:table-cell table:style-name="ce74" table:formula="of:=[.K76]+[.L76]" office:value-type="currency" office:currency="BRL" office:value="328.505625" calcext:value-type="currency">
            <text:p>R$ 328.51</text:p>
          </table:table-cell>
          <table:table-cell table:style-name="ce74"/>
          <table:table-cell table:style-name="ce99" office:value-type="string" calcext:value-type="string">
            <text:p>PMSP 13-01-14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3" calcext:value-type="float">
            <text:p>3.3</text:p>
          </table:table-cell>
          <table:table-cell/>
          <table:table-cell table:style-name="ce50" office:value-type="string" calcext:value-type="string">
            <text:p>Forma de madeira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5]" office:value-type="float" office:value="41.952" calcext:value-type="float">
            <text:p>41.95</text:p>
          </table:table-cell>
          <table:table-cell table:style-name="ce74" office:value-type="currency" office:currency="BRL" office:value="8.53" calcext:value-type="currency">
            <text:p>R$ 8.53</text:p>
          </table:table-cell>
          <table:table-cell table:style-name="ce74" office:value-type="currency" office:currency="BRL" office:value="40.65" calcext:value-type="currency">
            <text:p>R$ 40.65</text:p>
          </table:table-cell>
          <table:table-cell table:style-name="ce74" table:formula="of:=[.H77]+[.I77]" office:value-type="currency" office:currency="BRL" office:value="49.18" calcext:value-type="currency">
            <text:p>R$ 49.18</text:p>
          </table:table-cell>
          <table:table-cell table:style-name="ce74" table:formula="of:=[.G77]*[.H77]" office:value-type="currency" office:currency="BRL" office:value="357.85056" calcext:value-type="currency">
            <text:p>R$ 357.85</text:p>
          </table:table-cell>
          <table:table-cell table:style-name="ce74" table:formula="of:=[.G77]*[.I77]" office:value-type="currency" office:currency="BRL" office:value="1705.3488" calcext:value-type="currency">
            <text:p>R$ 1,705.35</text:p>
          </table:table-cell>
          <table:table-cell table:style-name="ce74" table:formula="of:=[.K77]+[.L77]" office:value-type="currency" office:currency="BRL" office:value="2063.19936" calcext:value-type="currency">
            <text:p>R$ 2,063.20</text:p>
          </table:table-cell>
          <table:table-cell table:style-name="ce74"/>
          <table:table-cell table:style-name="ce99" office:value-type="string" calcext:value-type="string">
            <text:p>PMSP 02-03-01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3.4" calcext:value-type="float">
            <text:p>3.4</text:p>
          </table:table-cell>
          <table:table-cell/>
          <table:table-cell table:style-name="ce50" office:value-type="string" calcext:value-type="string">
            <text:p>Armaduras de aço CA-50 conforme projeto, com corte, dobra e montagem 40Kg/m³</text:p>
          </table:table-cell>
          <table:table-cell office:value-type="string" calcext:value-type="string">
            <text:p>kg</text:p>
          </table:table-cell>
          <table:table-cell table:style-name="ce62" table:formula="of:=40*[.G79]" office:value-type="float" office:value="177.504" calcext:value-type="float">
            <text:p>177.50</text:p>
          </table:table-cell>
          <table:table-cell table:style-name="ce74" office:value-type="currency" office:currency="BRL" office:value="3.7" calcext:value-type="currency">
            <text:p>R$ 3.70</text:p>
          </table:table-cell>
          <table:table-cell table:style-name="ce74" office:value-type="currency" office:currency="BRL" office:value="2.74" calcext:value-type="currency">
            <text:p>R$ 2.74</text:p>
          </table:table-cell>
          <table:table-cell table:style-name="ce74" table:formula="of:=[.H78]+[.I78]" office:value-type="currency" office:currency="BRL" office:value="6.44" calcext:value-type="currency">
            <text:p>R$ 6.44</text:p>
          </table:table-cell>
          <table:table-cell table:style-name="ce74" table:formula="of:=[.G78]*[.H78]" office:value-type="currency" office:currency="BRL" office:value="656.7648" calcext:value-type="currency">
            <text:p>R$ 656.76</text:p>
          </table:table-cell>
          <table:table-cell table:style-name="ce74" table:formula="of:=[.G78]*[.I78]" office:value-type="currency" office:currency="BRL" office:value="486.36096" calcext:value-type="currency">
            <text:p>R$ 486.36</text:p>
          </table:table-cell>
          <table:table-cell table:style-name="ce74" table:formula="of:=[.K78]+[.L78]" office:value-type="currency" office:currency="BRL" office:value="1143.12576" calcext:value-type="currency">
            <text:p>R$ 1,143.13</text:p>
          </table:table-cell>
          <table:table-cell table:style-name="ce74"/>
          <table:table-cell table:style-name="ce99" office:value-type="string" calcext:value-type="string">
            <text:p>PMSP 02-04-04</text:p>
          </table:table-cell>
          <table:table-cell table:style-name="ce45" table:number-columns-repeated="2"/>
          <table:table-cell table:number-columns-repeated="1007"/>
        </table:table-row>
        <table:table-row table:style-name="ro2">
          <table:table-cell/>
          <table:table-cell table:style-name="ce9"/>
          <table:table-cell office:value-type="float" office:value="3.5" calcext:value-type="float">
            <text:p>3.5</text:p>
          </table:table-cell>
          <table:table-cell/>
          <table:table-cell table:style-name="ce50"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62" table:formula="of:=['quantidades modelo 01'.B3]" office:value-type="float" office:value="4.4376" calcext:value-type="float">
            <text:p>4.44</text:p>
          </table:table-cell>
          <table:table-cell table:style-name="ce74" office:value-type="currency" office:currency="BRL" office:value="272.41" calcext:value-type="currency">
            <text:p>R$ 272.41</text:p>
          </table:table-cell>
          <table:table-cell table:style-name="ce74" office:value-type="currency" office:currency="BRL" office:value="110.36" calcext:value-type="currency">
            <text:p>R$ 110.36</text:p>
          </table:table-cell>
          <table:table-cell table:style-name="ce74" table:formula="of:=[.H79]+[.I79]" office:value-type="currency" office:currency="BRL" office:value="382.77" calcext:value-type="currency">
            <text:p>R$ 382.77</text:p>
          </table:table-cell>
          <table:table-cell table:style-name="ce74" table:formula="of:=[.G79]*[.H79]" office:value-type="currency" office:currency="BRL" office:value="1208.846616" calcext:value-type="currency">
            <text:p>R$ 1,208.85</text:p>
          </table:table-cell>
          <table:table-cell table:style-name="ce74" table:formula="of:=[.G79]*[.I79]" office:value-type="currency" office:currency="BRL" office:value="489.733536" calcext:value-type="currency">
            <text:p>R$ 489.73</text:p>
          </table:table-cell>
          <table:table-cell table:style-name="ce74" table:formula="of:=[.K79]+[.L79]" office:value-type="currency" office:currency="BRL" office:value="1698.580152" calcext:value-type="currency">
            <text:p>R$ 1,698.58</text:p>
          </table:table-cell>
          <table:table-cell table:style-name="ce74"/>
          <table:table-cell table:style-name="ce99" office:value-type="string" calcext:value-type="string">
            <text:p>PMSP 02-05-06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6" calcext:value-type="float">
            <text:p>3.6</text:p>
          </table:table-cell>
          <table:table-cell/>
          <table:table-cell table:style-name="ce50" office:value-type="string" calcext:value-type="string">
            <text:p>Alvenaria de embasament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Default" table:number-columns-repeated="2"/>
          <table:table-cell table:style-name="ce74" table:formula="of:=[.H80]+[.I80]" office:value-type="currency" office:currency="BRL" office:value="0" calcext:value-type="currency">
            <text:p>R$ 0.00</text:p>
          </table:table-cell>
          <table:table-cell table:style-name="ce74" table:formula="of:=[.G80]*[.H80]" office:value-type="currency" office:currency="BRL" office:value="0" calcext:value-type="currency">
            <text:p>R$ 0.00</text:p>
          </table:table-cell>
          <table:table-cell table:style-name="ce74" table:formula="of:=[.G80]*[.I81]" office:value-type="currency" office:currency="BRL" office:value="0" calcext:value-type="currency">
            <text:p>R$ 0.00</text:p>
          </table:table-cell>
          <table:table-cell table:style-name="ce74" table:formula="of:=[.K80]+[.L80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7" calcext:value-type="float">
            <text:p>3.7</text:p>
          </table:table-cell>
          <table:table-cell/>
          <table:table-cell table:style-name="ce50" office:value-type="string" calcext:value-type="string">
            <text:p>Impermeabilização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4]+['quantidades modelo 01'.B5]" office:value-type="float" office:value="52.767" calcext:value-type="float">
            <text:p>52.77</text:p>
          </table:table-cell>
          <table:table-cell table:style-name="ce74" office:value-type="currency" office:currency="BRL" office:value="26.86" calcext:value-type="currency">
            <text:p>R$ 26.86</text:p>
          </table:table-cell>
          <table:table-cell table:style-name="ce74" office:value-type="currency" office:currency="BRL" office:value="32.51" calcext:value-type="currency">
            <text:p>R$ 32.51</text:p>
          </table:table-cell>
          <table:table-cell table:style-name="ce74" table:formula="of:=[.H81]+[.I81]" office:value-type="currency" office:currency="BRL" office:value="59.37" calcext:value-type="currency">
            <text:p>R$ 59.37</text:p>
          </table:table-cell>
          <table:table-cell table:style-name="ce74" table:formula="of:=[.G81]*[.H81]" office:value-type="currency" office:currency="BRL" office:value="1417.32162" calcext:value-type="currency">
            <text:p>R$ 1,417.32</text:p>
          </table:table-cell>
          <table:table-cell table:style-name="ce74" table:formula="of:=[.G81]*[.I81]" office:value-type="currency" office:currency="BRL" office:value="1715.45517" calcext:value-type="currency">
            <text:p>R$ 1,715.46</text:p>
          </table:table-cell>
          <table:table-cell table:style-name="ce74" table:formula="of:=[.K81]+[.L81]" office:value-type="currency" office:currency="BRL" office:value="3132.77679" calcext:value-type="currency">
            <text:p>R$ 3,132.78</text:p>
          </table:table-cell>
          <table:table-cell table:style-name="ce74"/>
          <table:table-cell table:style-name="ce99" office:value-type="string" calcext:value-type="string">
            <text:p>PMSP 02-06-0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8" calcext:value-type="float">
            <text:p>3.8</text:p>
          </table:table-cell>
          <table:table-cell/>
          <table:table-cell table:style-name="ce50" office:value-type="string" calcext:value-type="string">
            <text:p>Reaterro</text:p>
          </table:table-cell>
          <table:table-cell office:value-type="string" calcext:value-type="string">
            <text:p>m³</text:p>
          </table:table-cell>
          <table:table-cell table:style-name="ce62" table:formula="of:=1.5*['quantidades modelo 01'.B3]" office:value-type="float" office:value="6.6564" calcext:value-type="float">
            <text:p>6.66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22.51" calcext:value-type="currency">
            <text:p>R$ 22.51</text:p>
          </table:table-cell>
          <table:table-cell table:style-name="ce74" table:formula="of:=[.H82]+[.I82]" office:value-type="currency" office:currency="BRL" office:value="22.51" calcext:value-type="currency">
            <text:p>R$ 22.51</text:p>
          </table:table-cell>
          <table:table-cell table:style-name="ce74" table:formula="of:=[.G82]*[.H82]" office:value-type="currency" office:currency="BRL" office:value="0" calcext:value-type="currency">
            <text:p>R$ 0.00</text:p>
          </table:table-cell>
          <table:table-cell table:style-name="ce74" table:formula="of:=[.G82]*[.I82]" office:value-type="currency" office:currency="BRL" office:value="149.835564" calcext:value-type="currency">
            <text:p>R$ 149.84</text:p>
          </table:table-cell>
          <table:table-cell table:style-name="ce74" table:formula="of:=[.K82]+[.L82]" office:value-type="currency" office:currency="BRL" office:value="149.835564" calcext:value-type="currency">
            <text:p>R$ 149.84</text:p>
          </table:table-cell>
          <table:table-cell table:style-name="ce74"/>
          <table:table-cell table:style-name="ce99" office:value-type="string" calcext:value-type="string">
            <text:p>PMSP 02-06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2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75:.K82])" office:value-type="currency" office:currency="BRL" office:value="4331.279661" calcext:value-type="currency">
            <text:p>R$ 4,331.28</text:p>
          </table:table-cell>
          <table:table-cell table:style-name="ce82" table:formula="of:=SUM([.L75:.L82])" office:value-type="currency" office:currency="BRL" office:value="5183.42547" calcext:value-type="currency">
            <text:p>R$ 5,183.43</text:p>
          </table:table-cell>
          <table:table-cell table:style-name="ce82" table:formula="of:=SUM([.M75:.M82])" office:value-type="currency" office:currency="BRL" office:value="9514.705131" calcext:value-type="currency">
            <text:p>R$ 9,514.71</text:p>
          </table:table-cell>
          <table:table-cell table:style-name="ce92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4" calcext:value-type="float">
            <text:p>4</text:p>
          </table:table-cell>
          <table:table-cell table:style-name="ce31" office:value-type="string" calcext:value-type="string">
            <text:p>Estrutura de concreto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6">
          <table:table-cell/>
          <table:table-cell table:style-name="ce9"/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Fôrma para estrutura de concreto em chapa de madeira compensada plastificada, incluindo cimbramento e suporte</text:p>
          </table:table-cell>
          <table:table-cell office:value-type="string" calcext:value-type="string">
            <text:p>m²</text:p>
          </table:table-cell>
          <table:table-cell table:style-name="ce65" office:value-type="float" office:value="0" calcext:value-type="float">
            <text:p>0.00</text:p>
          </table:table-cell>
          <table:table-cell table:style-name="ce74" office:value-type="currency" office:currency="BRL" office:value="8.53" calcext:value-type="currency">
            <text:p>R$ 8.53</text:p>
          </table:table-cell>
          <table:table-cell table:style-name="ce74" office:value-type="currency" office:currency="BRL" office:value="40.65" calcext:value-type="currency">
            <text:p>R$ 40.65</text:p>
          </table:table-cell>
          <table:table-cell table:style-name="ce74" table:formula="of:=[.H88]+[.I88]" office:value-type="currency" office:currency="BRL" office:value="49.18" calcext:value-type="currency">
            <text:p>R$ 49.18</text:p>
          </table:table-cell>
          <table:table-cell table:style-name="ce74" table:formula="of:=[.G88]*[.H88]" office:value-type="currency" office:currency="BRL" office:value="0" calcext:value-type="currency">
            <text:p>R$ 0.00</text:p>
          </table:table-cell>
          <table:table-cell table:style-name="ce74" table:formula="of:=[.G88]*[.I88]" office:value-type="currency" office:currency="BRL" office:value="0" calcext:value-type="currency">
            <text:p>R$ 0.00</text:p>
          </table:table-cell>
          <table:table-cell table:style-name="ce74" table:formula="of:=[.K88]+[.L88]" office:value-type="currency" office:currency="BRL" office:value="0" calcext:value-type="currency">
            <text:p>R$ 0.00</text:p>
          </table:table-cell>
          <table:table-cell table:style-name="ce74"/>
          <table:table-cell table:style-name="ce99" office:value-type="string" calcext:value-type="string">
            <text:p>PMSP 02-03-01</text:p>
          </table:table-cell>
          <table:table-cell table:style-name="ce45" table:number-columns-repeated="2"/>
          <table:table-cell table:number-columns-repeated="1007"/>
        </table:table-row>
        <table:table-row table:style-name="ro5">
          <table:table-cell/>
          <table:table-cell table:style-name="ce9"/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Armaduras de aço conforme projeto, com corte, dobra e montagem CA-50 100Kg/m³</text:p>
          </table:table-cell>
          <table:table-cell office:value-type="string" calcext:value-type="string">
            <text:p>kg</text:p>
          </table:table-cell>
          <table:table-cell table:style-name="ce66" office:value-type="float" office:value="0" calcext:value-type="float">
            <text:p>0.00</text:p>
          </table:table-cell>
          <table:table-cell table:style-name="ce74" office:value-type="currency" office:currency="BRL" office:value="3.7" calcext:value-type="currency">
            <text:p>R$ 3.70</text:p>
          </table:table-cell>
          <table:table-cell table:style-name="ce74" office:value-type="currency" office:currency="BRL" office:value="2.74" calcext:value-type="currency">
            <text:p>R$ 2.74</text:p>
          </table:table-cell>
          <table:table-cell table:style-name="ce74" table:formula="of:=[.H89]+[.I89]" office:value-type="currency" office:currency="BRL" office:value="6.44" calcext:value-type="currency">
            <text:p>R$ 6.44</text:p>
          </table:table-cell>
          <table:table-cell table:style-name="ce74" table:formula="of:=[.G89]*[.H89]" office:value-type="currency" office:currency="BRL" office:value="0" calcext:value-type="currency">
            <text:p>R$ 0.00</text:p>
          </table:table-cell>
          <table:table-cell table:style-name="ce74" table:formula="of:=[.G89]*[.I89]" office:value-type="currency" office:currency="BRL" office:value="0" calcext:value-type="currency">
            <text:p>R$ 0.00</text:p>
          </table:table-cell>
          <table:table-cell table:style-name="ce74" table:formula="of:=[.K89]+[.L89]" office:value-type="currency" office:currency="BRL" office:value="0" calcext:value-type="currency">
            <text:p>R$ 0.00</text:p>
          </table:table-cell>
          <table:table-cell table:style-name="ce74"/>
          <table:table-cell table:style-name="ce99" office:value-type="string" calcext:value-type="string">
            <text:p>PMSP 02-04-04</text:p>
          </table:table-cell>
          <table:table-cell table:style-name="ce45" table:number-columns-repeated="2"/>
          <table:table-cell table:number-columns-repeated="1007"/>
        </table:table-row>
        <table:table-row table:style-name="ro2">
          <table:table-cell/>
          <table:table-cell table:style-name="ce9"/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66" office:value-type="float" office:value="0" calcext:value-type="float">
            <text:p>0.00</text:p>
          </table:table-cell>
          <table:table-cell table:style-name="ce74" office:value-type="currency" office:currency="BRL" office:value="272.41" calcext:value-type="currency">
            <text:p>R$ 272.41</text:p>
          </table:table-cell>
          <table:table-cell table:style-name="ce74" office:value-type="currency" office:currency="BRL" office:value="110.36" calcext:value-type="currency">
            <text:p>R$ 110.36</text:p>
          </table:table-cell>
          <table:table-cell table:style-name="ce74" table:formula="of:=[.H90]+[.I90]" office:value-type="currency" office:currency="BRL" office:value="382.77" calcext:value-type="currency">
            <text:p>R$ 382.77</text:p>
          </table:table-cell>
          <table:table-cell table:style-name="ce74" table:formula="of:=[.G90]*[.H90]" office:value-type="currency" office:currency="BRL" office:value="0" calcext:value-type="currency">
            <text:p>R$ 0.00</text:p>
          </table:table-cell>
          <table:table-cell table:style-name="ce74" table:formula="of:=[.G90]*[.I90]" office:value-type="currency" office:currency="BRL" office:value="0" calcext:value-type="currency">
            <text:p>R$ 0.00</text:p>
          </table:table-cell>
          <table:table-cell table:style-name="ce74" table:formula="of:=[.K90]+[.L90]" office:value-type="currency" office:currency="BRL" office:value="0" calcext:value-type="currency">
            <text:p>R$ 0.00</text:p>
          </table:table-cell>
          <table:table-cell table:style-name="ce74"/>
          <table:table-cell table:style-name="ce99" office:value-type="string" calcext:value-type="string">
            <text:p>PMSP 02-05-06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Vigas metálicas</text:p>
          </table:table-cell>
          <table:table-cell office:value-type="string" calcext:value-type="string">
            <text:p>kg</text:p>
          </table:table-cell>
          <table:table-cell table:style-name="ce66" table:formula="of:=['quantidades modelo 01'.B6]*7860" office:value-type="float" office:value="73.104288" calcext:value-type="float">
            <text:p>73.10</text:p>
          </table:table-cell>
          <table:table-cell table:style-name="ce74" office:value-type="currency" office:currency="BRL" office:value="16.38" calcext:value-type="currency">
            <text:p>R$ 16.38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91]+[.I91]" office:value-type="currency" office:currency="BRL" office:value="16.38" calcext:value-type="currency">
            <text:p>R$ 16.38</text:p>
          </table:table-cell>
          <table:table-cell table:style-name="ce74" table:formula="of:=[.G91]*[.H91]" office:value-type="currency" office:currency="BRL" office:value="1197.44823744" calcext:value-type="currency">
            <text:p>R$ 1,197.45</text:p>
          </table:table-cell>
          <table:table-cell table:style-name="ce74" table:formula="of:=[.G91]*[.I91]" office:value-type="currency" office:currency="BRL" office:value="0" calcext:value-type="currency">
            <text:p>R$ 0.00</text:p>
          </table:table-cell>
          <table:table-cell table:style-name="ce74" table:formula="of:=[.K91]+[.L91]" office:value-type="currency" office:currency="BRL" office:value="1197.44823744" calcext:value-type="currency">
            <text:p>R$ 1,197.45</text:p>
          </table:table-cell>
          <table:table-cell table:style-name="ce74"/>
          <table:table-cell table:style-name="ce99" office:value-type="string" calcext:value-type="string">
            <text:p>PMSP 03-60-02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Lajes pré-fabricadas conforme projeto, incluindo capeamento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13]" office:value-type="float" office:value="45.14" calcext:value-type="float">
            <text:p>45.14</text:p>
          </table:table-cell>
          <table:table-cell table:style-name="ce74" office:value-type="currency" office:currency="BRL" office:value="54.63" calcext:value-type="currency">
            <text:p>R$ 54.63</text:p>
          </table:table-cell>
          <table:table-cell table:style-name="ce74" office:value-type="currency" office:currency="BRL" office:value="31.97" calcext:value-type="currency">
            <text:p>R$ 31.97</text:p>
          </table:table-cell>
          <table:table-cell table:style-name="ce74" table:formula="of:=[.H92]+[.I92]" office:value-type="currency" office:currency="BRL" office:value="86.6" calcext:value-type="currency">
            <text:p>R$ 86.60</text:p>
          </table:table-cell>
          <table:table-cell table:style-name="ce74" table:formula="of:=[.G92]*[.H92]" office:value-type="currency" office:currency="BRL" office:value="2465.9982" calcext:value-type="currency">
            <text:p>R$ 2,466.00</text:p>
          </table:table-cell>
          <table:table-cell table:style-name="ce74" table:formula="of:=[.G92]*[.I92]" office:value-type="currency" office:currency="BRL" office:value="1443.1258" calcext:value-type="currency">
            <text:p>R$ 1,443.13</text:p>
          </table:table-cell>
          <table:table-cell table:style-name="ce74" table:formula="of:=[.K92]+[.L92]" office:value-type="currency" office:currency="BRL" office:value="3909.124" calcext:value-type="currency">
            <text:p>R$ 3,909.12</text:p>
          </table:table-cell>
          <table:table-cell table:style-name="ce74"/>
          <table:table-cell table:style-name="ce99" office:value-type="string" calcext:value-type="string">
            <text:p>PMSP 03-04-1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2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88:.K92])" office:value-type="currency" office:currency="BRL" office:value="3663.44643744" calcext:value-type="currency">
            <text:p>R$ 3,663.45</text:p>
          </table:table-cell>
          <table:table-cell table:style-name="ce82" table:formula="of:=SUM([.L88:.L92])" office:value-type="currency" office:currency="BRL" office:value="1443.1258" calcext:value-type="currency">
            <text:p>R$ 1,443.13</text:p>
          </table:table-cell>
          <table:table-cell table:style-name="ce82" table:formula="of:=SUM([.M88:.M92])" office:value-type="currency" office:currency="BRL" office:value="5106.57223744" calcext:value-type="currency">
            <text:p>R$ 5,106.57</text:p>
          </table:table-cell>
          <table:table-cell table:style-name="ce83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5" calcext:value-type="float">
            <text:p>5</text:p>
          </table:table-cell>
          <table:table-cell table:style-name="ce31" office:value-type="string" calcext:value-type="string">
            <text:p>Alvenaria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Alvenaria estrutural em blocos de concreto de 14x19x39cm com juntas de argamassa industrializada de 1c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9]/2" office:value-type="float" office:value="86.827500126" calcext:value-type="float">
            <text:p>86.83</text:p>
          </table:table-cell>
          <table:table-cell table:style-name="ce74" office:value-type="currency" office:currency="BRL" office:value="38.64" calcext:value-type="currency">
            <text:p>R$ 38.64</text:p>
          </table:table-cell>
          <table:table-cell table:style-name="ce74" office:value-type="currency" office:currency="BRL" office:value="26.79" calcext:value-type="currency">
            <text:p>R$ 26.79</text:p>
          </table:table-cell>
          <table:table-cell table:style-name="ce74" table:formula="of:=[.H98]+[.I98]" office:value-type="currency" office:currency="BRL" office:value="65.43" calcext:value-type="currency">
            <text:p>R$ 65.43</text:p>
          </table:table-cell>
          <table:table-cell table:style-name="ce74" table:formula="of:=[.G98]*[.H98]" office:value-type="currency" office:currency="BRL" office:value="3355.01460486864" calcext:value-type="currency">
            <text:p>R$ 3,355.01</text:p>
          </table:table-cell>
          <table:table-cell table:style-name="ce74" table:formula="of:=[.G98]*[.I98]" office:value-type="currency" office:currency="BRL" office:value="2326.10872837554" calcext:value-type="currency">
            <text:p>R$ 2,326.11</text:p>
          </table:table-cell>
          <table:table-cell table:style-name="ce74" table:formula="of:=[.K98]+[.L98]" office:value-type="currency" office:currency="BRL" office:value="5681.12333324418" calcext:value-type="currency">
            <text:p>R$ 5,681.12</text:p>
          </table:table-cell>
          <table:table-cell table:style-name="ce74"/>
          <table:table-cell table:style-name="ce99" office:value-type="string" calcext:value-type="string">
            <text:p>PMSP 04-01-31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Alvenaria não-estrutural em tijolos cerâmicos furados de 14x19x19cm com juntas de argamassa de cimento e areia de 1cm</text:p>
          </table:table-cell>
          <table:table-cell office:value-type="string" calcext:value-type="string">
            <text:p>m²</text:p>
          </table:table-cell>
          <table:table-cell table:style-name="ce66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99]+[.I99]" office:value-type="currency" office:currency="BRL" office:value="0" calcext:value-type="currency">
            <text:p>R$ 0.00</text:p>
          </table:table-cell>
          <table:table-cell table:style-name="ce74" table:formula="of:=[.G99]*[.H99]" office:value-type="currency" office:currency="BRL" office:value="0" calcext:value-type="currency">
            <text:p>R$ 0.00</text:p>
          </table:table-cell>
          <table:table-cell table:style-name="ce74" table:formula="of:=[.G99]*[.I99]" office:value-type="currency" office:currency="BRL" office:value="0" calcext:value-type="currency">
            <text:p>R$ 0.00</text:p>
          </table:table-cell>
          <table:table-cell table:style-name="ce74" table:formula="of:=[.K99]+[.L99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Parede de blocos de gesso 7cm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10]/2" office:value-type="float" office:value="22.376" calcext:value-type="float">
            <text:p>22.38</text:p>
          </table:table-cell>
          <table:table-cell table:style-name="ce74" table:formula="of:=0.7*32.91" office:value-type="currency" office:currency="BRL" office:value="23.037" calcext:value-type="currency">
            <text:p>R$ 23.04</text:p>
          </table:table-cell>
          <table:table-cell table:style-name="ce74" table:formula="of:=0.3*32.91" office:value-type="currency" office:currency="BRL" office:value="9.873" calcext:value-type="currency">
            <text:p>R$ 9.87</text:p>
          </table:table-cell>
          <table:table-cell table:style-name="ce74" table:formula="of:=[.H100]+[.I100]" office:value-type="currency" office:currency="BRL" office:value="32.91" calcext:value-type="currency">
            <text:p>R$ 32.91</text:p>
          </table:table-cell>
          <table:table-cell table:style-name="ce74" table:formula="of:=[.G100]*[.H100]" office:value-type="currency" office:currency="BRL" office:value="515.475912" calcext:value-type="currency">
            <text:p>R$ 515.48</text:p>
          </table:table-cell>
          <table:table-cell table:style-name="ce74" table:formula="of:=[.G100]*[.I100]" office:value-type="currency" office:currency="BRL" office:value="220.918248" calcext:value-type="currency">
            <text:p>R$ 220.92</text:p>
          </table:table-cell>
          <table:table-cell table:style-name="ce74" table:formula="of:=[.K100]+[.L100]" office:value-type="currency" office:currency="BRL" office:value="736.39416" calcext:value-type="currency">
            <text:p>R$ 736.39</text:p>
          </table:table-cell>
          <table:table-cell table:style-name="ce74"/>
          <table:table-cell table:style-name="ce99" office:value-type="string" calcext:value-type="string">
            <text:p>SINAPI-SP 34584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5.4" calcext:value-type="float">
            <text:p>5.4</text:p>
          </table:table-cell>
          <table:table-cell/>
          <table:table-cell office:value-type="string" calcext:value-type="string">
            <text:p>Alvenaria de cobogós cerámicos de 40x40cm com juntas de argamassa de cimento e areia de 1cm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01]+[.I101]" office:value-type="currency" office:currency="BRL" office:value="0" calcext:value-type="currency">
            <text:p>R$ 0.00</text:p>
          </table:table-cell>
          <table:table-cell table:style-name="ce74" table:formula="of:=[.G101]*[.H101]" office:value-type="currency" office:currency="BRL" office:value="0" calcext:value-type="currency">
            <text:p>R$ 0.00</text:p>
          </table:table-cell>
          <table:table-cell table:style-name="ce74" table:formula="of:=[.G101]*[.I101]" office:value-type="currency" office:currency="BRL" office:value="0" calcext:value-type="currency">
            <text:p>R$ 0.00</text:p>
          </table:table-cell>
          <table:table-cell table:style-name="ce74" table:formula="of:=[.K101]+[.L101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Vergas e contra-vergas de concreto ou bloco canaleta para portas e janelas</text:p>
          </table:table-cell>
          <table:table-cell office:value-type="string" calcext:value-type="string">
            <text:p>m³</text:p>
          </table:table-cell>
          <table:table-cell table:style-name="ce62" table:formula="of:=(['quantidades modelo 01'.B11]*2.8+['quantidades modelo 01'.B12]*1.4)*0.14*0.19" office:value-type="float" office:value="0.647976" calcext:value-type="float">
            <text:p>0.65</text:p>
          </table:table-cell>
          <table:table-cell table:style-name="ce74" office:value-type="currency" office:currency="BRL" office:value="574.03" calcext:value-type="currency">
            <text:p>R$ 574.03</text:p>
          </table:table-cell>
          <table:table-cell table:style-name="ce74" office:value-type="currency" office:currency="BRL" office:value="505.15" calcext:value-type="currency">
            <text:p>R$ 505.15</text:p>
          </table:table-cell>
          <table:table-cell table:style-name="ce74" table:formula="of:=[.H102]+[.I102]" office:value-type="currency" office:currency="BRL" office:value="1079.18" calcext:value-type="currency">
            <text:p>R$ 1,079.18</text:p>
          </table:table-cell>
          <table:table-cell table:style-name="ce74" table:formula="of:=[.G102]*[.H102]" office:value-type="currency" office:currency="BRL" office:value="371.95766328" calcext:value-type="currency">
            <text:p>R$ 371.96</text:p>
          </table:table-cell>
          <table:table-cell table:style-name="ce74" table:formula="of:=[.G102]*[.I102]" office:value-type="currency" office:currency="BRL" office:value="327.3250764" calcext:value-type="currency">
            <text:p>R$ 327.33</text:p>
          </table:table-cell>
          <table:table-cell table:style-name="ce74" table:formula="of:=[.K102]+[.L102]" office:value-type="currency" office:currency="BRL" office:value="699.28273968" calcext:value-type="currency">
            <text:p>R$ 699.28</text:p>
          </table:table-cell>
          <table:table-cell table:style-name="ce74"/>
          <table:table-cell table:style-name="ce99" office:value-type="string" calcext:value-type="string">
            <text:p>PMSP 04-01-98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Peitoris de pedra conforme projeto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11]" office:value-type="float" office:value="7.05" calcext:value-type="float">
            <text:p>7.05</text:p>
          </table:table-cell>
          <table:table-cell table:style-name="ce74" office:value-type="currency" office:currency="BRL" office:value="65.02" calcext:value-type="currency">
            <text:p>R$ 65.02</text:p>
          </table:table-cell>
          <table:table-cell table:style-name="ce74" office:value-type="currency" office:currency="BRL" office:value="2.34" calcext:value-type="currency">
            <text:p>R$ 2.34</text:p>
          </table:table-cell>
          <table:table-cell table:style-name="ce74" table:formula="of:=[.H103]+[.I103]" office:value-type="currency" office:currency="BRL" office:value="67.36" calcext:value-type="currency">
            <text:p>R$ 67.36</text:p>
          </table:table-cell>
          <table:table-cell table:style-name="ce74" table:formula="of:=[.G103]*[.H103]" office:value-type="currency" office:currency="BRL" office:value="458.391" calcext:value-type="currency">
            <text:p>R$ 458.39</text:p>
          </table:table-cell>
          <table:table-cell table:style-name="ce74" table:formula="of:=[.G103]*[.I103]" office:value-type="currency" office:currency="BRL" office:value="16.497" calcext:value-type="currency">
            <text:p>R$ 16.50</text:p>
          </table:table-cell>
          <table:table-cell table:style-name="ce74" table:formula="of:=[.K103]+[.L103]" office:value-type="currency" office:currency="BRL" office:value="474.888" calcext:value-type="currency">
            <text:p>R$ 474.89</text:p>
          </table:table-cell>
          <table:table-cell table:style-name="ce74"/>
          <table:table-cell table:style-name="ce99" office:value-type="string" calcext:value-type="string">
            <text:p>PMSP 13-04-05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uro de divisa em blocos <text:s/>de concreto de 14x19x39cm com junta de argamassa industrializada de 1c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19]/2" office:value-type="float" office:value="10" calcext:value-type="float">
            <text:p>10.00</text:p>
          </table:table-cell>
          <table:table-cell table:style-name="ce74" office:value-type="currency" office:currency="BRL" office:value="38.64" calcext:value-type="currency">
            <text:p>R$ 38.64</text:p>
          </table:table-cell>
          <table:table-cell table:style-name="ce74" office:value-type="currency" office:currency="BRL" office:value="26.79" calcext:value-type="currency">
            <text:p>R$ 26.79</text:p>
          </table:table-cell>
          <table:table-cell table:style-name="ce74" table:formula="of:=[.H104]+[.I104]" office:value-type="currency" office:currency="BRL" office:value="65.43" calcext:value-type="currency">
            <text:p>R$ 65.43</text:p>
          </table:table-cell>
          <table:table-cell table:style-name="ce74" table:formula="of:=[.G104]*[.H104]" office:value-type="currency" office:currency="BRL" office:value="386.4" calcext:value-type="currency">
            <text:p>R$ 386.40</text:p>
          </table:table-cell>
          <table:table-cell table:style-name="ce74" table:formula="of:=[.G104]*[.I104]" office:value-type="currency" office:currency="BRL" office:value="267.9" calcext:value-type="currency">
            <text:p>R$ 267.90</text:p>
          </table:table-cell>
          <table:table-cell table:style-name="ce74" table:formula="of:=[.K104]+[.L104]" office:value-type="currency" office:currency="BRL" office:value="654.3" calcext:value-type="currency">
            <text:p>R$ 654.30</text:p>
          </table:table-cell>
          <table:table-cell table:style-name="ce74"/>
          <table:table-cell table:style-name="ce99" office:value-type="string" calcext:value-type="string">
            <text:p>PMSP 04-01-3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3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98:.K104])" office:value-type="currency" office:currency="BRL" office:value="5087.23918014864" calcext:value-type="currency">
            <text:p>R$ 5,087.24</text:p>
          </table:table-cell>
          <table:table-cell table:style-name="ce82" table:formula="of:=SUM([.L98:.L104])" office:value-type="currency" office:currency="BRL" office:value="3158.74905277554" calcext:value-type="currency">
            <text:p>R$ 3,158.75</text:p>
          </table:table-cell>
          <table:table-cell table:style-name="ce82" table:formula="of:=SUM([.M98:.M104])" office:value-type="currency" office:currency="BRL" office:value="8245.98823292418" calcext:value-type="currency">
            <text:p>R$ 8,245.99</text:p>
          </table:table-cell>
          <table:table-cell table:style-name="ce83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31" office:value-type="string" calcext:value-type="string">
            <text:p>Coberturas e impermeabilização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Madeiramento para telhado de telha de fibrocimento com tratamento antifungos e anticupins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35]" office:value-type="float" office:value="47.378851" calcext:value-type="float">
            <text:p>47.38</text:p>
          </table:table-cell>
          <table:table-cell table:style-name="ce74" office:value-type="currency" office:currency="BRL" office:value="13.91" calcext:value-type="currency">
            <text:p>R$ 13.91</text:p>
          </table:table-cell>
          <table:table-cell table:style-name="ce74" office:value-type="currency" office:currency="BRL" office:value="9.32" calcext:value-type="currency">
            <text:p>R$ 9.32</text:p>
          </table:table-cell>
          <table:table-cell table:style-name="ce74" table:formula="of:=[.H110]+[.I110]" office:value-type="currency" office:currency="BRL" office:value="23.23" calcext:value-type="currency">
            <text:p>R$ 23.23</text:p>
          </table:table-cell>
          <table:table-cell table:style-name="ce74" table:formula="of:=[.G110]*[.H110]" office:value-type="currency" office:currency="BRL" office:value="659.03981741" calcext:value-type="currency">
            <text:p>R$ 659.04</text:p>
          </table:table-cell>
          <table:table-cell table:style-name="ce74" table:formula="of:=[.G110]*[.I110]" office:value-type="currency" office:currency="BRL" office:value="441.57089132" calcext:value-type="currency">
            <text:p>R$ 441.57</text:p>
          </table:table-cell>
          <table:table-cell table:style-name="ce74" table:formula="of:=[.K110]+[.L110]" office:value-type="currency" office:currency="BRL" office:value="1100.61070873" calcext:value-type="currency">
            <text:p>R$ 1,100.61</text:p>
          </table:table-cell>
          <table:table-cell table:style-name="ce74"/>
          <table:table-cell table:style-name="ce99" office:value-type="string" calcext:value-type="string">
            <text:p>PMSP 06-01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Telhado de fibrocimento 6m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35]" office:value-type="float" office:value="47.378851" calcext:value-type="float">
            <text:p>47.38</text:p>
          </table:table-cell>
          <table:table-cell table:style-name="ce74" office:value-type="currency" office:currency="BRL" office:value="22.01" calcext:value-type="currency">
            <text:p>R$ 22.01</text:p>
          </table:table-cell>
          <table:table-cell table:style-name="ce74" office:value-type="currency" office:currency="BRL" office:value="12.96" calcext:value-type="currency">
            <text:p>R$ 12.96</text:p>
          </table:table-cell>
          <table:table-cell table:style-name="ce74" table:formula="of:=[.H111]+[.I111]" office:value-type="currency" office:currency="BRL" office:value="34.97" calcext:value-type="currency">
            <text:p>R$ 34.97</text:p>
          </table:table-cell>
          <table:table-cell table:style-name="ce74" table:formula="of:=[.G111]*[.H111]" office:value-type="currency" office:currency="BRL" office:value="1042.80851051" calcext:value-type="currency">
            <text:p>R$ 1,042.81</text:p>
          </table:table-cell>
          <table:table-cell table:style-name="ce74" table:formula="of:=[.G111]*[.I111]" office:value-type="currency" office:currency="BRL" office:value="614.02990896" calcext:value-type="currency">
            <text:p>R$ 614.03</text:p>
          </table:table-cell>
          <table:table-cell table:style-name="ce74" table:formula="of:=[.K111]+[.L111]" office:value-type="currency" office:currency="BRL" office:value="1656.83841947" calcext:value-type="currency">
            <text:p>R$ 1,656.84</text:p>
          </table:table-cell>
          <table:table-cell table:style-name="ce74"/>
          <table:table-cell table:style-name="ce99" office:value-type="string" calcext:value-type="string">
            <text:p>PMSP 06-02-2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Cumeiras de fibrocimento</text:p>
          </table:table-cell>
          <table:table-cell office:value-type="string" calcext:value-type="string">
            <text:p>m</text:p>
          </table:table-cell>
          <table:table-cell table:style-name="ce67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12]+[.I112]" office:value-type="currency" office:currency="BRL" office:value="0" calcext:value-type="currency">
            <text:p>R$ 0.00</text:p>
          </table:table-cell>
          <table:table-cell table:style-name="ce74" table:formula="of:=[.G112]*[.H112]" office:value-type="currency" office:currency="BRL" office:value="0" calcext:value-type="currency">
            <text:p>R$ 0.00</text:p>
          </table:table-cell>
          <table:table-cell table:style-name="ce74" table:formula="of:=[.G112]*[.I112]" office:value-type="currency" office:currency="BRL" office:value="0" calcext:value-type="currency">
            <text:p>R$ 0.00</text:p>
          </table:table-cell>
          <table:table-cell table:style-name="ce74" table:formula="of:=[.K112]+[.L112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Impermeabilização com manta bituminosa em lajes de concreto</text:p>
          </table:table-cell>
          <table:table-cell office:value-type="string" calcext:value-type="string">
            <text:p>m²</text:p>
          </table:table-cell>
          <table:table-cell table:style-name="ce67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13]+[.I113]" office:value-type="currency" office:currency="BRL" office:value="0" calcext:value-type="currency">
            <text:p>R$ 0.00</text:p>
          </table:table-cell>
          <table:table-cell table:style-name="ce74" table:formula="of:=[.G113]*[.H113]" office:value-type="currency" office:currency="BRL" office:value="0" calcext:value-type="currency">
            <text:p>R$ 0.00</text:p>
          </table:table-cell>
          <table:table-cell table:style-name="ce74" table:formula="of:=[.G113]*[.I113]" office:value-type="currency" office:currency="BRL" office:value="0" calcext:value-type="currency">
            <text:p>R$ 0.00</text:p>
          </table:table-cell>
          <table:table-cell table:style-name="ce74" table:formula="of:=[.K113]+[.L113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Calhas metálicas em chapa galvanizada dobrada conforme projeto, com furos e conectores para tubos de evacuação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27]" office:value-type="float" office:value="13" calcext:value-type="float">
            <text:p>13.00</text:p>
          </table:table-cell>
          <table:table-cell table:style-name="ce74" office:value-type="currency" office:currency="BRL" office:value="33.29" calcext:value-type="currency">
            <text:p>R$ 33.29</text:p>
          </table:table-cell>
          <table:table-cell table:style-name="ce74" office:value-type="currency" office:currency="BRL" office:value="19.04" calcext:value-type="currency">
            <text:p>R$ 19.04</text:p>
          </table:table-cell>
          <table:table-cell table:style-name="ce74" table:formula="of:=[.H114]+[.I114]" office:value-type="currency" office:currency="BRL" office:value="52.33" calcext:value-type="currency">
            <text:p>R$ 52.33</text:p>
          </table:table-cell>
          <table:table-cell table:style-name="ce74" table:formula="of:=[.G114]*[.H114]" office:value-type="currency" office:currency="BRL" office:value="432.77" calcext:value-type="currency">
            <text:p>R$ 432.77</text:p>
          </table:table-cell>
          <table:table-cell table:style-name="ce74" table:formula="of:=[.G114]*[.I114]" office:value-type="currency" office:currency="BRL" office:value="247.52" calcext:value-type="currency">
            <text:p>R$ 247.52</text:p>
          </table:table-cell>
          <table:table-cell table:style-name="ce74" table:formula="of:=[.K114]+[.L114]" office:value-type="currency" office:currency="BRL" office:value="680.29" calcext:value-type="currency">
            <text:p>R$ 680.29</text:p>
          </table:table-cell>
          <table:table-cell table:style-name="ce74"/>
          <table:table-cell table:style-name="ce99" office:value-type="string" calcext:value-type="string">
            <text:p>PMSP 10-11-0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Ralos para laje impermeabilizada em PVC</text:p>
          </table:table-cell>
          <table:table-cell office:value-type="string" calcext:value-type="string">
            <text:p>un</text:p>
          </table:table-cell>
          <table:table-cell table:style-name="ce67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15]+[.I115]" office:value-type="currency" office:currency="BRL" office:value="0" calcext:value-type="currency">
            <text:p>R$ 0.00</text:p>
          </table:table-cell>
          <table:table-cell table:style-name="ce74" table:formula="of:=[.G115]*[.H115]" office:value-type="currency" office:currency="BRL" office:value="0" calcext:value-type="currency">
            <text:p>R$ 0.00</text:p>
          </table:table-cell>
          <table:table-cell table:style-name="ce74" table:formula="of:=[.G115]*[.I115]" office:value-type="currency" office:currency="BRL" office:value="0" calcext:value-type="currency">
            <text:p>R$ 0.00</text:p>
          </table:table-cell>
          <table:table-cell table:style-name="ce74" table:formula="of:=[.K115]+[.L115]" office:value-type="currency" office:currency="BRL" office:value="0" calcext:value-type="currency">
            <text:p>R$ 0.00</text:p>
          </table:table-cell>
          <table:table-cell table:style-name="ce74"/>
          <table:table-cell table:style-name="ce103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Tubos de evacuação de águas pluviais em PVC com 75mm de diâmetro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29]" office:value-type="float" office:value="5.3" calcext:value-type="float">
            <text:p>5.30</text:p>
          </table:table-cell>
          <table:table-cell table:style-name="ce74" office:value-type="currency" office:currency="BRL" office:value="33.36" calcext:value-type="currency">
            <text:p>R$ 33.36</text:p>
          </table:table-cell>
          <table:table-cell table:style-name="ce74" office:value-type="currency" office:currency="BRL" office:value="31.16" calcext:value-type="currency">
            <text:p>R$ 31.16</text:p>
          </table:table-cell>
          <table:table-cell table:style-name="ce74" table:formula="of:=[.H116]+[.I116]" office:value-type="currency" office:currency="BRL" office:value="64.52" calcext:value-type="currency">
            <text:p>R$ 64.52</text:p>
          </table:table-cell>
          <table:table-cell table:style-name="ce74" table:formula="of:=[.G116]*[.H116]" office:value-type="currency" office:currency="BRL" office:value="176.808" calcext:value-type="currency">
            <text:p>R$ 176.81</text:p>
          </table:table-cell>
          <table:table-cell table:style-name="ce74" table:formula="of:=[.G116]*[.I116]" office:value-type="currency" office:currency="BRL" office:value="165.148" calcext:value-type="currency">
            <text:p>R$ 165.15</text:p>
          </table:table-cell>
          <table:table-cell table:style-name="ce74" table:formula="of:=[.K116]+[.L116]" office:value-type="currency" office:currency="BRL" office:value="341.956" calcext:value-type="currency">
            <text:p>R$ 341.96</text:p>
          </table:table-cell>
          <table:table-cell table:style-name="ce74"/>
          <table:table-cell table:style-name="ce99" office:value-type="string" calcext:value-type="string">
            <text:p>PMSP 10-04-67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Rufos em chapa galvanizada dobrada para paredes de 14cm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28]" office:value-type="float" office:value="5.78" calcext:value-type="float">
            <text:p>5.78</text:p>
          </table:table-cell>
          <table:table-cell table:style-name="ce74" office:value-type="currency" office:currency="BRL" office:value="11.42" calcext:value-type="currency">
            <text:p>R$ 11.42</text:p>
          </table:table-cell>
          <table:table-cell table:style-name="ce74" office:value-type="currency" office:currency="BRL" office:value="6.92" calcext:value-type="currency">
            <text:p>R$ 6.92</text:p>
          </table:table-cell>
          <table:table-cell table:style-name="ce74" table:formula="of:=[.H117]+[.I117]" office:value-type="currency" office:currency="BRL" office:value="18.34" calcext:value-type="currency">
            <text:p>R$ 18.34</text:p>
          </table:table-cell>
          <table:table-cell table:style-name="ce74" table:formula="of:=[.G117]*[.H117]" office:value-type="currency" office:currency="BRL" office:value="66.0076" calcext:value-type="currency">
            <text:p>R$ 66.01</text:p>
          </table:table-cell>
          <table:table-cell table:style-name="ce74" table:formula="of:=[.G117]*[.I117]" office:value-type="currency" office:currency="BRL" office:value="39.9976" calcext:value-type="currency">
            <text:p>R$ 40.00</text:p>
          </table:table-cell>
          <table:table-cell table:style-name="ce74" table:formula="of:=[.K117]+[.L117]" office:value-type="currency" office:currency="BRL" office:value="106.0052" calcext:value-type="currency">
            <text:p>R$ 106.01</text:p>
          </table:table-cell>
          <table:table-cell table:style-name="ce74"/>
          <table:table-cell table:style-name="ce99" office:value-type="string" calcext:value-type="string">
            <text:p>PMSP 10-11-3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3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110:.K117])" office:value-type="currency" office:currency="BRL" office:value="2377.43392792" calcext:value-type="currency">
            <text:p>R$ 2,377.43</text:p>
          </table:table-cell>
          <table:table-cell table:style-name="ce82" table:formula="of:=SUM([.L110:.L117])" office:value-type="currency" office:currency="BRL" office:value="1508.26640028" calcext:value-type="currency">
            <text:p>R$ 1,508.27</text:p>
          </table:table-cell>
          <table:table-cell table:style-name="ce82" table:formula="of:=SUM([.M110:.M117])" office:value-type="currency" office:currency="BRL" office:value="3885.7003282" calcext:value-type="currency">
            <text:p>R$ 3,885.70</text:p>
          </table:table-cell>
          <table:table-cell table:style-name="ce83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4"/>
          <table:table-cell table:style-name="ce51"/>
          <table:table-cell table:style-name="ce24"/>
          <table:table-cell table:style-name="ce68"/>
          <table:table-cell table:style-name="ce83" table:number-columns-repeated="7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3">
          <table:table-cell/>
          <table:table-cell table:style-name="ce10"/>
          <table:table-cell table:style-name="ce20" office:value-type="float" office:value="7" calcext:value-type="float">
            <text:p>7</text:p>
          </table:table-cell>
          <table:table-cell table:style-name="ce31" office:value-type="string" calcext:value-type="string">
            <text:p>Pisos e rodapé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1" calcext:value-type="float">
            <text:p>7.1</text:p>
          </table:table-cell>
          <table:table-cell table:style-name="ce35"/>
          <table:table-cell table:style-name="ce52" office:value-type="string" calcext:value-type="string">
            <text:p>Lastro de concreto magro de 5cm de espessura</text:p>
          </table:table-cell>
          <table:table-cell table:style-name="ce25" office:value-type="string" calcext:value-type="string">
            <text:p>m³</text:p>
          </table:table-cell>
          <table:table-cell table:style-name="ce69" table:formula="of:=['quantidades modelo 01'.B14]*0.05" office:value-type="float" office:value="2.080135" calcext:value-type="float">
            <text:p>2.08</text:p>
          </table:table-cell>
          <table:table-cell table:style-name="ce84" office:value-type="currency" office:currency="BRL" office:value="176.38" calcext:value-type="currency">
            <text:p>R$ 176.38</text:p>
          </table:table-cell>
          <table:table-cell table:style-name="ce84" office:value-type="currency" office:currency="BRL" office:value="126.99" calcext:value-type="currency">
            <text:p>R$ 126.99</text:p>
          </table:table-cell>
          <table:table-cell table:style-name="ce74" table:formula="of:=[.H123]+[.I123]" office:value-type="currency" office:currency="BRL" office:value="303.37" calcext:value-type="currency">
            <text:p>R$ 303.37</text:p>
          </table:table-cell>
          <table:table-cell table:style-name="ce74" table:formula="of:=[.G123]*[.H123]" office:value-type="currency" office:currency="BRL" office:value="366.8942113" calcext:value-type="currency">
            <text:p>R$ 366.89</text:p>
          </table:table-cell>
          <table:table-cell table:style-name="ce74" table:formula="of:=[.G123]*[.I123]" office:value-type="currency" office:currency="BRL" office:value="264.15634365" calcext:value-type="currency">
            <text:p>R$ 264.16</text:p>
          </table:table-cell>
          <table:table-cell table:style-name="ce74" table:formula="of:=[.K123]+[.L123]" office:value-type="currency" office:currency="BRL" office:value="631.05055495" calcext:value-type="currency">
            <text:p>R$ 631.05</text:p>
          </table:table-cell>
          <table:table-cell table:style-name="ce74"/>
          <table:table-cell table:style-name="ce104" office:value-type="string" calcext:value-type="string">
            <text:p>PMSP 13-01-14</text:p>
          </table:table-cell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4">
          <table:table-cell/>
          <table:table-cell table:style-name="ce13"/>
          <table:table-cell table:style-name="ce25" office:value-type="float" office:value="7.2" calcext:value-type="float">
            <text:p>7.2</text:p>
          </table:table-cell>
          <table:table-cell table:style-name="ce35"/>
          <table:table-cell table:style-name="ce52" office:value-type="string" calcext:value-type="string">
            <text:p>Piso de cerâmica 40x40cm com juntas em argamassa industrializada conforme projeto</text:p>
          </table:table-cell>
          <table:table-cell table:style-name="ce25" office:value-type="string" calcext:value-type="string">
            <text:p>m²</text:p>
          </table:table-cell>
          <table:table-cell table:style-name="ce69" table:formula="of:=['quantidades modelo 01'.B16]" office:value-type="float" office:value="8.767475" calcext:value-type="float">
            <text:p>8.77</text:p>
          </table:table-cell>
          <table:table-cell table:style-name="ce84" office:value-type="currency" office:currency="BRL" office:value="28.33" calcext:value-type="currency">
            <text:p>R$ 28.33</text:p>
          </table:table-cell>
          <table:table-cell table:style-name="ce84" office:value-type="currency" office:currency="BRL" office:value="21.49" calcext:value-type="currency">
            <text:p>R$ 21.49</text:p>
          </table:table-cell>
          <table:table-cell table:style-name="ce74" table:formula="of:=[.H124]+[.I124]" office:value-type="currency" office:currency="BRL" office:value="49.82" calcext:value-type="currency">
            <text:p>R$ 49.82</text:p>
          </table:table-cell>
          <table:table-cell table:style-name="ce74" table:formula="of:=[.G124]*[.H124]" office:value-type="currency" office:currency="BRL" office:value="248.38256675" calcext:value-type="currency">
            <text:p>R$ 248.38</text:p>
          </table:table-cell>
          <table:table-cell table:style-name="ce74" table:formula="of:=[.G124]*[.I124]" office:value-type="currency" office:currency="BRL" office:value="188.41303775" calcext:value-type="currency">
            <text:p>R$ 188.41</text:p>
          </table:table-cell>
          <table:table-cell table:style-name="ce74" table:formula="of:=[.K124]+[.L124]" office:value-type="currency" office:currency="BRL" office:value="436.7956045" calcext:value-type="currency">
            <text:p>R$ 436.80</text:p>
          </table:table-cell>
          <table:table-cell table:style-name="ce74"/>
          <table:table-cell table:style-name="ce104" office:value-type="string" calcext:value-type="string">
            <text:p>PMSP 13-02-42</text:p>
          </table:table-cell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7">
          <table:table-cell/>
          <table:table-cell table:style-name="ce13"/>
          <table:table-cell table:style-name="ce25" office:value-type="float" office:value="7.3" calcext:value-type="float">
            <text:p>7.3</text:p>
          </table:table-cell>
          <table:table-cell table:style-name="ce35"/>
          <table:table-cell table:style-name="ce52" office:value-type="string" calcext:value-type="string">
            <text:p>Piso de concreto queimado monolítico e impermeabilizado, alisado mecanicamente com espessura de 4cm</text:p>
          </table:table-cell>
          <table:table-cell table:style-name="ce25" office:value-type="string" calcext:value-type="string">
            <text:p>m²</text:p>
          </table:table-cell>
          <table:table-cell table:style-name="ce69" table:formula="of:=['quantidades modelo 01'.B15]" office:value-type="float" office:value="32.094625" calcext:value-type="float">
            <text:p>32.09</text:p>
          </table:table-cell>
          <table:table-cell table:style-name="ce84" office:value-type="currency" office:currency="BRL" office:value="10.21" calcext:value-type="currency">
            <text:p>R$ 10.21</text:p>
          </table:table-cell>
          <table:table-cell table:style-name="ce84" office:value-type="currency" office:currency="BRL" office:value="30.28" calcext:value-type="currency">
            <text:p>R$ 30.28</text:p>
          </table:table-cell>
          <table:table-cell table:style-name="ce74" table:formula="of:=[.H125]+[.I125]" office:value-type="currency" office:currency="BRL" office:value="40.49" calcext:value-type="currency">
            <text:p>R$ 40.49</text:p>
          </table:table-cell>
          <table:table-cell table:style-name="ce74" table:formula="of:=[.G125]*[.H125]" office:value-type="currency" office:currency="BRL" office:value="327.68612125" calcext:value-type="currency">
            <text:p>R$ 327.69</text:p>
          </table:table-cell>
          <table:table-cell table:style-name="ce74" table:formula="of:=[.G125]*[.I125]" office:value-type="currency" office:currency="BRL" office:value="971.825245" calcext:value-type="currency">
            <text:p>R$ 971.83</text:p>
          </table:table-cell>
          <table:table-cell table:style-name="ce74" table:formula="of:=[.K125]+[.L125]" office:value-type="currency" office:currency="BRL" office:value="1299.51136625" calcext:value-type="currency">
            <text:p>R$ 1,299.51</text:p>
          </table:table-cell>
          <table:table-cell table:style-name="ce74"/>
          <table:table-cell table:style-name="ce104" office:value-type="string" calcext:value-type="string">
            <text:p>PMSP 13-02-02</text:p>
          </table:table-cell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4">
          <table:table-cell/>
          <table:table-cell table:style-name="ce13"/>
          <table:table-cell table:style-name="ce25" office:value-type="float" office:value="7.4" calcext:value-type="float">
            <text:p>7.4</text:p>
          </table:table-cell>
          <table:table-cell table:style-name="ce35"/>
          <table:table-cell table:style-name="ce52" office:value-type="string" calcext:value-type="string">
            <text:p>Piso exterior <text:s/>em elementos de concreto conforme projeto, assentado em camada de areia estabilizada</text:p>
          </table:table-cell>
          <table:table-cell table:style-name="ce25" office:value-type="string" calcext:value-type="string">
            <text:p>m²</text:p>
          </table:table-cell>
          <table:table-cell table:style-name="ce70" office:value-type="float" office:value="0" calcext:value-type="float">
            <text:p>0.00</text:p>
          </table:table-cell>
          <table:table-cell table:style-name="ce84" table:number-columns-repeated="2"/>
          <table:table-cell table:style-name="ce74" table:formula="of:=[.H126]+[.I126]" office:value-type="currency" office:currency="BRL" office:value="0" calcext:value-type="currency">
            <text:p>R$ 0.00</text:p>
          </table:table-cell>
          <table:table-cell table:style-name="ce74" table:formula="of:=[.G126]*[.H126]" office:value-type="currency" office:currency="BRL" office:value="0" calcext:value-type="currency">
            <text:p>R$ 0.00</text:p>
          </table:table-cell>
          <table:table-cell table:style-name="ce74" table:formula="of:=[.G126]*[.I126]" office:value-type="currency" office:currency="BRL" office:value="0" calcext:value-type="currency">
            <text:p>R$ 0.00</text:p>
          </table:table-cell>
          <table:table-cell table:style-name="ce74" table:formula="of:=[.K126]+[.L126]" office:value-type="currency" office:currency="BRL" office:value="0" calcext:value-type="currency">
            <text:p>R$ 0.00</text:p>
          </table:table-cell>
          <table:table-cell table:style-name="ce74"/>
          <table:table-cell table:style-name="ce104"/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5" calcext:value-type="float">
            <text:p>7.5</text:p>
          </table:table-cell>
          <table:table-cell table:style-name="ce35"/>
          <table:table-cell table:style-name="ce52" office:value-type="string" calcext:value-type="string">
            <text:p>Tapete de grama Batatais em placas de 40x80cm</text:p>
          </table:table-cell>
          <table:table-cell table:style-name="ce25" office:value-type="string" calcext:value-type="string">
            <text:p>m²</text:p>
          </table:table-cell>
          <table:table-cell table:style-name="ce71" office:value-type="float" office:value="0" calcext:value-type="float">
            <text:p>0.00</text:p>
          </table:table-cell>
          <table:table-cell table:style-name="ce84" table:number-columns-repeated="2"/>
          <table:table-cell table:style-name="ce74" table:formula="of:=[.H127]+[.I127]" office:value-type="currency" office:currency="BRL" office:value="0" calcext:value-type="currency">
            <text:p>R$ 0.00</text:p>
          </table:table-cell>
          <table:table-cell table:style-name="ce74" table:formula="of:=[.G127]*[.H127]" office:value-type="currency" office:currency="BRL" office:value="0" calcext:value-type="currency">
            <text:p>R$ 0.00</text:p>
          </table:table-cell>
          <table:table-cell table:style-name="ce74" table:formula="of:=[.G127]*[.I127]" office:value-type="currency" office:currency="BRL" office:value="0" calcext:value-type="currency">
            <text:p>R$ 0.00</text:p>
          </table:table-cell>
          <table:table-cell table:style-name="ce74" table:formula="of:=[.K127]+[.L127]" office:value-type="currency" office:currency="BRL" office:value="0" calcext:value-type="currency">
            <text:p>R$ 0.00</text:p>
          </table:table-cell>
          <table:table-cell table:style-name="ce74"/>
          <table:table-cell table:style-name="ce104"/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7">
          <table:table-cell/>
          <table:table-cell table:style-name="ce13"/>
          <table:table-cell table:style-name="ce25" office:value-type="float" office:value="7.6" calcext:value-type="float">
            <text:p>7.6</text:p>
          </table:table-cell>
          <table:table-cell table:style-name="ce35"/>
          <table:table-cell table:style-name="ce52" office:value-type="string" calcext:value-type="string">
            <text:p>Revestimento de calçada pública, conforme projeto e material existente, com nova camada de assentamento quando necessário</text:p>
          </table:table-cell>
          <table:table-cell table:style-name="ce25" office:value-type="string" calcext:value-type="string">
            <text:p>m²</text:p>
          </table:table-cell>
          <table:table-cell table:style-name="ce70" office:value-type="float" office:value="0" calcext:value-type="float">
            <text:p>0.00</text:p>
          </table:table-cell>
          <table:table-cell table:style-name="ce84" table:number-columns-repeated="2"/>
          <table:table-cell table:style-name="ce74" table:formula="of:=[.H128]+[.I128]" office:value-type="currency" office:currency="BRL" office:value="0" calcext:value-type="currency">
            <text:p>R$ 0.00</text:p>
          </table:table-cell>
          <table:table-cell table:style-name="ce74" table:formula="of:=[.G128]*[.H128]" office:value-type="currency" office:currency="BRL" office:value="0" calcext:value-type="currency">
            <text:p>R$ 0.00</text:p>
          </table:table-cell>
          <table:table-cell table:style-name="ce74" table:formula="of:=[.G128]*[.I128]" office:value-type="currency" office:currency="BRL" office:value="0" calcext:value-type="currency">
            <text:p>R$ 0.00</text:p>
          </table:table-cell>
          <table:table-cell table:style-name="ce74" table:formula="of:=[.K128]+[.L128]" office:value-type="currency" office:currency="BRL" office:value="0" calcext:value-type="currency">
            <text:p>R$ 0.00</text:p>
          </table:table-cell>
          <table:table-cell table:style-name="ce74"/>
          <table:table-cell table:style-name="ce104"/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7" calcext:value-type="float">
            <text:p>7.7</text:p>
          </table:table-cell>
          <table:table-cell table:style-name="ce35"/>
          <table:table-cell table:style-name="ce52" office:value-type="string" calcext:value-type="string">
            <text:p>Guias de concreto pré-fabricadas</text:p>
          </table:table-cell>
          <table:table-cell table:style-name="ce25" office:value-type="string" calcext:value-type="string">
            <text:p>m</text:p>
          </table:table-cell>
          <table:table-cell table:style-name="ce70" office:value-type="float" office:value="0" calcext:value-type="float">
            <text:p>0.00</text:p>
          </table:table-cell>
          <table:table-cell table:style-name="ce84" table:number-columns-repeated="2"/>
          <table:table-cell table:style-name="ce74" table:formula="of:=[.H129]+[.I129]" office:value-type="currency" office:currency="BRL" office:value="0" calcext:value-type="currency">
            <text:p>R$ 0.00</text:p>
          </table:table-cell>
          <table:table-cell table:style-name="ce74" table:formula="of:=[.G129]*[.H129]" office:value-type="currency" office:currency="BRL" office:value="0" calcext:value-type="currency">
            <text:p>R$ 0.00</text:p>
          </table:table-cell>
          <table:table-cell table:style-name="ce74" table:formula="of:=[.G129]*[.I129]" office:value-type="currency" office:currency="BRL" office:value="0" calcext:value-type="currency">
            <text:p>R$ 0.00</text:p>
          </table:table-cell>
          <table:table-cell table:style-name="ce74" table:formula="of:=[.K129]+[.L129]" office:value-type="currency" office:currency="BRL" office:value="0" calcext:value-type="currency">
            <text:p>R$ 0.00</text:p>
          </table:table-cell>
          <table:table-cell table:style-name="ce74"/>
          <table:table-cell table:style-name="ce104"/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4">
          <table:table-cell/>
          <table:table-cell table:style-name="ce13"/>
          <table:table-cell table:style-name="ce25" office:value-type="float" office:value="7.8" calcext:value-type="float">
            <text:p>7.8</text:p>
          </table:table-cell>
          <table:table-cell table:style-name="ce35"/>
          <table:table-cell table:style-name="ce52" office:value-type="string" calcext:value-type="string">
            <text:p>Rodapés interiores em cerâmica com altura de 7cm conforme projeto</text:p>
          </table:table-cell>
          <table:table-cell table:style-name="ce25" office:value-type="string" calcext:value-type="string">
            <text:p>m</text:p>
          </table:table-cell>
          <table:table-cell table:style-name="ce69" table:formula="of:=['quantidades modelo 01'.B17]" office:value-type="float" office:value="44.52" calcext:value-type="float">
            <text:p>44.52</text:p>
          </table:table-cell>
          <table:table-cell table:style-name="ce84" office:value-type="currency" office:currency="BRL" office:value="7.11" calcext:value-type="currency">
            <text:p>R$ 7.11</text:p>
          </table:table-cell>
          <table:table-cell table:style-name="ce84" office:value-type="currency" office:currency="BRL" office:value="6.65" calcext:value-type="currency">
            <text:p>R$ 6.65</text:p>
          </table:table-cell>
          <table:table-cell table:style-name="ce74" table:formula="of:=[.H130]+[.I130]" office:value-type="currency" office:currency="BRL" office:value="13.76" calcext:value-type="currency">
            <text:p>R$ 13.76</text:p>
          </table:table-cell>
          <table:table-cell table:style-name="ce74" table:formula="of:=[.G130]*[.H130]" office:value-type="currency" office:currency="BRL" office:value="316.5372" calcext:value-type="currency">
            <text:p>R$ 316.54</text:p>
          </table:table-cell>
          <table:table-cell table:style-name="ce74" table:formula="of:=[.G130]*[.I130]" office:value-type="currency" office:currency="BRL" office:value="296.058" calcext:value-type="currency">
            <text:p>R$ 296.06</text:p>
          </table:table-cell>
          <table:table-cell table:style-name="ce74" table:formula="of:=[.K130]+[.L130]" office:value-type="currency" office:currency="BRL" office:value="612.5952" calcext:value-type="currency">
            <text:p>R$ 612.60</text:p>
          </table:table-cell>
          <table:table-cell table:style-name="ce74"/>
          <table:table-cell table:style-name="ce104" office:value-type="string" calcext:value-type="string">
            <text:p>PMSP 13-03-09</text:p>
          </table:table-cell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52"/>
          <table:table-cell table:style-name="ce25"/>
          <table:table-cell table:style-name="ce69"/>
          <table:table-cell table:style-name="ce84" table:number-columns-repeated="2"/>
          <table:table-cell table:style-name="ce74" table:number-columns-repeated="5"/>
          <table:table-cell table:style-name="ce104"/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123:.K130])" office:value-type="currency" office:currency="BRL" office:value="1259.5000993" calcext:value-type="currency">
            <text:p>R$ 1,259.50</text:p>
          </table:table-cell>
          <table:table-cell table:style-name="ce82" table:formula="of:=SUM([.L123:.L130])" office:value-type="currency" office:currency="BRL" office:value="1720.4526264" calcext:value-type="currency">
            <text:p>R$ 1,720.45</text:p>
          </table:table-cell>
          <table:table-cell table:style-name="ce82" table:formula="of:=SUM([.M123:.M130])" office:value-type="currency" office:currency="BRL" office:value="2979.9527257" calcext:value-type="currency">
            <text:p>R$ 2,979.95</text:p>
          </table:table-cell>
          <table:table-cell table:style-name="ce83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52"/>
          <table:table-cell table:style-name="ce25"/>
          <table:table-cell table:style-name="ce70"/>
          <table:table-cell table:style-name="ce84" table:number-columns-repeated="7"/>
          <table:table-cell table:style-name="ce104"/>
          <table:table-cell table:style-name="ce112" table:number-columns-repeated="4"/>
          <table:table-cell table:style-name="ce35" table:number-columns-repeated="1005"/>
        </table:table-row>
        <table:table-row table:style-name="ro3">
          <table:table-cell/>
          <table:table-cell table:style-name="ce10"/>
          <table:table-cell table:style-name="ce20" office:value-type="float" office:value="8" calcext:value-type="float">
            <text:p>8</text:p>
          </table:table-cell>
          <table:table-cell table:style-name="ce31" office:value-type="string" calcext:value-type="string">
            <text:p>Portas e janela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4">
          <table:table-cell/>
          <table:table-cell table:style-name="ce9"/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Esquadrias de alumínio 150x12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office:value-type="currency" office:currency="BRL" office:value="400" calcext:value-type="currency">
            <text:p>R$ 400.00</text:p>
          </table:table-cell>
          <table:table-cell table:style-name="ce74" office:value-type="currency" office:currency="BRL" office:value="69.62" calcext:value-type="currency">
            <text:p>R$ 69.62</text:p>
          </table:table-cell>
          <table:table-cell table:style-name="ce74" table:formula="of:=[.H136]+[.I136]" office:value-type="currency" office:currency="BRL" office:value="469.62" calcext:value-type="currency">
            <text:p>R$ 469.62</text:p>
          </table:table-cell>
          <table:table-cell table:style-name="ce74" table:formula="of:=[.G136]*[.H136]" office:value-type="currency" office:currency="BRL" office:value="0" calcext:value-type="currency">
            <text:p>R$ 0.00</text:p>
          </table:table-cell>
          <table:table-cell table:style-name="ce74" table:formula="of:=[.G136]*[.I136]" office:value-type="currency" office:currency="BRL" office:value="0" calcext:value-type="currency">
            <text:p>R$ 0.00</text:p>
          </table:table-cell>
          <table:table-cell table:style-name="ce74" table:formula="of:=[.K136]+[.L136]" office:value-type="currency" office:currency="BRL" office:value="0" calcext:value-type="currency">
            <text:p>R$ 0.00</text:p>
          </table:table-cell>
          <table:table-cell table:style-name="ce74"/>
          <table:table-cell table:style-name="ce99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Esquadrias de alumínio de 60x80cm basculante com uma folha de vidro lis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240" calcext:value-type="currency">
            <text:p>R$ 240.00</text:p>
          </table:table-cell>
          <table:table-cell table:style-name="ce74" office:value-type="currency" office:currency="BRL" office:value="38.68" calcext:value-type="currency">
            <text:p>R$ 38.68</text:p>
          </table:table-cell>
          <table:table-cell table:style-name="ce74" table:formula="of:=[.H137]+[.I137]" office:value-type="currency" office:currency="BRL" office:value="278.68" calcext:value-type="currency">
            <text:p>R$ 278.68</text:p>
          </table:table-cell>
          <table:table-cell table:style-name="ce74" table:formula="of:=[.G137]*[.H137]" office:value-type="currency" office:currency="BRL" office:value="480" calcext:value-type="currency">
            <text:p>R$ 480.00</text:p>
          </table:table-cell>
          <table:table-cell table:style-name="ce74" table:formula="of:=[.G137]*[.I137]" office:value-type="currency" office:currency="BRL" office:value="77.36" calcext:value-type="currency">
            <text:p>R$ 77.36</text:p>
          </table:table-cell>
          <table:table-cell table:style-name="ce74" table:formula="of:=[.K137]+[.L137]" office:value-type="currency" office:currency="BRL" office:value="557.36" calcext:value-type="currency">
            <text:p>R$ 557.36</text:p>
          </table:table-cell>
          <table:table-cell table:style-name="ce74"/>
          <table:table-cell table:style-name="ce99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table:number-columns-repeated="2"/>
          <table:table-cell office:value-type="string" calcext:value-type="string">
            <text:p>Esquadrias de alumínio 150x21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.00</text:p>
          </table:table-cell>
          <table:table-cell table:style-name="ce74" office:value-type="currency" office:currency="BRL" office:value="700" calcext:value-type="currency">
            <text:p>R$ 700.00</text:p>
          </table:table-cell>
          <table:table-cell table:style-name="ce74" office:value-type="currency" office:currency="BRL" office:value="121.84" calcext:value-type="currency">
            <text:p>R$ 121.84</text:p>
          </table:table-cell>
          <table:table-cell table:style-name="ce74" table:formula="of:=[.H138]+[.I138]" office:value-type="currency" office:currency="BRL" office:value="821.84" calcext:value-type="currency">
            <text:p>R$ 821.84</text:p>
          </table:table-cell>
          <table:table-cell table:style-name="ce74" table:formula="of:=[.G138]*[.H138]" office:value-type="currency" office:currency="BRL" office:value="2100" calcext:value-type="currency">
            <text:p>R$ 2,100.00</text:p>
          </table:table-cell>
          <table:table-cell table:style-name="ce74" table:formula="of:=[.G138]*[.I138]" office:value-type="currency" office:currency="BRL" office:value="365.52" calcext:value-type="currency">
            <text:p>R$ 365.52</text:p>
          </table:table-cell>
          <table:table-cell table:style-name="ce74" table:formula="of:=[.K138]+[.L138]" office:value-type="currency" office:currency="BRL" office:value="2465.52" calcext:value-type="currency">
            <text:p>R$ 2,465.52</text:p>
          </table:table-cell>
          <table:table-cell table:style-name="ce74"/>
          <table:table-cell table:style-name="ce99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it porta de madeira interior de 80x210cm para parede de gesso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.00</text:p>
          </table:table-cell>
          <table:table-cell table:style-name="ce74" office:value-type="currency" office:currency="BRL" office:value="300" calcext:value-type="currency">
            <text:p>R$ 300.00</text:p>
          </table:table-cell>
          <table:table-cell table:style-name="ce74" table:formula="of:=50.81*2.1*0.8" office:value-type="currency" office:currency="BRL" office:value="85.3608" calcext:value-type="currency">
            <text:p>R$ 85.36</text:p>
          </table:table-cell>
          <table:table-cell table:style-name="ce74" table:formula="of:=[.H139]+[.I139]" office:value-type="currency" office:currency="BRL" office:value="385.3608" calcext:value-type="currency">
            <text:p>R$ 385.36</text:p>
          </table:table-cell>
          <table:table-cell table:style-name="ce74" table:formula="of:=[.G139]*[.H139]" office:value-type="currency" office:currency="BRL" office:value="900" calcext:value-type="currency">
            <text:p>R$ 900.00</text:p>
          </table:table-cell>
          <table:table-cell table:style-name="ce74" table:formula="of:=[.G139]*[.I139]" office:value-type="currency" office:currency="BRL" office:value="256.0824" calcext:value-type="currency">
            <text:p>R$ 256.08</text:p>
          </table:table-cell>
          <table:table-cell table:style-name="ce74" table:formula="of:=[.K139]+[.L139]" office:value-type="currency" office:currency="BRL" office:value="1156.0824" calcext:value-type="currency">
            <text:p>R$ 1,156.08</text:p>
          </table:table-cell>
          <table:table-cell table:style-name="ce74"/>
          <table:table-cell table:style-name="ce99" office:value-type="string" calcext:value-type="string">
            <text:p>PMSP 07-01-11 + 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Porta de alumínio exterior com janela de 80x210cm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862.93" calcext:value-type="currency">
            <text:p>R$ 862.93</text:p>
          </table:table-cell>
          <table:table-cell table:style-name="ce74" office:value-type="currency" office:currency="BRL" office:value="130.4" calcext:value-type="currency">
            <text:p>R$ 130.40</text:p>
          </table:table-cell>
          <table:table-cell table:style-name="ce74" table:formula="of:=[.H140]+[.I140]" office:value-type="currency" office:currency="BRL" office:value="993.33" calcext:value-type="currency">
            <text:p>R$ 993.33</text:p>
          </table:table-cell>
          <table:table-cell table:style-name="ce74" table:formula="of:=[.G140]*[.H140]" office:value-type="currency" office:currency="BRL" office:value="862.93" calcext:value-type="currency">
            <text:p>R$ 862.93</text:p>
          </table:table-cell>
          <table:table-cell table:style-name="ce74" table:formula="of:=[.G140]*[.I140]" office:value-type="currency" office:currency="BRL" office:value="130.4" calcext:value-type="currency">
            <text:p>R$ 130.40</text:p>
          </table:table-cell>
          <table:table-cell table:style-name="ce74" table:formula="of:=[.K140]+[.L140]" office:value-type="currency" office:currency="BRL" office:value="993.33" calcext:value-type="currency">
            <text:p>R$ 993.33</text:p>
          </table:table-cell>
          <table:table-cell table:style-name="ce74"/>
          <table:table-cell table:style-name="ce99" office:value-type="string" calcext:value-type="string">
            <text:p>PMSP 098-01-3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136:.K140])" office:value-type="currency" office:currency="BRL" office:value="4342.93" calcext:value-type="currency">
            <text:p>R$ 4,342.93</text:p>
          </table:table-cell>
          <table:table-cell table:style-name="ce82" table:formula="of:=SUM([.L136:.L140])" office:value-type="currency" office:currency="BRL" office:value="829.3624" calcext:value-type="currency">
            <text:p>R$ 829.36</text:p>
          </table:table-cell>
          <table:table-cell table:style-name="ce82" table:formula="of:=SUM([.M136:.M140])" office:value-type="currency" office:currency="BRL" office:value="5172.2924" calcext:value-type="currency">
            <text:p>R$ 5,172.29</text:p>
          </table:table-cell>
          <table:table-cell table:style-name="ce83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9" calcext:value-type="float">
            <text:p>9</text:p>
          </table:table-cell>
          <table:table-cell table:style-name="ce31" office:value-type="string" calcext:value-type="string">
            <text:p>Revestimentos e pintura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orro de gesso acartonado fixado em estrutura de alumínio suspensa, com tabicas, alisamento e preparo para pintura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46]+[.I146]" office:value-type="currency" office:currency="BRL" office:value="0" calcext:value-type="currency">
            <text:p>R$ 0.00</text:p>
          </table:table-cell>
          <table:table-cell table:style-name="ce74" table:formula="of:=[.G146]*[.H146]" office:value-type="currency" office:currency="BRL" office:value="0" calcext:value-type="currency">
            <text:p>R$ 0.00</text:p>
          </table:table-cell>
          <table:table-cell table:style-name="ce74" table:formula="of:=[.G146]*[.I146]" office:value-type="currency" office:currency="BRL" office:value="0" calcext:value-type="currency">
            <text:p>R$ 0.00</text:p>
          </table:table-cell>
          <table:table-cell table:style-name="ce74" table:formula="of:=[.K146]+[.L146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Reboco de argamassa de cimento e areia em paredes interiores, espessura 1cm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9]/2" office:value-type="float" office:value="86.827500126" calcext:value-type="float">
            <text:p>86.83</text:p>
          </table:table-cell>
          <table:table-cell table:style-name="ce74" office:value-type="currency" office:currency="BRL" office:value="3.57" calcext:value-type="currency">
            <text:p>R$ 3.57</text:p>
          </table:table-cell>
          <table:table-cell table:style-name="ce74" office:value-type="currency" office:currency="BRL" office:value="19.42" calcext:value-type="currency">
            <text:p>R$ 19.42</text:p>
          </table:table-cell>
          <table:table-cell table:style-name="ce74" table:formula="of:=[.H147]+[.I147]" office:value-type="currency" office:currency="BRL" office:value="22.99" calcext:value-type="currency">
            <text:p>R$ 22.99</text:p>
          </table:table-cell>
          <table:table-cell table:style-name="ce74" table:formula="of:=[.G147]*[.H147]" office:value-type="currency" office:currency="BRL" office:value="309.97417544982" calcext:value-type="currency">
            <text:p>R$ 309.97</text:p>
          </table:table-cell>
          <table:table-cell table:style-name="ce74" table:formula="of:=[.G147]*[.I147]" office:value-type="currency" office:currency="BRL" office:value="1686.19005244692" calcext:value-type="currency">
            <text:p>R$ 1,686.19</text:p>
          </table:table-cell>
          <table:table-cell table:style-name="ce74" table:formula="of:=[.K147]+[.L147]" office:value-type="currency" office:currency="BRL" office:value="1996.16422789674" calcext:value-type="currency">
            <text:p>R$ 1,996.16</text:p>
          </table:table-cell>
          <table:table-cell table:style-name="ce74"/>
          <table:table-cell table:style-name="ce99" office:value-type="string" calcext:value-type="string">
            <text:p>PMSP 11-01-13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Reboco de argamassa de cimento e areia em paredes exteriores, espessura 1cm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9]/2" office:value-type="float" office:value="86.827500126" calcext:value-type="float">
            <text:p>86.83</text:p>
          </table:table-cell>
          <table:table-cell table:style-name="ce74" office:value-type="currency" office:currency="BRL" office:value="2.78" calcext:value-type="currency">
            <text:p>R$ 2.78</text:p>
          </table:table-cell>
          <table:table-cell table:style-name="ce74" office:value-type="currency" office:currency="BRL" office:value="8.38" calcext:value-type="currency">
            <text:p>R$ 8.38</text:p>
          </table:table-cell>
          <table:table-cell table:style-name="ce74" table:formula="of:=[.H148]+[.I148]" office:value-type="currency" office:currency="BRL" office:value="11.16" calcext:value-type="currency">
            <text:p>R$ 11.16</text:p>
          </table:table-cell>
          <table:table-cell table:style-name="ce74" table:formula="of:=[.G148]*[.H148]" office:value-type="currency" office:currency="BRL" office:value="241.38045035028" calcext:value-type="currency">
            <text:p>R$ 241.38</text:p>
          </table:table-cell>
          <table:table-cell table:style-name="ce74" table:formula="of:=[.G148]*[.I148]" office:value-type="currency" office:currency="BRL" office:value="727.61445105588" calcext:value-type="currency">
            <text:p>R$ 727.61</text:p>
          </table:table-cell>
          <table:table-cell table:style-name="ce74" table:formula="of:=[.K148]+[.L148]" office:value-type="currency" office:currency="BRL" office:value="968.99490140616" calcext:value-type="currency">
            <text:p>R$ 968.99</text:p>
          </table:table-cell>
          <table:table-cell table:style-name="ce74"/>
          <table:table-cell table:style-name="ce99" office:value-type="string" calcext:value-type="string">
            <text:p>PMSP 11-01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Revestimento em cerâmica de 10x10cm</text:p>
          </table:table-cell>
          <table:table-cell office:value-type="string" calcext:value-type="string">
            <text:p>m²</text:p>
          </table:table-cell>
          <table:table-cell table:style-name="ce72" table:formula="of:=4.19+2.01+4.36+4.63+11.85" office:value-type="float" office:value="27.04" calcext:value-type="float">
            <text:p>27.04</text:p>
          </table:table-cell>
          <table:table-cell table:style-name="ce74" office:value-type="currency" office:currency="BRL" office:value="43.14" calcext:value-type="currency">
            <text:p>R$ 43.14</text:p>
          </table:table-cell>
          <table:table-cell table:style-name="ce74" office:value-type="currency" office:currency="BRL" office:value="10.72" calcext:value-type="currency">
            <text:p>R$ 10.72</text:p>
          </table:table-cell>
          <table:table-cell table:style-name="ce74" table:formula="of:=[.H149]+[.I149]" office:value-type="currency" office:currency="BRL" office:value="53.86" calcext:value-type="currency">
            <text:p>R$ 53.86</text:p>
          </table:table-cell>
          <table:table-cell table:style-name="ce74" table:formula="of:=[.G149]*[.H149]" office:value-type="currency" office:currency="BRL" office:value="1166.5056" calcext:value-type="currency">
            <text:p>R$ 1,166.51</text:p>
          </table:table-cell>
          <table:table-cell table:style-name="ce74" table:formula="of:=[.G149]*[.I149]" office:value-type="currency" office:currency="BRL" office:value="289.8688" calcext:value-type="currency">
            <text:p>R$ 289.87</text:p>
          </table:table-cell>
          <table:table-cell table:style-name="ce74" table:formula="of:=[.K149]+[.L149]" office:value-type="currency" office:currency="BRL" office:value="1456.3744" calcext:value-type="currency">
            <text:p>R$ 1,456.37</text:p>
          </table:table-cell>
          <table:table-cell table:style-name="ce74"/>
          <table:table-cell table:style-name="ce99" office:value-type="string" calcext:value-type="string">
            <text:p>PMSP 11-03-48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Pintura em paredes interiores com tinta látex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72" table:formula="of:=4.19+2.01+4.36+4.63+11.85+4.36+2.18+7.02+5.25+5.34+6.85+5.17+4.77+14.52+1.37+0.47+2.84+2.5+12.6+1.51+0.47+1.03+6.55+2.02+0.47+2.84+4.77+6.55+0.8+2" office:value-type="float" office:value="131.29" calcext:value-type="float">
            <text:p>131.29</text:p>
          </table:table-cell>
          <table:table-cell table:style-name="ce74" office:value-type="currency" office:currency="BRL" office:value="2.79" calcext:value-type="currency">
            <text:p>R$ 2.79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0]+[.I150]" office:value-type="currency" office:currency="BRL" office:value="12.85" calcext:value-type="currency">
            <text:p>R$ 12.85</text:p>
          </table:table-cell>
          <table:table-cell table:style-name="ce74" table:formula="of:=[.G150]*[.H150]" office:value-type="currency" office:currency="BRL" office:value="366.2991" calcext:value-type="currency">
            <text:p>R$ 366.30</text:p>
          </table:table-cell>
          <table:table-cell table:style-name="ce74" table:formula="of:=[.G150]*[.I150]" office:value-type="currency" office:currency="BRL" office:value="1320.7774" calcext:value-type="currency">
            <text:p>R$ 1,320.78</text:p>
          </table:table-cell>
          <table:table-cell table:style-name="ce74" table:formula="of:=[.K150]+[.L150]" office:value-type="currency" office:currency="BRL" office:value="1687.0765" calcext:value-type="currency">
            <text:p>R$ 1,687.08</text:p>
          </table:table-cell>
          <table:table-cell table:style-name="ce74"/>
          <table:table-cell table:style-name="ce99" office:value-type="string" calcext:value-type="string">
            <text:p>PMSP 15-80-01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Pintura em forros de laje aparente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13]" office:value-type="float" office:value="45.14" calcext:value-type="float">
            <text:p>45.14</text:p>
          </table:table-cell>
          <table:table-cell table:style-name="ce74" office:value-type="currency" office:currency="BRL" office:value="2.79" calcext:value-type="currency">
            <text:p>R$ 2.79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1]+[.I151]" office:value-type="currency" office:currency="BRL" office:value="12.85" calcext:value-type="currency">
            <text:p>R$ 12.85</text:p>
          </table:table-cell>
          <table:table-cell table:style-name="ce74" table:formula="of:=[.G151]*[.H151]" office:value-type="currency" office:currency="BRL" office:value="125.9406" calcext:value-type="currency">
            <text:p>R$ 125.94</text:p>
          </table:table-cell>
          <table:table-cell table:style-name="ce74" table:formula="of:=[.G151]*[.I151]" office:value-type="currency" office:currency="BRL" office:value="454.1084" calcext:value-type="currency">
            <text:p>R$ 454.11</text:p>
          </table:table-cell>
          <table:table-cell table:style-name="ce74" table:formula="of:=[.K151]+[.L151]" office:value-type="currency" office:currency="BRL" office:value="580.049" calcext:value-type="currency">
            <text:p>R$ 580.05</text:p>
          </table:table-cell>
          <table:table-cell table:style-name="ce74"/>
          <table:table-cell table:style-name="ce99" office:value-type="string" calcext:value-type="string">
            <text:p>PMSP 15-80-01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Pintura em forros de gesso acartonado com tinta acrílica em duas demãos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52]+[.I152]" office:value-type="currency" office:currency="BRL" office:value="0" calcext:value-type="currency">
            <text:p>R$ 0.00</text:p>
          </table:table-cell>
          <table:table-cell table:style-name="ce74" table:formula="of:=[.G152]*[.H152]" office:value-type="currency" office:currency="BRL" office:value="0" calcext:value-type="currency">
            <text:p>R$ 0.00</text:p>
          </table:table-cell>
          <table:table-cell table:style-name="ce74" table:formula="of:=[.G152]*[.I152]" office:value-type="currency" office:currency="BRL" office:value="0" calcext:value-type="currency">
            <text:p>R$ 0.00</text:p>
          </table:table-cell>
          <table:table-cell table:style-name="ce74" table:formula="of:=[.K152]+[.L152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8" calcext:value-type="float">
            <text:p>9.8</text:p>
          </table:table-cell>
          <table:table-cell/>
          <table:table-cell office:value-type="string" calcext:value-type="string">
            <text:p>Pintura em paredes ex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9]/2" office:value-type="float" office:value="86.827500126" calcext:value-type="float">
            <text:p>86.83</text:p>
          </table:table-cell>
          <table:table-cell table:style-name="ce74" office:value-type="currency" office:currency="BRL" office:value="3.5" calcext:value-type="currency">
            <text:p>R$ 3.50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3]+[.I153]" office:value-type="currency" office:currency="BRL" office:value="13.56" calcext:value-type="currency">
            <text:p>R$ 13.56</text:p>
          </table:table-cell>
          <table:table-cell table:style-name="ce74" table:formula="of:=[.G153]*[.H153]" office:value-type="currency" office:currency="BRL" office:value="303.896250441" calcext:value-type="currency">
            <text:p>R$ 303.90</text:p>
          </table:table-cell>
          <table:table-cell table:style-name="ce74" table:formula="of:=[.G153]*[.I153]" office:value-type="currency" office:currency="BRL" office:value="873.48465126756" calcext:value-type="currency">
            <text:p>R$ 873.48</text:p>
          </table:table-cell>
          <table:table-cell table:style-name="ce74" table:formula="of:=[.K153]+[.L153]" office:value-type="currency" office:currency="BRL" office:value="1177.38090170856" calcext:value-type="currency">
            <text:p>R$ 1,177.38</text:p>
          </table:table-cell>
          <table:table-cell table:style-name="ce74"/>
          <table:table-cell table:style-name="ce99" office:value-type="string" calcext:value-type="string">
            <text:p>PMSP 15-80-05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Pintura em portas, janelas, rodapés e mobiliário com tinta esmaltada em duas demãos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26]*2" office:value-type="float" office:value="13.86" calcext:value-type="float">
            <text:p>13.86</text:p>
          </table:table-cell>
          <table:table-cell table:style-name="ce74" office:value-type="currency" office:currency="BRL" office:value="5.91" calcext:value-type="currency">
            <text:p>R$ 5.91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4]+[.I154]" office:value-type="currency" office:currency="BRL" office:value="15.97" calcext:value-type="currency">
            <text:p>R$ 15.97</text:p>
          </table:table-cell>
          <table:table-cell table:style-name="ce74" table:formula="of:=[.G154]*[.H154]" office:value-type="currency" office:currency="BRL" office:value="81.9126" calcext:value-type="currency">
            <text:p>R$ 81.91</text:p>
          </table:table-cell>
          <table:table-cell table:style-name="ce74" table:formula="of:=[.G154]*[.I154]" office:value-type="currency" office:currency="BRL" office:value="139.4316" calcext:value-type="currency">
            <text:p>R$ 139.43</text:p>
          </table:table-cell>
          <table:table-cell table:style-name="ce74" table:formula="of:=[.K154]+[.L154]" office:value-type="currency" office:currency="BRL" office:value="221.3442" calcext:value-type="currency">
            <text:p>R$ 221.34</text:p>
          </table:table-cell>
          <table:table-cell table:style-name="ce74"/>
          <table:table-cell table:style-name="ce99" office:value-type="string" calcext:value-type="string">
            <text:p>PMSP 15-80-1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3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146:.K154])" office:value-type="currency" office:currency="BRL" office:value="2595.9087762411" calcext:value-type="currency">
            <text:p>R$ 2,595.91</text:p>
          </table:table-cell>
          <table:table-cell table:style-name="ce82" table:formula="of:=SUM([.L146:.L154])" office:value-type="currency" office:currency="BRL" office:value="5491.47535477036" calcext:value-type="currency">
            <text:p>R$ 5,491.48</text:p>
          </table:table-cell>
          <table:table-cell table:style-name="ce82" table:formula="of:=SUM([.M146:.M154])" office:value-type="currency" office:currency="BRL" office:value="8087.38413101146" calcext:value-type="currency">
            <text:p>R$ 8,087.38</text:p>
          </table:table-cell>
          <table:table-cell table:style-name="ce83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10" calcext:value-type="float">
            <text:p>10</text:p>
          </table:table-cell>
          <table:table-cell table:style-name="ce31" office:value-type="string" calcext:value-type="string">
            <text:p>Instalações hidrossanitária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395.88" calcext:value-type="currency">
            <text:p>R$ 395.88</text:p>
          </table:table-cell>
          <table:table-cell table:style-name="ce74" office:value-type="currency" office:currency="BRL" office:value="103.87" calcext:value-type="currency">
            <text:p>R$ 103.87</text:p>
          </table:table-cell>
          <table:table-cell table:style-name="ce74" table:formula="of:=[.H160]+[.I160]" office:value-type="currency" office:currency="BRL" office:value="499.75" calcext:value-type="currency">
            <text:p>R$ 499.75</text:p>
          </table:table-cell>
          <table:table-cell table:style-name="ce74" table:formula="of:=[.G160]*[.H160]" office:value-type="currency" office:currency="BRL" office:value="395.88" calcext:value-type="currency">
            <text:p>R$ 395.88</text:p>
          </table:table-cell>
          <table:table-cell table:style-name="ce74" table:formula="of:=[.G160]*[.I160]" office:value-type="currency" office:currency="BRL" office:value="103.87" calcext:value-type="currency">
            <text:p>R$ 103.87</text:p>
          </table:table-cell>
          <table:table-cell table:style-name="ce74" table:formula="of:=[.K160]+[.L160]" office:value-type="currency" office:currency="BRL" office:value="499.75" calcext:value-type="currency">
            <text:p>R$ 499.75</text:p>
          </table:table-cell>
          <table:table-cell table:style-name="ce74"/>
          <table:table-cell table:style-name="ce99" office:value-type="string" calcext:value-type="string">
            <text:p>PMSP 10-13-03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250.23+38.6-50" office:value-type="currency" office:currency="BRL" office:value="238.83" calcext:value-type="currency">
            <text:p>R$ 238.83</text:p>
          </table:table-cell>
          <table:table-cell table:style-name="ce74" office:value-type="currency" office:currency="BRL" office:value="76.81" calcext:value-type="currency">
            <text:p>R$ 76.81</text:p>
          </table:table-cell>
          <table:table-cell table:style-name="ce74" table:formula="of:=[.H161]+[.I161]" office:value-type="currency" office:currency="BRL" office:value="315.64" calcext:value-type="currency">
            <text:p>R$ 315.64</text:p>
          </table:table-cell>
          <table:table-cell table:style-name="ce74" table:formula="of:=[.G161]*[.H161]" office:value-type="currency" office:currency="BRL" office:value="238.83" calcext:value-type="currency">
            <text:p>R$ 238.83</text:p>
          </table:table-cell>
          <table:table-cell table:style-name="ce74" table:formula="of:=[.G161]*[.I161]" office:value-type="currency" office:currency="BRL" office:value="76.81" calcext:value-type="currency">
            <text:p>R$ 76.81</text:p>
          </table:table-cell>
          <table:table-cell table:style-name="ce74" table:formula="of:=[.K161]+[.L161]" office:value-type="currency" office:currency="BRL" office:value="315.64" calcext:value-type="currency">
            <text:p>R$ 315.64</text:p>
          </table:table-cell>
          <table:table-cell table:style-name="ce74"/>
          <table:table-cell table:style-name="ce105" office:value-type="string" calcext:value-type="string">
            <text:p>PMSP 10-13-08 + SINAPI-SP 1341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Ralos de piso em PVC com caixa sionad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19.56" calcext:value-type="currency">
            <text:p>R$ 19.56</text:p>
          </table:table-cell>
          <table:table-cell table:style-name="ce74" office:value-type="currency" office:currency="BRL" office:value="48.47" calcext:value-type="currency">
            <text:p>R$ 48.47</text:p>
          </table:table-cell>
          <table:table-cell table:style-name="ce74" table:formula="of:=[.H162]+[.I162]" office:value-type="currency" office:currency="BRL" office:value="68.03" calcext:value-type="currency">
            <text:p>R$ 68.03</text:p>
          </table:table-cell>
          <table:table-cell table:style-name="ce74" table:formula="of:=[.G162]*[.H162]" office:value-type="currency" office:currency="BRL" office:value="39.12" calcext:value-type="currency">
            <text:p>R$ 39.12</text:p>
          </table:table-cell>
          <table:table-cell table:style-name="ce74" table:formula="of:=[.G162]*[.I162]" office:value-type="currency" office:currency="BRL" office:value="96.94" calcext:value-type="currency">
            <text:p>R$ 96.94</text:p>
          </table:table-cell>
          <table:table-cell table:style-name="ce74" table:formula="of:=[.K162]+[.L162]" office:value-type="currency" office:currency="BRL" office:value="136.06" calcext:value-type="currency">
            <text:p>R$ 136.06</text:p>
          </table:table-cell>
          <table:table-cell table:style-name="ce74"/>
          <table:table-cell table:style-name="ce99" office:value-type="string" calcext:value-type="string">
            <text:p>PMSP 10-10-01 + 10-10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Torneiras de registro em aç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68.68" calcext:value-type="currency">
            <text:p>R$ 68.68</text:p>
          </table:table-cell>
          <table:table-cell table:style-name="ce74" office:value-type="currency" office:currency="BRL" office:value="34.62" calcext:value-type="currency">
            <text:p>R$ 34.62</text:p>
          </table:table-cell>
          <table:table-cell table:style-name="ce74" table:formula="of:=[.H163]+[.I163]" office:value-type="currency" office:currency="BRL" office:value="103.3" calcext:value-type="currency">
            <text:p>R$ 103.30</text:p>
          </table:table-cell>
          <table:table-cell table:style-name="ce74" table:formula="of:=[.G163]*[.H163]" office:value-type="currency" office:currency="BRL" office:value="137.36" calcext:value-type="currency">
            <text:p>R$ 137.36</text:p>
          </table:table-cell>
          <table:table-cell table:style-name="ce74" table:formula="of:=[.G163]*[.I163]" office:value-type="currency" office:currency="BRL" office:value="69.24" calcext:value-type="currency">
            <text:p>R$ 69.24</text:p>
          </table:table-cell>
          <table:table-cell table:style-name="ce74" table:formula="of:=[.K163]+[.L163]" office:value-type="currency" office:currency="BRL" office:value="206.6" calcext:value-type="currency">
            <text:p>R$ 206.60</text:p>
          </table:table-cell>
          <table:table-cell table:style-name="ce74"/>
          <table:table-cell table:style-name="ce99" office:value-type="string" calcext:value-type="string">
            <text:p>PMSP 10-14-15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Tanque suspenso em fibra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455.7-50" office:value-type="currency" office:currency="BRL" office:value="405.7" calcext:value-type="currency">
            <text:p>R$ 405.70</text:p>
          </table:table-cell>
          <table:table-cell table:style-name="ce74" office:value-type="currency" office:currency="BRL" office:value="94.12" calcext:value-type="currency">
            <text:p>R$ 94.12</text:p>
          </table:table-cell>
          <table:table-cell table:style-name="ce74" table:formula="of:=[.H164]+[.I164]" office:value-type="currency" office:currency="BRL" office:value="499.82" calcext:value-type="currency">
            <text:p>R$ 499.82</text:p>
          </table:table-cell>
          <table:table-cell table:style-name="ce74" table:formula="of:=[.G164]*[.H164]" office:value-type="currency" office:currency="BRL" office:value="405.7" calcext:value-type="currency">
            <text:p>R$ 405.70</text:p>
          </table:table-cell>
          <table:table-cell table:style-name="ce74" table:formula="of:=[.G164]*[.I164]" office:value-type="currency" office:currency="BRL" office:value="94.12" calcext:value-type="currency">
            <text:p>R$ 94.12</text:p>
          </table:table-cell>
          <table:table-cell table:style-name="ce74" table:formula="of:=[.K164]+[.L164]" office:value-type="currency" office:currency="BRL" office:value="499.82" calcext:value-type="currency">
            <text:p>R$ 499.82</text:p>
          </table:table-cell>
          <table:table-cell table:style-name="ce74"/>
          <table:table-cell table:style-name="ce99" office:value-type="string" calcext:value-type="string">
            <text:p>PMSP 10-13-40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Cuba de cozinha de embutir em aço inox de 15x30x45cm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418.48-50" office:value-type="currency" office:currency="BRL" office:value="368.48" calcext:value-type="currency">
            <text:p>R$ 368.48</text:p>
          </table:table-cell>
          <table:table-cell table:style-name="ce74" office:value-type="currency" office:currency="BRL" office:value="51.93" calcext:value-type="currency">
            <text:p>R$ 51.93</text:p>
          </table:table-cell>
          <table:table-cell table:style-name="ce74" table:formula="of:=[.H165]+[.I165]" office:value-type="currency" office:currency="BRL" office:value="420.41" calcext:value-type="currency">
            <text:p>R$ 420.41</text:p>
          </table:table-cell>
          <table:table-cell table:style-name="ce74" table:formula="of:=[.G165]*[.H165]" office:value-type="currency" office:currency="BRL" office:value="368.48" calcext:value-type="currency">
            <text:p>R$ 368.48</text:p>
          </table:table-cell>
          <table:table-cell table:style-name="ce74" table:formula="of:=[.G165]*[.I165]" office:value-type="currency" office:currency="BRL" office:value="51.93" calcext:value-type="currency">
            <text:p>R$ 51.93</text:p>
          </table:table-cell>
          <table:table-cell table:style-name="ce74" table:formula="of:=[.K165]+[.L165]" office:value-type="currency" office:currency="BRL" office:value="420.41" calcext:value-type="currency">
            <text:p>R$ 420.41</text:p>
          </table:table-cell>
          <table:table-cell table:style-name="ce74"/>
          <table:table-cell table:style-name="ce99" office:value-type="string" calcext:value-type="string">
            <text:p>PMSP 10-13-50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Espera para chuveiro conforme projeto, com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15.41+8.36+45" office:value-type="currency" office:currency="BRL" office:value="68.77" calcext:value-type="currency">
            <text:p>R$ 68.77</text:p>
          </table:table-cell>
          <table:table-cell table:style-name="ce74" table:formula="of:=9.75+69.25" office:value-type="currency" office:currency="BRL" office:value="79" calcext:value-type="currency">
            <text:p>R$ 79.00</text:p>
          </table:table-cell>
          <table:table-cell table:style-name="ce74" table:formula="of:=[.H166]+[.I166]" office:value-type="currency" office:currency="BRL" office:value="147.77" calcext:value-type="currency">
            <text:p>R$ 147.77</text:p>
          </table:table-cell>
          <table:table-cell table:style-name="ce74" table:formula="of:=[.G166]*[.H166]" office:value-type="currency" office:currency="BRL" office:value="68.77" calcext:value-type="currency">
            <text:p>R$ 68.77</text:p>
          </table:table-cell>
          <table:table-cell table:style-name="ce74" table:formula="of:=[.G166]*[.I166]" office:value-type="currency" office:currency="BRL" office:value="79" calcext:value-type="currency">
            <text:p>R$ 79.00</text:p>
          </table:table-cell>
          <table:table-cell table:style-name="ce74" table:formula="of:=[.K166]+[.L166]" office:value-type="currency" office:currency="BRL" office:value="147.77" calcext:value-type="currency">
            <text:p>R$ 147.77</text:p>
          </table:table-cell>
          <table:table-cell table:style-name="ce74"/>
          <table:table-cell table:style-name="ce105" office:value-type="string" calcext:value-type="string">
            <text:p>PMSP 10-14-40 + 10-14-22 + mercado livre</text:p>
          </table:table-cell>
          <table:table-cell table:number-columns-repeated="1009"/>
        </table:table-row>
        <table:table-row table:style-name="ro6">
          <table:table-cell/>
          <table:table-cell table:style-name="ce9"/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Conexão à rede pública de distribuição de água, com escavação, tubulação e caixa de entrada e medi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1" table:formula="of:=45.56+60.96" office:value-type="currency" office:currency="BRL" office:value="106.52" calcext:value-type="currency">
            <text:p>R$ 106.52</text:p>
          </table:table-cell>
          <table:table-cell table:style-name="ce81" table:formula="of:=138.49+120.42" office:value-type="currency" office:currency="BRL" office:value="258.91" calcext:value-type="currency">
            <text:p>R$ 258.91</text:p>
          </table:table-cell>
          <table:table-cell table:style-name="ce74" table:formula="of:=[.H167]+[.I167]" office:value-type="currency" office:currency="BRL" office:value="365.43" calcext:value-type="currency">
            <text:p>R$ 365.43</text:p>
          </table:table-cell>
          <table:table-cell table:style-name="ce74" table:formula="of:=[.G167]*[.H167]" office:value-type="currency" office:currency="BRL" office:value="106.52" calcext:value-type="currency">
            <text:p>R$ 106.52</text:p>
          </table:table-cell>
          <table:table-cell table:style-name="ce74" table:formula="of:=[.G167]*[.I167]" office:value-type="currency" office:currency="BRL" office:value="258.91" calcext:value-type="currency">
            <text:p>R$ 258.91</text:p>
          </table:table-cell>
          <table:table-cell table:style-name="ce74" table:formula="of:=[.K167]+[.L167]" office:value-type="currency" office:currency="BRL" office:value="365.43" calcext:value-type="currency">
            <text:p>R$ 365.43</text:p>
          </table:table-cell>
          <table:table-cell table:style-name="ce74"/>
          <table:table-cell table:style-name="ce99" office:value-type="string" calcext:value-type="string">
            <text:p>PMSP 10-01-01 + 10-10-96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Conexão à rede pública de esgoto com escavação, tubulação e caixa de inspe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5" table:number-columns-repeated="2"/>
          <table:table-cell table:style-name="ce74" table:formula="of:=[.H168]+[.I168]" office:value-type="currency" office:currency="BRL" office:value="0" calcext:value-type="currency">
            <text:p>R$ 0.00</text:p>
          </table:table-cell>
          <table:table-cell table:style-name="ce74" table:formula="of:=[.G168]*[.H168]" office:value-type="currency" office:currency="BRL" office:value="0" calcext:value-type="currency">
            <text:p>R$ 0.00</text:p>
          </table:table-cell>
          <table:table-cell table:style-name="ce74" table:formula="of:=[.G168]*[.I168]" office:value-type="currency" office:currency="BRL" office:value="0" calcext:value-type="currency">
            <text:p>R$ 0.00</text:p>
          </table:table-cell>
          <table:table-cell table:style-name="ce74" table:formula="of:=[.K168]+[.L168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7">
          <table:table-cell/>
          <table:table-cell table:style-name="ce9"/>
          <table:table-cell table:style-name="ce26" office:value-type="string" calcext:value-type="string">
            <text:p>10.10</text:p>
          </table:table-cell>
          <table:table-cell/>
          <table:table-cell office:value-type="string" calcext:value-type="string">
            <text:p>Caixa d’água em polietileno de 500L com instalação em base em alvenaria, com assessórios, boias, ventilação, peças de conexões e registro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419.7" calcext:value-type="currency">
            <text:p>R$ 419.70</text:p>
          </table:table-cell>
          <table:table-cell table:style-name="ce74" office:value-type="currency" office:currency="BRL" office:value="276.98" calcext:value-type="currency">
            <text:p>R$ 276.98</text:p>
          </table:table-cell>
          <table:table-cell table:style-name="ce74" table:formula="of:=[.H169]+[.I169]" office:value-type="currency" office:currency="BRL" office:value="696.68" calcext:value-type="currency">
            <text:p>R$ 696.68</text:p>
          </table:table-cell>
          <table:table-cell table:style-name="ce74" table:formula="of:=[.G169]*[.H169]" office:value-type="currency" office:currency="BRL" office:value="419.7" calcext:value-type="currency">
            <text:p>R$ 419.70</text:p>
          </table:table-cell>
          <table:table-cell table:style-name="ce74" table:formula="of:=[.G169]*[.I169]" office:value-type="currency" office:currency="BRL" office:value="276.98" calcext:value-type="currency">
            <text:p>R$ 276.98</text:p>
          </table:table-cell>
          <table:table-cell table:style-name="ce74" table:formula="of:=[.K169]+[.L169]" office:value-type="currency" office:currency="BRL" office:value="696.68" calcext:value-type="currency">
            <text:p>R$ 696.68</text:p>
          </table:table-cell>
          <table:table-cell table:style-name="ce74"/>
          <table:table-cell table:style-name="ce99" office:value-type="string" calcext:value-type="string">
            <text:p>PMSP 10-02-12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11" calcext:value-type="float">
            <text:p>10.11</text:p>
          </table:table-cell>
          <table:table-cell/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30]" office:value-type="float" office:value="26.3717395966" calcext:value-type="float">
            <text:p>26.37</text:p>
          </table:table-cell>
          <table:table-cell table:style-name="ce74" office:value-type="currency" office:currency="BRL" office:value="4.36" calcext:value-type="currency">
            <text:p>R$ 4.36</text:p>
          </table:table-cell>
          <table:table-cell table:style-name="ce74" office:value-type="currency" office:currency="BRL" office:value="13.85" calcext:value-type="currency">
            <text:p>R$ 13.85</text:p>
          </table:table-cell>
          <table:table-cell table:style-name="ce74" table:formula="of:=[.H170]+[.I170]" office:value-type="currency" office:currency="BRL" office:value="18.21" calcext:value-type="currency">
            <text:p>R$ 18.21</text:p>
          </table:table-cell>
          <table:table-cell table:style-name="ce74" table:formula="of:=[.G170]*[.H170]" office:value-type="currency" office:currency="BRL" office:value="114.980784641176" calcext:value-type="currency">
            <text:p>R$ 114.98</text:p>
          </table:table-cell>
          <table:table-cell table:style-name="ce74" table:formula="of:=[.G170]*[.I170]" office:value-type="currency" office:currency="BRL" office:value="365.24859341291" calcext:value-type="currency">
            <text:p>R$ 365.25</text:p>
          </table:table-cell>
          <table:table-cell table:style-name="ce74" table:formula="of:=[.K170]+[.L170]" office:value-type="currency" office:currency="BRL" office:value="480.229378054086" calcext:value-type="currency">
            <text:p>R$ 480.23</text:p>
          </table:table-cell>
          <table:table-cell table:style-name="ce74"/>
          <table:table-cell table:style-name="ce99" office:value-type="string" calcext:value-type="string">
            <text:p>PMSP 10-02-61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12" calcext:value-type="float">
            <text:p>10.12</text:p>
          </table:table-cell>
          <table:table-cell/>
          <table:table-cell office:value-type="string" calcext:value-type="string">
            <text:p>Tampo de pia suspenso em granito de 120x55x3cm conforme projeto, com furação para a cuba, fixado à parede com mãos francesas metálicas, com bordas em granito de 5cm</text:p>
          </table:table-cell>
          <table:table-cell office:value-type="string" calcext:value-type="string">
            <text:p>m²</text:p>
          </table:table-cell>
          <table:table-cell table:formula="of:=1.2*0.55" office:value-type="float" office:value="0.66" calcext:value-type="float">
            <text:p>0.66</text:p>
          </table:table-cell>
          <table:table-cell table:style-name="ce74" table:formula="of:=323.21+21.16" office:value-type="currency" office:currency="BRL" office:value="344.37" calcext:value-type="currency">
            <text:p>R$ 344.37</text:p>
          </table:table-cell>
          <table:table-cell table:style-name="ce74" table:formula="of:=66.38+25.37" office:value-type="currency" office:currency="BRL" office:value="91.75" calcext:value-type="currency">
            <text:p>R$ 91.75</text:p>
          </table:table-cell>
          <table:table-cell table:style-name="ce74" table:formula="of:=[.H171]+[.I171]" office:value-type="currency" office:currency="BRL" office:value="436.12" calcext:value-type="currency">
            <text:p>R$ 436.12</text:p>
          </table:table-cell>
          <table:table-cell table:style-name="ce74" table:formula="of:=[.G171]*[.H171]" office:value-type="currency" office:currency="BRL" office:value="227.2842" calcext:value-type="currency">
            <text:p>R$ 227.28</text:p>
          </table:table-cell>
          <table:table-cell table:style-name="ce74" table:formula="of:=[.G171]*[.I171]" office:value-type="currency" office:currency="BRL" office:value="60.555" calcext:value-type="currency">
            <text:p>R$ 60.56</text:p>
          </table:table-cell>
          <table:table-cell table:style-name="ce74" table:formula="of:=[.K171]+[.L171]" office:value-type="currency" office:currency="BRL" office:value="287.8392" calcext:value-type="currency">
            <text:p>R$ 287.84</text:p>
          </table:table-cell>
          <table:table-cell table:style-name="ce74"/>
          <table:table-cell table:style-name="ce106" office:value-type="string" calcext:value-type="string">
            <text:p>PMSP 10-14-75 + 17-05-1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13" calcext:value-type="float">
            <text:p>10.13</text:p>
          </table:table-cell>
          <table:table-cell/>
          <table:table-cell office:value-type="string" calcext:value-type="string">
            <text:p>Caixa de separação de gordura em alvenari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84.65" calcext:value-type="currency">
            <text:p>R$ 84.65</text:p>
          </table:table-cell>
          <table:table-cell table:style-name="ce74" office:value-type="currency" office:currency="BRL" office:value="146.89" calcext:value-type="currency">
            <text:p>R$ 146.89</text:p>
          </table:table-cell>
          <table:table-cell table:style-name="ce74" table:formula="of:=[.H172]+[.I172]" office:value-type="currency" office:currency="BRL" office:value="231.54" calcext:value-type="currency">
            <text:p>R$ 231.54</text:p>
          </table:table-cell>
          <table:table-cell table:style-name="ce74" table:formula="of:=[.G172]*[.H172]" office:value-type="currency" office:currency="BRL" office:value="84.65" calcext:value-type="currency">
            <text:p>R$ 84.65</text:p>
          </table:table-cell>
          <table:table-cell table:style-name="ce74" table:formula="of:=[.G172]*[.I172]" office:value-type="currency" office:currency="BRL" office:value="146.89" calcext:value-type="currency">
            <text:p>R$ 146.89</text:p>
          </table:table-cell>
          <table:table-cell table:style-name="ce74" table:formula="of:=[.K172]+[.L172]" office:value-type="currency" office:currency="BRL" office:value="231.54" calcext:value-type="currency">
            <text:p>R$ 231.54</text:p>
          </table:table-cell>
          <table:table-cell table:style-name="ce74"/>
          <table:table-cell table:style-name="ce99" office:value-type="string" calcext:value-type="string">
            <text:p>PMSP 10-10-59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14" calcext:value-type="float">
            <text:p>10.14</text:p>
          </table:table-cell>
          <table:table-cell/>
          <table:table-cell office:value-type="string" calcext:value-type="string">
            <text:p>Caixa de inspeção exterior em concreto pré-fabricada tamanho mínimo 50x50x50cm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60.96" calcext:value-type="currency">
            <text:p>R$ 60.96</text:p>
          </table:table-cell>
          <table:table-cell table:style-name="ce74" office:value-type="currency" office:currency="BRL" office:value="120.42" calcext:value-type="currency">
            <text:p>R$ 120.42</text:p>
          </table:table-cell>
          <table:table-cell table:style-name="ce74" table:formula="of:=[.H173]+[.I173]" office:value-type="currency" office:currency="BRL" office:value="181.38" calcext:value-type="currency">
            <text:p>R$ 181.38</text:p>
          </table:table-cell>
          <table:table-cell table:style-name="ce74" table:formula="of:=[.G173]*[.H173]" office:value-type="currency" office:currency="BRL" office:value="121.92" calcext:value-type="currency">
            <text:p>R$ 121.92</text:p>
          </table:table-cell>
          <table:table-cell table:style-name="ce74" table:formula="of:=[.G173]*[.I173]" office:value-type="currency" office:currency="BRL" office:value="240.84" calcext:value-type="currency">
            <text:p>R$ 240.84</text:p>
          </table:table-cell>
          <table:table-cell table:style-name="ce74" table:formula="of:=[.K173]+[.L173]" office:value-type="currency" office:currency="BRL" office:value="362.76" calcext:value-type="currency">
            <text:p>R$ 362.76</text:p>
          </table:table-cell>
          <table:table-cell table:style-name="ce74"/>
          <table:table-cell table:style-name="ce99" office:value-type="string" calcext:value-type="string">
            <text:p>PMSP 10-10-96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15" calcext:value-type="float">
            <text:p>10.15</text:p>
          </table:table-cell>
          <table:table-cell/>
          <table:table-cell office:value-type="string" calcext:value-type="string">
            <text:p>Tubulação de PVC de 50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31]" office:value-type="float" office:value="15.249875043" calcext:value-type="float">
            <text:p>15.25</text:p>
          </table:table-cell>
          <table:table-cell table:style-name="ce74" office:value-type="currency" office:currency="BRL" office:value="14.2" calcext:value-type="currency">
            <text:p>R$ 14.20</text:p>
          </table:table-cell>
          <table:table-cell table:style-name="ce74" office:value-type="currency" office:currency="BRL" office:value="20.77" calcext:value-type="currency">
            <text:p>R$ 20.77</text:p>
          </table:table-cell>
          <table:table-cell table:style-name="ce74" table:formula="of:=[.H174]+[.I174]" office:value-type="currency" office:currency="BRL" office:value="34.97" calcext:value-type="currency">
            <text:p>R$ 34.97</text:p>
          </table:table-cell>
          <table:table-cell table:style-name="ce74" table:formula="of:=[.G174]*[.H174]" office:value-type="currency" office:currency="BRL" office:value="216.5482256106" calcext:value-type="currency">
            <text:p>R$ 216.55</text:p>
          </table:table-cell>
          <table:table-cell table:style-name="ce74" table:formula="of:=[.G174]*[.I174]" office:value-type="currency" office:currency="BRL" office:value="316.73990464311" calcext:value-type="currency">
            <text:p>R$ 316.74</text:p>
          </table:table-cell>
          <table:table-cell table:style-name="ce74" table:formula="of:=[.K174]+[.L174]" office:value-type="currency" office:currency="BRL" office:value="533.28813025371" calcext:value-type="currency">
            <text:p>R$ 533.29</text:p>
          </table:table-cell>
          <table:table-cell table:style-name="ce74"/>
          <table:table-cell table:style-name="ce99" office:value-type="string" calcext:value-type="string">
            <text:p>PMSP 10-02-64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16" calcext:value-type="float">
            <text:p>10.16</text:p>
          </table:table-cell>
          <table:table-cell/>
          <table:table-cell office:value-type="string" calcext:value-type="string">
            <text:p>Tubulação de PVC de 75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32]" office:value-type="float" office:value="4.39506057384" calcext:value-type="float">
            <text:p>4.40</text:p>
          </table:table-cell>
          <table:table-cell table:style-name="ce74" office:value-type="currency" office:currency="BRL" office:value="33.36" calcext:value-type="currency">
            <text:p>R$ 33.36</text:p>
          </table:table-cell>
          <table:table-cell table:style-name="ce74" office:value-type="currency" office:currency="BRL" office:value="31.16" calcext:value-type="currency">
            <text:p>R$ 31.16</text:p>
          </table:table-cell>
          <table:table-cell table:style-name="ce74" table:formula="of:=[.H175]+[.I175]" office:value-type="currency" office:currency="BRL" office:value="64.52" calcext:value-type="currency">
            <text:p>R$ 64.52</text:p>
          </table:table-cell>
          <table:table-cell table:style-name="ce74" table:formula="of:=[.G175]*[.H175]" office:value-type="currency" office:currency="BRL" office:value="146.619220743302" calcext:value-type="currency">
            <text:p>R$ 146.62</text:p>
          </table:table-cell>
          <table:table-cell table:style-name="ce74" table:formula="of:=[.G175]*[.I175]" office:value-type="currency" office:currency="BRL" office:value="136.950087480854" calcext:value-type="currency">
            <text:p>R$ 136.95</text:p>
          </table:table-cell>
          <table:table-cell table:style-name="ce74" table:formula="of:=[.K175]+[.L175]" office:value-type="currency" office:currency="BRL" office:value="283.569308224157" calcext:value-type="currency">
            <text:p>R$ 283.57</text:p>
          </table:table-cell>
          <table:table-cell table:style-name="ce74"/>
          <table:table-cell table:style-name="ce99" office:value-type="string" calcext:value-type="string">
            <text:p>PMSP 10-04-67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17" calcext:value-type="float">
            <text:p>10.17</text:p>
          </table:table-cell>
          <table:table-cell/>
          <table:table-cell office:value-type="string" calcext:value-type="string">
            <text:p>Conector de parede para gás de cozinha conforme projet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76]+[.I176]" office:value-type="currency" office:currency="BRL" office:value="0" calcext:value-type="currency">
            <text:p>R$ 0.00</text:p>
          </table:table-cell>
          <table:table-cell table:style-name="ce74" table:formula="of:=[.G176]*[.H176]" office:value-type="currency" office:currency="BRL" office:value="0" calcext:value-type="currency">
            <text:p>R$ 0.00</text:p>
          </table:table-cell>
          <table:table-cell table:style-name="ce74" table:formula="of:=[.G176]*[.I176]" office:value-type="currency" office:currency="BRL" office:value="0" calcext:value-type="currency">
            <text:p>R$ 0.00</text:p>
          </table:table-cell>
          <table:table-cell table:style-name="ce74" table:formula="of:=[.K176]+[.L176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160:.K176])" office:value-type="currency" office:currency="BRL" office:value="3092.36243099508" calcext:value-type="currency">
            <text:p>R$ 3,092.36</text:p>
          </table:table-cell>
          <table:table-cell table:style-name="ce82" table:formula="of:=SUM([.L160:.L176])" office:value-type="currency" office:currency="BRL" office:value="2375.02358553687" calcext:value-type="currency">
            <text:p>R$ 2,375.02</text:p>
          </table:table-cell>
          <table:table-cell table:style-name="ce82" table:formula="of:=SUM([.M160:.M176])" office:value-type="currency" office:currency="BRL" office:value="5467.38601653195" calcext:value-type="currency">
            <text:p>R$ 5,467.39</text:p>
          </table:table-cell>
          <table:table-cell table:style-name="ce83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11" calcext:value-type="float">
            <text:p>11</text:p>
          </table:table-cell>
          <table:table-cell table:style-name="ce31" office:value-type="string" calcext:value-type="string">
            <text:p>Instalações elétrica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Conexão à rede pública de distribuição elétrica baixa tensão com escavação, tubulação e caixa de entrada e caixa de medição em aço tipo armári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1" office:value-type="currency" office:currency="BRL" office:value="1313.27" calcext:value-type="currency">
            <text:p>R$ 1,313.27</text:p>
          </table:table-cell>
          <table:table-cell table:style-name="ce81" office:value-type="currency" office:currency="BRL" office:value="463.42" calcext:value-type="currency">
            <text:p>R$ 463.42</text:p>
          </table:table-cell>
          <table:table-cell table:style-name="ce74" table:formula="of:=[.H182]+[.I182]" office:value-type="currency" office:currency="BRL" office:value="1776.69" calcext:value-type="currency">
            <text:p>R$ 1,776.69</text:p>
          </table:table-cell>
          <table:table-cell table:style-name="ce74" table:formula="of:=[.G182]*[.H182]" office:value-type="currency" office:currency="BRL" office:value="1313.27" calcext:value-type="currency">
            <text:p>R$ 1,313.27</text:p>
          </table:table-cell>
          <table:table-cell table:style-name="ce74" table:formula="of:=[.G182]*[.I182]" office:value-type="currency" office:currency="BRL" office:value="463.42" calcext:value-type="currency">
            <text:p>R$ 463.42</text:p>
          </table:table-cell>
          <table:table-cell table:style-name="ce74" table:formula="of:=[.K182]+[.L182]" office:value-type="currency" office:currency="BRL" office:value="1776.69" calcext:value-type="currency">
            <text:p>R$ 1,776.69</text:p>
          </table:table-cell>
          <table:table-cell table:style-name="ce74"/>
          <table:table-cell table:style-name="ce99" office:value-type="string" calcext:value-type="string">
            <text:p>PMSP 09-01-50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Conexão à rede pública de distribuição de telefonia / internet, com escavação, tubulação e caixa de entrada e medição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183]+[.I183]" office:value-type="currency" office:currency="BRL" office:value="0" calcext:value-type="currency">
            <text:p>R$ 0.00</text:p>
          </table:table-cell>
          <table:table-cell table:style-name="ce74" table:formula="of:=[.G183]*[.H183]" office:value-type="currency" office:currency="BRL" office:value="0" calcext:value-type="currency">
            <text:p>R$ 0.00</text:p>
          </table:table-cell>
          <table:table-cell table:style-name="ce74" table:formula="of:=[.G183]*[.I183]" office:value-type="currency" office:currency="BRL" office:value="0" calcext:value-type="currency">
            <text:p>R$ 0.00</text:p>
          </table:table-cell>
          <table:table-cell table:style-name="ce74" table:formula="of:=[.K183]+[.L183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Quadro geral de distribuição elétrica em PVC embutido em parede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57.92" calcext:value-type="currency">
            <text:p>R$ 57.92</text:p>
          </table:table-cell>
          <table:table-cell table:style-name="ce74" office:value-type="currency" office:currency="BRL" office:value="25.9" calcext:value-type="currency">
            <text:p>R$ 25.90</text:p>
          </table:table-cell>
          <table:table-cell table:style-name="ce74" table:formula="of:=[.H184]+[.I184]" office:value-type="currency" office:currency="BRL" office:value="83.82" calcext:value-type="currency">
            <text:p>R$ 83.82</text:p>
          </table:table-cell>
          <table:table-cell table:style-name="ce74" table:formula="of:=[.G184]*[.H184]" office:value-type="currency" office:currency="BRL" office:value="57.92" calcext:value-type="currency">
            <text:p>R$ 57.92</text:p>
          </table:table-cell>
          <table:table-cell table:style-name="ce74" table:formula="of:=[.G184]*[.I184]" office:value-type="currency" office:currency="BRL" office:value="25.9" calcext:value-type="currency">
            <text:p>R$ 25.90</text:p>
          </table:table-cell>
          <table:table-cell table:style-name="ce74" table:formula="of:=[.K184]+[.L184]" office:value-type="currency" office:currency="BRL" office:value="83.82" calcext:value-type="currency">
            <text:p>R$ 83.82</text:p>
          </table:table-cell>
          <table:table-cell table:style-name="ce74"/>
          <table:table-cell table:style-name="ce99" office:value-type="string" calcext:value-type="string">
            <text:p>PMSP 09-05-04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4" calcext:value-type="float">
            <text:p>11.4</text:p>
          </table:table-cell>
          <table:table-cell/>
          <table:table-cell office:value-type="string" calcext:value-type="string">
            <text:p>Disjuntores bipolares termomagnéticos de 20A</text:p>
          </table:table-cell>
          <table:table-cell office:value-type="string" calcext:value-type="string">
            <text:p>un</text:p>
          </table:table-cell>
          <table:table-cell office:value-type="float" office:value="6" calcext:value-type="float">
            <text:p>6.00</text:p>
          </table:table-cell>
          <table:table-cell table:style-name="ce74" office:value-type="currency" office:currency="BRL" office:value="31.54" calcext:value-type="currency">
            <text:p>R$ 31.54</text:p>
          </table:table-cell>
          <table:table-cell table:style-name="ce74" office:value-type="currency" office:currency="BRL" office:value="17.59" calcext:value-type="currency">
            <text:p>R$ 17.59</text:p>
          </table:table-cell>
          <table:table-cell table:style-name="ce74" table:formula="of:=[.H185]+[.I185]" office:value-type="currency" office:currency="BRL" office:value="49.13" calcext:value-type="currency">
            <text:p>R$ 49.13</text:p>
          </table:table-cell>
          <table:table-cell table:style-name="ce74" table:formula="of:=[.G185]*[.H185]" office:value-type="currency" office:currency="BRL" office:value="189.24" calcext:value-type="currency">
            <text:p>R$ 189.24</text:p>
          </table:table-cell>
          <table:table-cell table:style-name="ce74" table:formula="of:=[.G185]*[.I185]" office:value-type="currency" office:currency="BRL" office:value="105.54" calcext:value-type="currency">
            <text:p>R$ 105.54</text:p>
          </table:table-cell>
          <table:table-cell table:style-name="ce74" table:formula="of:=[.K185]+[.L185]" office:value-type="currency" office:currency="BRL" office:value="294.78" calcext:value-type="currency">
            <text:p>R$ 294.78</text:p>
          </table:table-cell>
          <table:table-cell table:style-name="ce74"/>
          <table:table-cell table:style-name="ce99" office:value-type="string" calcext:value-type="string">
            <text:p>PMSP 09-08-1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Disjuntores bipolares termomagnéticos de 40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28.49" calcext:value-type="currency">
            <text:p>R$ 28.49</text:p>
          </table:table-cell>
          <table:table-cell table:style-name="ce74" office:value-type="currency" office:currency="BRL" office:value="21.99" calcext:value-type="currency">
            <text:p>R$ 21.99</text:p>
          </table:table-cell>
          <table:table-cell table:style-name="ce74" table:formula="of:=[.H186]+[.I186]" office:value-type="currency" office:currency="BRL" office:value="50.48" calcext:value-type="currency">
            <text:p>R$ 50.48</text:p>
          </table:table-cell>
          <table:table-cell table:style-name="ce74" table:formula="of:=[.G186]*[.H186]" office:value-type="currency" office:currency="BRL" office:value="56.98" calcext:value-type="currency">
            <text:p>R$ 56.98</text:p>
          </table:table-cell>
          <table:table-cell table:style-name="ce74" table:formula="of:=[.G186]*[.I186]" office:value-type="currency" office:currency="BRL" office:value="43.98" calcext:value-type="currency">
            <text:p>R$ 43.98</text:p>
          </table:table-cell>
          <table:table-cell table:style-name="ce74" table:formula="of:=[.K186]+[.L186]" office:value-type="currency" office:currency="BRL" office:value="100.96" calcext:value-type="currency">
            <text:p>R$ 100.96</text:p>
          </table:table-cell>
          <table:table-cell table:style-name="ce74"/>
          <table:table-cell table:style-name="ce99" office:value-type="string" calcext:value-type="string">
            <text:p>PMSP 09-08-13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Eletroduto de PVC embutido em pisos e paredes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33]+['quantidades modelo 01'.B34]" office:value-type="float" office:value="84.35110789275" calcext:value-type="float">
            <text:p>84.35</text:p>
          </table:table-cell>
          <table:table-cell table:style-name="ce74" office:value-type="currency" office:currency="BRL" office:value="2.99" calcext:value-type="currency">
            <text:p>R$ 2.99</text:p>
          </table:table-cell>
          <table:table-cell table:style-name="ce74" office:value-type="currency" office:currency="BRL" office:value="11.59" calcext:value-type="currency">
            <text:p>R$ 11.59</text:p>
          </table:table-cell>
          <table:table-cell table:style-name="ce74" table:formula="of:=[.H187]+[.I187]" office:value-type="currency" office:currency="BRL" office:value="14.58" calcext:value-type="currency">
            <text:p>R$ 14.58</text:p>
          </table:table-cell>
          <table:table-cell table:style-name="ce74" table:formula="of:=[.G187]*[.H187]" office:value-type="currency" office:currency="BRL" office:value="252.209812599322" calcext:value-type="currency">
            <text:p>R$ 252.21</text:p>
          </table:table-cell>
          <table:table-cell table:style-name="ce74" table:formula="of:=[.G187]*[.I187]" office:value-type="currency" office:currency="BRL" office:value="977.629340476972" calcext:value-type="currency">
            <text:p>R$ 977.63</text:p>
          </table:table-cell>
          <table:table-cell table:style-name="ce74" table:formula="of:=[.K187]+[.L187]" office:value-type="currency" office:currency="BRL" office:value="1229.83915307629" calcext:value-type="currency">
            <text:p>R$ 1,229.84</text:p>
          </table:table-cell>
          <table:table-cell table:style-name="ce74"/>
          <table:table-cell table:style-name="ce99" office:value-type="string" calcext:value-type="string">
            <text:p>PMSP 09-02-02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1.7" calcext:value-type="float">
            <text:p>11.7</text:p>
          </table:table-cell>
          <table:table-cell/>
          <table:table-cell office:value-type="string" calcext:value-type="string">
            <text:p>Fiação de cobre de 2.5mm / 4mm isolada com PVC com resistência mínima de 750V / 70°C</text:p>
          </table:table-cell>
          <table:table-cell office:value-type="string" calcext:value-type="string">
            <text:p>m</text:p>
          </table:table-cell>
          <table:table-cell table:style-name="ce62" table:formula="of:=3*['quantidades modelo 01'.B33]+6*['quantidades modelo 01'.B34]" office:value-type="float" office:value="281.2966587957" calcext:value-type="float">
            <text:p>281.30</text:p>
          </table:table-cell>
          <table:table-cell table:style-name="ce74" office:value-type="currency" office:currency="BRL" office:value="0.99" calcext:value-type="currency">
            <text:p>R$ 0.99</text:p>
          </table:table-cell>
          <table:table-cell table:style-name="ce74" office:value-type="currency" office:currency="BRL" office:value="1.93" calcext:value-type="currency">
            <text:p>R$ 1.93</text:p>
          </table:table-cell>
          <table:table-cell table:style-name="ce74" table:formula="of:=[.H188]+[.I188]" office:value-type="currency" office:currency="BRL" office:value="2.92" calcext:value-type="currency">
            <text:p>R$ 2.92</text:p>
          </table:table-cell>
          <table:table-cell table:style-name="ce74" table:formula="of:=[.G188]*[.H188]" office:value-type="currency" office:currency="BRL" office:value="278.483692207743" calcext:value-type="currency">
            <text:p>R$ 278.48</text:p>
          </table:table-cell>
          <table:table-cell table:style-name="ce74" table:formula="of:=[.G188]*[.I188]" office:value-type="currency" office:currency="BRL" office:value="542.902551475701" calcext:value-type="currency">
            <text:p>R$ 542.90</text:p>
          </table:table-cell>
          <table:table-cell table:style-name="ce74" table:formula="of:=[.K188]+[.L188]" office:value-type="currency" office:currency="BRL" office:value="821.386243683444" calcext:value-type="currency">
            <text:p>R$ 821.39</text:p>
          </table:table-cell>
          <table:table-cell table:style-name="ce74"/>
          <table:table-cell table:style-name="ce99" office:value-type="string" calcext:value-type="string">
            <text:p>PMSP 09-03-9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8" calcext:value-type="float">
            <text:p>11.8</text:p>
          </table:table-cell>
          <table:table-cell/>
          <table:table-cell office:value-type="string" calcext:value-type="string">
            <text:p>Caixas de passagem em PVC embutidas em paredes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1]" office:value-type="float" office:value="28" calcext:value-type="float">
            <text:p>28.00</text:p>
          </table:table-cell>
          <table:table-cell table:style-name="ce74" office:value-type="currency" office:currency="BRL" office:value="4.39" calcext:value-type="currency">
            <text:p>R$ 4.39</text:p>
          </table:table-cell>
          <table:table-cell table:style-name="ce74" office:value-type="currency" office:currency="BRL" office:value="6.59" calcext:value-type="currency">
            <text:p>R$ 6.59</text:p>
          </table:table-cell>
          <table:table-cell table:style-name="ce74" table:formula="of:=[.H189]+[.I189]" office:value-type="currency" office:currency="BRL" office:value="10.98" calcext:value-type="currency">
            <text:p>R$ 10.98</text:p>
          </table:table-cell>
          <table:table-cell table:style-name="ce74" table:formula="of:=[.G189]*[.H189]" office:value-type="currency" office:currency="BRL" office:value="122.92" calcext:value-type="currency">
            <text:p>R$ 122.92</text:p>
          </table:table-cell>
          <table:table-cell table:style-name="ce74" table:formula="of:=[.G189]*[.I189]" office:value-type="currency" office:currency="BRL" office:value="184.52" calcext:value-type="currency">
            <text:p>R$ 184.52</text:p>
          </table:table-cell>
          <table:table-cell table:style-name="ce74" table:formula="of:=[.K189]+[.L189]" office:value-type="currency" office:currency="BRL" office:value="307.44" calcext:value-type="currency">
            <text:p>R$ 307.44</text:p>
          </table:table-cell>
          <table:table-cell table:style-name="ce74"/>
          <table:table-cell table:style-name="ce99" office:value-type="string" calcext:value-type="string">
            <text:p>PMSP 09-05-22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Tomadas universais simples de 2 polos + aterramento 10A – 250V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3]" office:value-type="float" office:value="11" calcext:value-type="float">
            <text:p>11.00</text:p>
          </table:table-cell>
          <table:table-cell table:style-name="ce74" office:value-type="currency" office:currency="BRL" office:value="22.87" calcext:value-type="currency">
            <text:p>R$ 22.87</text:p>
          </table:table-cell>
          <table:table-cell table:style-name="ce74" office:value-type="currency" office:currency="BRL" office:value="77.24" calcext:value-type="currency">
            <text:p>R$ 77.24</text:p>
          </table:table-cell>
          <table:table-cell table:style-name="ce74" table:formula="of:=[.H190]+[.I190]" office:value-type="currency" office:currency="BRL" office:value="100.11" calcext:value-type="currency">
            <text:p>R$ 100.11</text:p>
          </table:table-cell>
          <table:table-cell table:style-name="ce74" table:formula="of:=[.G190]*[.H190]" office:value-type="currency" office:currency="BRL" office:value="251.57" calcext:value-type="currency">
            <text:p>R$ 251.57</text:p>
          </table:table-cell>
          <table:table-cell table:style-name="ce74" table:formula="of:=[.G190]*[.I190]" office:value-type="currency" office:currency="BRL" office:value="849.64" calcext:value-type="currency">
            <text:p>R$ 849.64</text:p>
          </table:table-cell>
          <table:table-cell table:style-name="ce74" table:formula="of:=[.K190]+[.L190]" office:value-type="currency" office:currency="BRL" office:value="1101.21" calcext:value-type="currency">
            <text:p>R$ 1,101.21</text:p>
          </table:table-cell>
          <table:table-cell table:style-name="ce74"/>
          <table:table-cell table:style-name="ce99" office:value-type="string" calcext:value-type="string">
            <text:p>PMSP 09-07-60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table:style-name="ce26" office:value-type="string" calcext:value-type="string">
            <text:p>11.10</text:p>
          </table:table-cell>
          <table:table-cell/>
          <table:table-cell office:value-type="string" calcext:value-type="string">
            <text:p>Tomadas universais duplas de 2 polos + aterramento 10A – 250V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4]" office:value-type="float" office:value="4" calcext:value-type="float">
            <text:p>4.00</text:p>
          </table:table-cell>
          <table:table-cell table:style-name="ce74" office:value-type="currency" office:currency="BRL" office:value="22.87" calcext:value-type="currency">
            <text:p>R$ 22.87</text:p>
          </table:table-cell>
          <table:table-cell table:style-name="ce74" office:value-type="currency" office:currency="BRL" office:value="77.24" calcext:value-type="currency">
            <text:p>R$ 77.24</text:p>
          </table:table-cell>
          <table:table-cell table:style-name="ce74" table:formula="of:=[.H191]+[.I191]" office:value-type="currency" office:currency="BRL" office:value="100.11" calcext:value-type="currency">
            <text:p>R$ 100.11</text:p>
          </table:table-cell>
          <table:table-cell table:style-name="ce74" table:formula="of:=[.G191]*[.H191]" office:value-type="currency" office:currency="BRL" office:value="91.48" calcext:value-type="currency">
            <text:p>R$ 91.48</text:p>
          </table:table-cell>
          <table:table-cell table:style-name="ce74" table:formula="of:=[.G191]*[.I191]" office:value-type="currency" office:currency="BRL" office:value="308.96" calcext:value-type="currency">
            <text:p>R$ 308.96</text:p>
          </table:table-cell>
          <table:table-cell table:style-name="ce74" table:formula="of:=[.K191]+[.L191]" office:value-type="currency" office:currency="BRL" office:value="400.44" calcext:value-type="currency">
            <text:p>R$ 400.44</text:p>
          </table:table-cell>
          <table:table-cell table:style-name="ce74"/>
          <table:table-cell table:style-name="ce99" office:value-type="string" calcext:value-type="string">
            <text:p>PMSP 09-07-6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style-name="ce26" office:value-type="string" calcext:value-type="string">
            <text:p>11.11</text:p>
          </table:table-cell>
          <table:table-cell/>
          <table:table-cell office:value-type="string" calcext:value-type="string">
            <text:p>Interuptores de uma tecla simples 10A – 250V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2]" office:value-type="float" office:value="8" calcext:value-type="float">
            <text:p>8.00</text:p>
          </table:table-cell>
          <table:table-cell table:style-name="ce74" office:value-type="currency" office:currency="BRL" office:value="22.97" calcext:value-type="currency">
            <text:p>R$ 22.97</text:p>
          </table:table-cell>
          <table:table-cell table:style-name="ce74" office:value-type="currency" office:currency="BRL" office:value="77.24" calcext:value-type="currency">
            <text:p>R$ 77.24</text:p>
          </table:table-cell>
          <table:table-cell table:style-name="ce74" table:formula="of:=[.H192]+[.I192]" office:value-type="currency" office:currency="BRL" office:value="100.21" calcext:value-type="currency">
            <text:p>R$ 100.21</text:p>
          </table:table-cell>
          <table:table-cell table:style-name="ce74" table:formula="of:=[.G192]*[.H192]" office:value-type="currency" office:currency="BRL" office:value="183.76" calcext:value-type="currency">
            <text:p>R$ 183.76</text:p>
          </table:table-cell>
          <table:table-cell table:style-name="ce74" table:formula="of:=[.G192]*[.I192]" office:value-type="currency" office:currency="BRL" office:value="617.92" calcext:value-type="currency">
            <text:p>R$ 617.92</text:p>
          </table:table-cell>
          <table:table-cell table:style-name="ce74" table:formula="of:=[.K192]+[.L192]" office:value-type="currency" office:currency="BRL" office:value="801.68" calcext:value-type="currency">
            <text:p>R$ 801.68</text:p>
          </table:table-cell>
          <table:table-cell table:style-name="ce74"/>
          <table:table-cell table:style-name="ce99" office:value-type="string" calcext:value-type="string">
            <text:p>PMSP 09-07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2" calcext:value-type="float">
            <text:p>11.12</text:p>
          </table:table-cell>
          <table:table-cell/>
          <table:table-cell office:value-type="string" calcext:value-type="string">
            <text:p>Fiação para telefone</text:p>
          </table:table-cell>
          <table:table-cell office:value-type="string" calcext:value-type="string">
            <text:p>m</text:p>
          </table:table-cell>
          <table:table-cell table:style-name="ce73"/>
          <table:table-cell table:style-name="ce85" table:number-columns-repeated="2"/>
          <table:table-cell table:style-name="ce74" table:formula="of:=[.H193]+[.I193]" office:value-type="currency" office:currency="BRL" office:value="0" calcext:value-type="currency">
            <text:p>R$ 0.00</text:p>
          </table:table-cell>
          <table:table-cell table:style-name="ce74" table:formula="of:=[.G193]*[.H193]" office:value-type="currency" office:currency="BRL" office:value="0" calcext:value-type="currency">
            <text:p>R$ 0.00</text:p>
          </table:table-cell>
          <table:table-cell table:style-name="ce74" table:formula="of:=[.G193]*[.I193]" office:value-type="currency" office:currency="BRL" office:value="0" calcext:value-type="currency">
            <text:p>R$ 0.00</text:p>
          </table:table-cell>
          <table:table-cell table:style-name="ce74" table:formula="of:=[.K193]+[.L193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3" calcext:value-type="float">
            <text:p>11.13</text:p>
          </table:table-cell>
          <table:table-cell/>
          <table:table-cell office:value-type="string" calcext:value-type="string">
            <text:p>Tomada para telefon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8.86" calcext:value-type="currency">
            <text:p>R$ 8.86</text:p>
          </table:table-cell>
          <table:table-cell table:style-name="ce74" office:value-type="currency" office:currency="BRL" office:value="9.65" calcext:value-type="currency">
            <text:p>R$ 9.65</text:p>
          </table:table-cell>
          <table:table-cell table:style-name="ce74" table:formula="of:=[.H194]+[.I194]" office:value-type="currency" office:currency="BRL" office:value="18.51" calcext:value-type="currency">
            <text:p>R$ 18.51</text:p>
          </table:table-cell>
          <table:table-cell table:style-name="ce74" table:formula="of:=[.G194]*[.H194]" office:value-type="currency" office:currency="BRL" office:value="8.86" calcext:value-type="currency">
            <text:p>R$ 8.86</text:p>
          </table:table-cell>
          <table:table-cell table:style-name="ce74" table:formula="of:=[.G194]*[.I194]" office:value-type="currency" office:currency="BRL" office:value="9.65" calcext:value-type="currency">
            <text:p>R$ 9.65</text:p>
          </table:table-cell>
          <table:table-cell table:style-name="ce74" table:formula="of:=[.K194]+[.L194]" office:value-type="currency" office:currency="BRL" office:value="18.51" calcext:value-type="currency">
            <text:p>R$ 18.51</text:p>
          </table:table-cell>
          <table:table-cell table:style-name="ce74"/>
          <table:table-cell table:style-name="ce99" office:value-type="string" calcext:value-type="string">
            <text:p>PMSP 09-82-0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Espera para luminária em laje de concreto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5]" office:value-type="float" office:value="8" calcext:value-type="float">
            <text:p>8.00</text:p>
          </table:table-cell>
          <table:table-cell table:style-name="ce74" office:value-type="currency" office:currency="BRL" office:value="37.28" calcext:value-type="currency">
            <text:p>R$ 37.28</text:p>
          </table:table-cell>
          <table:table-cell table:style-name="ce74" office:value-type="currency" office:currency="BRL" office:value="123.58" calcext:value-type="currency">
            <text:p>R$ 123.58</text:p>
          </table:table-cell>
          <table:table-cell table:style-name="ce74" table:formula="of:=[.H195]+[.I195]" office:value-type="currency" office:currency="BRL" office:value="160.86" calcext:value-type="currency">
            <text:p>R$ 160.86</text:p>
          </table:table-cell>
          <table:table-cell table:style-name="ce74" table:formula="of:=[.G195]*[.H195]" office:value-type="currency" office:currency="BRL" office:value="298.24" calcext:value-type="currency">
            <text:p>R$ 298.24</text:p>
          </table:table-cell>
          <table:table-cell table:style-name="ce74" table:formula="of:=[.G195]*[.I195]" office:value-type="currency" office:currency="BRL" office:value="988.64" calcext:value-type="currency">
            <text:p>R$ 988.64</text:p>
          </table:table-cell>
          <table:table-cell table:style-name="ce74" table:formula="of:=[.K195]+[.L195]" office:value-type="currency" office:currency="BRL" office:value="1286.88" calcext:value-type="currency">
            <text:p>R$ 1,286.88</text:p>
          </table:table-cell>
          <table:table-cell table:style-name="ce74"/>
          <table:table-cell table:style-name="ce99" office:value-type="string" calcext:value-type="string">
            <text:p>PMSP 09-07-9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5" calcext:value-type="float">
            <text:p>11.15</text:p>
          </table:table-cell>
          <table:table-cell/>
          <table:table-cell office:value-type="string" calcext:value-type="string">
            <text:p>Espera para luminária em forro de gesso acartonad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96]+[.I196]" office:value-type="currency" office:currency="BRL" office:value="0" calcext:value-type="currency">
            <text:p>R$ 0.00</text:p>
          </table:table-cell>
          <table:table-cell table:style-name="ce74" table:formula="of:=[.G196]*[.H196]" office:value-type="currency" office:currency="BRL" office:value="0" calcext:value-type="currency">
            <text:p>R$ 0.00</text:p>
          </table:table-cell>
          <table:table-cell table:style-name="ce74" table:formula="of:=[.G196]*[.I196]" office:value-type="currency" office:currency="BRL" office:value="0" calcext:value-type="currency">
            <text:p>R$ 0.00</text:p>
          </table:table-cell>
          <table:table-cell table:style-name="ce74" table:formula="of:=[.K196]+[.L196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6" calcext:value-type="float">
            <text:p>11.16</text:p>
          </table:table-cell>
          <table:table-cell/>
          <table:table-cell office:value-type="string" calcext:value-type="string">
            <text:p>luminária simples em PVC</text:p>
          </table:table-cell>
          <table:table-cell office:value-type="string" calcext:value-type="string">
            <text:p>un</text:p>
          </table:table-cell>
          <table:table-cell table:style-name="ce66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97]+[.I197]" office:value-type="currency" office:currency="BRL" office:value="0" calcext:value-type="currency">
            <text:p>R$ 0.00</text:p>
          </table:table-cell>
          <table:table-cell table:style-name="ce74" table:formula="of:=[.G197]*[.H197]" office:value-type="currency" office:currency="BRL" office:value="0" calcext:value-type="currency">
            <text:p>R$ 0.00</text:p>
          </table:table-cell>
          <table:table-cell table:style-name="ce74" table:formula="of:=[.G197]*[.I197]" office:value-type="currency" office:currency="BRL" office:value="0" calcext:value-type="currency">
            <text:p>R$ 0.00</text:p>
          </table:table-cell>
          <table:table-cell table:style-name="ce74" table:formula="of:=[.K197]+[.L197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1.17" calcext:value-type="float">
            <text:p>11.17</text:p>
          </table:table-cell>
          <table:table-cell/>
          <table:table-cell office:value-type="string" calcext:value-type="string">
            <text:p>Aterramento com haste de aço revestida com cobre de mínimo 150cm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98]+[.I198]" office:value-type="currency" office:currency="BRL" office:value="0" calcext:value-type="currency">
            <text:p>R$ 0.00</text:p>
          </table:table-cell>
          <table:table-cell table:style-name="ce74" table:formula="of:=[.G198]*[.H198]" office:value-type="currency" office:currency="BRL" office:value="0" calcext:value-type="currency">
            <text:p>R$ 0.00</text:p>
          </table:table-cell>
          <table:table-cell table:style-name="ce74" table:formula="of:=[.G198]*[.I198]" office:value-type="currency" office:currency="BRL" office:value="0" calcext:value-type="currency">
            <text:p>R$ 0.00</text:p>
          </table:table-cell>
          <table:table-cell table:style-name="ce74" table:formula="of:=[.K198]+[.L198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182:.K198])" office:value-type="currency" office:currency="BRL" office:value="3104.93350480707" calcext:value-type="currency">
            <text:p>R$ 3,104.93</text:p>
          </table:table-cell>
          <table:table-cell table:style-name="ce82" table:formula="of:=SUM([.L182:.L198])" office:value-type="currency" office:currency="BRL" office:value="5118.70189195267" calcext:value-type="currency">
            <text:p>R$ 5,118.70</text:p>
          </table:table-cell>
          <table:table-cell table:style-name="ce82" table:formula="of:=SUM([.M182:.M198])" office:value-type="currency" office:currency="BRL" office:value="8223.63539675974" calcext:value-type="currency">
            <text:p>R$ 8,223.64</text:p>
          </table:table-cell>
          <table:table-cell table:style-name="ce83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12" calcext:value-type="float">
            <text:p>12</text:p>
          </table:table-cell>
          <table:table-cell table:style-name="ce31" office:value-type="string" calcext:value-type="string">
            <text:p>Serviços complementare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2">
          <table:table-cell/>
          <table:table-cell table:style-name="ce9"/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Limpeza geral do edifício</text:p>
          </table:table-cell>
          <table:table-cell office:value-type="string" calcext:value-type="string">
            <text:p>m²</text:p>
          </table:table-cell>
          <table:table-cell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9" calcext:value-type="currency">
            <text:p>R$ 9.00</text:p>
          </table:table-cell>
          <table:table-cell table:style-name="ce74" table:formula="of:=[.H204]+[.I204]" office:value-type="currency" office:currency="BRL" office:value="9" calcext:value-type="currency">
            <text:p>R$ 9.00</text:p>
          </table:table-cell>
          <table:table-cell table:style-name="ce74" table:formula="of:=[.G204]*[.H204]" office:value-type="currency" office:currency="BRL" office:value="0" calcext:value-type="currency">
            <text:p>R$ 0.00</text:p>
          </table:table-cell>
          <table:table-cell table:style-name="ce74" table:formula="of:=[.G204]*[.I204]" office:value-type="currency" office:currency="BRL" office:value="630" calcext:value-type="currency">
            <text:p>R$ 630.00</text:p>
          </table:table-cell>
          <table:table-cell table:style-name="ce74" table:formula="of:=[.K204]+[.L204]" office:value-type="currency" office:currency="BRL" office:value="630" calcext:value-type="currency">
            <text:p>R$ 630.00</text:p>
          </table:table-cell>
          <table:table-cell table:style-name="ce74"/>
          <table:table-cell table:style-name="ce99" office:value-type="string" calcext:value-type="string">
            <text:p>PMSP 17-04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204:.K204])" office:value-type="currency" office:currency="BRL" office:value="0" calcext:value-type="currency">
            <text:p>R$ 0.00</text:p>
          </table:table-cell>
          <table:table-cell table:style-name="ce82" table:formula="of:=SUM([.L204:.L204])" office:value-type="currency" office:currency="BRL" office:value="630" calcext:value-type="currency">
            <text:p>R$ 630.00</text:p>
          </table:table-cell>
          <table:table-cell table:style-name="ce82" table:formula="of:=SUM([.M204:.M204])" office:value-type="currency" office:currency="BRL" office:value="630" calcext:value-type="currency">
            <text:p>R$ 630.00</text:p>
          </table:table-cell>
          <table:table-cell table:style-name="ce83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4"/>
          <table:table-cell table:style-name="ce27"/>
          <table:table-cell table:style-name="ce36"/>
          <table:table-cell table:style-name="ce53"/>
          <table:table-cell table:style-name="ce27"/>
          <table:table-cell table:style-name="ce59"/>
          <table:table-cell table:style-name="ce86" table:number-columns-repeated="7"/>
          <table:table-cell table:style-name="ce107"/>
          <table:table-cell table:number-columns-repeated="1009"/>
        </table:table-row>
        <table:table-row table:style-name="ro2" table:number-rows-repeated="6">
          <table:table-cell table:number-columns-repeated="7"/>
          <table:table-cell table:style-name="ce74" table:number-columns-repeated="7"/>
          <table:table-cell table:number-columns-repeated="1010"/>
        </table:table-row>
        <table:table-row table:style-name="ro2" table:number-rows-repeated="10483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ntidades modelo 01" table:style-name="ta1">
        <table:table-source xlink:type="simple" xlink:href="../quantidades%20modelo%2001.csv" table:table-name="quantidades modelo 01" table:filter-name="Text - txt - csv (StarCalc)" table:filter-options="9/59,34,76,1,,1033,false,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Área total do terre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fundações</text:p>
          </table:table-cell>
          <table:table-cell office:value-type="float" office:value="4.4376" calcext:value-type="float">
            <text:p>4.4376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fundações</text:p>
          </table:table-cell>
          <table:table-cell office:value-type="float" office:value="10.815" calcext:value-type="float">
            <text:p>10.81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fundações</text:p>
          </table:table-cell>
          <table:table-cell office:value-type="float" office:value="41.952" calcext:value-type="float">
            <text:p>41.9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vigas</text:p>
          </table:table-cell>
          <table:table-cell office:value-type="float" office:value="0.0093008" calcext:value-type="float">
            <text:p>0.0093008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vi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vigas</text:p>
          </table:table-cell>
          <table:table-cell office:value-type="float" office:value="1.4446504" calcext:value-type="float">
            <text:p>1.444650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14cm</text:p>
          </table:table-cell>
          <table:table-cell office:value-type="float" office:value="173.655000252" calcext:value-type="float">
            <text:p>173.6550002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gesso 7cm</text:p>
          </table:table-cell>
          <table:table-cell office:value-type="float" office:value="44.752" calcext:value-type="float">
            <text:p>44.7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janelas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porta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cobertura</text:p>
          </table:table-cell>
          <table:table-cell office:value-type="float" office:value="45.14" calcext:value-type="float">
            <text:p>45.1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total de piso</text:p>
          </table:table-cell>
          <table:table-cell office:value-type="float" office:value="41.6027" calcext:value-type="float">
            <text:p>41.6027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de cimento queimado</text:p>
          </table:table-cell>
          <table:table-cell office:value-type="float" office:value="32.094625" calcext:value-type="float">
            <text:p>32.09462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cerâmico</text:p>
          </table:table-cell>
          <table:table-cell office:value-type="float" office:value="8.767475" calcext:value-type="float">
            <text:p>8.76747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rodapé</text:p>
          </table:table-cell>
          <table:table-cell office:value-type="float" office:value="44.52" calcext:value-type="float">
            <text:p>44.5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jardim</text:p>
          </table:table-cell>
          <table:table-cell office:value-type="float" office:value="21.62" calcext:value-type="float">
            <text:p>21.6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mur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Perímetrodo terren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Número de caixas de passage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Número de interuptor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Número de tomadas simpl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Número de tomadas dupla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Número de pontos de luz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Área de portas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calh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rufo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pluviais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 fria</text:p>
          </table:table-cell>
          <table:table-cell office:value-type="float" office:value="26.3717395966" calcext:value-type="float">
            <text:p>26.371739596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esgoto</text:p>
          </table:table-cell>
          <table:table-cell office:value-type="float" office:value="15.249875043" calcext:value-type="float">
            <text:p>15.24987504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fecais</text:p>
          </table:table-cell>
          <table:table-cell office:value-type="float" office:value="4.39506057384" calcext:value-type="float">
            <text:p>4.39506057384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simples</text:p>
          </table:table-cell>
          <table:table-cell office:value-type="float" office:value="74.9366628536" calcext:value-type="float">
            <text:p>74.936662853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dupla</text:p>
          </table:table-cell>
          <table:table-cell office:value-type="float" office:value="9.41444503915" calcext:value-type="float">
            <text:p>9.4144450391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telha</text:p>
          </table:table-cell>
          <table:table-cell office:value-type="float" office:value="47.378851" calcext:value-type="float">
            <text:p>47.378851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viga de cobertur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terças de cobertura</text:p>
          </table:table-cell>
          <table:table-cell office:value-type="float" office:value="70.79" calcext:value-type="float">
            <text:p>70.79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percentage-style style:name="N114">
      <number:number number:decimal-places="2" loext:min-decimal-places="2" number:min-integer-digits="1"/>
      <number:text>%/</number:text>
    </number:percentage-style>
    <number:number-style style:name="N115">
      <number:number number:decimal-places="2" loext:min-decimal-places="2" number:min-integer-digits="1"/>
      <number:text> m²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9:24:06.489350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6-07-22T11:52:07.241919548</meta:creation-date>
    <dc:date>2016-10-24T19:42:11.436676201</dc:date>
    <dc:creator>Yorik van Havre</dc:creator>
    <meta:editing-duration>PT7H44M57S</meta:editing-duration>
    <meta:editing-cycles>49</meta:editing-cycles>
    <meta:generator>LibreOffice/5.2.2.2.0$Linux_X86_64 LibreOffice_project/20m0$Build-2</meta:generator>
    <meta:document-statistic meta:table-count="2" meta:cell-count="1317" meta:object-count="0"/>
  </office:meta>
</office:document-meta>
</file>